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73000000536821E88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pitch="variable" style:font-charset="x-symbol"/>
    <style:font-face style:name="Courier New" svg:font-family="'Courier New'" style:font-family-generic="modern" style:font-pitch="fixed"/>
    <style:font-face style:name="Nimbus Mono L" svg:font-family="'Nimbus Mono L'" style:font-family-generic="modern" style:font-pitch="fixed"/>
    <style:font-face style:name="Kedage" svg:font-family="Kedage" style:font-pitch="variable"/>
    <style:font-face style:name="Purisa" svg:font-family="Purisa" style:font-pitch="variable"/>
    <style:font-face style:name="Sawasdee" svg:font-family="Sawasdee" style:font-pitch="variable"/>
    <style:font-face style:name="URW Palladio L" svg:font-family="'URW Palladio L'" style:font-pitch="variable"/>
    <style:font-face style:name="Umpush" svg:font-family="Umpush" style:font-pitch="variable"/>
    <style:font-face style:name="UnBatang" svg:font-family="UnBatang" style:font-pitch="variable"/>
    <style:font-face style:name="UnDotum" svg:font-family="UnDotum" style:font-pitch="variable"/>
    <style:font-face style:name="Vemana2000" svg:font-family="Vemana2000" style:font-pitch="variable"/>
    <style:font-face style:name="DejaVu Serif Condensed" svg:font-family="'DejaVu Serif Condensed'"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Condensed" svg:font-family="'DejaVu Sans Condensed'" style:font-family-generic="system" style:font-pitch="variable"/>
  </office:font-face-decls>
  <office:automatic-styles>
    <style:style style:name="Tabla2" style:family="table">
      <style:table-properties style:width="16.545cm" fo:margin-left="0cm" table:align="left"/>
    </style:style>
    <style:style style:name="Tabla2.A" style:family="table-column">
      <style:table-column-properties style:column-width="2.916cm"/>
    </style:style>
    <style:style style:name="Tabla2.B" style:family="table-column">
      <style:table-column-properties style:column-width="6.283cm"/>
    </style:style>
    <style:style style:name="Tabla2.C" style:family="table-column">
      <style:table-column-properties style:column-width="3.207cm"/>
    </style:style>
    <style:style style:name="Tabla2.D" style:family="table-column">
      <style:table-column-properties style:column-width="4.14cm"/>
    </style:style>
    <style:style style:name="Tabla2.1" style:family="table-row">
      <style:table-row-properties style:min-row-height="0.67cm"/>
    </style:style>
    <style:style style:name="Tabla2.A1" style:family="table-cell">
      <style:table-cell-properties style:vertical-align="top" fo:padding="0.176cm" fo:border="0.035cm solid #000000"/>
    </style:style>
    <style:style style:name="Tabla2.2" style:family="table-row">
      <style:table-row-properties style:min-row-height="0.002cm"/>
    </style:style>
    <style:style style:name="Tabla3" style:family="table">
      <style:table-properties style:width="16.545cm" fo:margin-left="0cm" table:align="left"/>
    </style:style>
    <style:style style:name="Tabla3.A" style:family="table-column">
      <style:table-column-properties style:column-width="2.863cm"/>
    </style:style>
    <style:style style:name="Tabla3.B" style:family="table-column">
      <style:table-column-properties style:column-width="5.408cm"/>
    </style:style>
    <style:style style:name="Tabla3.C" style:family="table-column">
      <style:table-column-properties style:column-width="6.098cm"/>
    </style:style>
    <style:style style:name="Tabla3.D" style:family="table-column">
      <style:table-column-properties style:column-width="2.177cm"/>
    </style:style>
    <style:style style:name="Tabla3.1" style:family="table-row">
      <style:table-row-properties style:min-row-height="0.002cm"/>
    </style:style>
    <style:style style:name="Tabla3.A1" style:family="table-cell">
      <style:table-cell-properties style:vertical-align="top" fo:padding="0.176cm" fo:border="0.035cm solid #000000"/>
    </style:style>
    <style:style style:name="P1"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3" style:family="paragraph" style:parent-style-name="Standard">
      <style:paragraph-properties fo:margin-left="0cm" fo:margin-right="0cm" fo:margin-top="0cm" fo:margin-bottom="0cm" fo:line-height="100%" fo:text-indent="0cm" style:auto-text-indent="false" fo:break-before="auto" fo:break-after="auto"/>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font-weight="bold" style:font-weight-asian="bold" style:font-weight-complex="bold"/>
    </style:style>
    <style:style style:name="P6" style:family="paragraph" style:parent-style-name="Standard">
      <style:paragraph-properties fo:break-before="auto" fo:break-after="auto"/>
    </style:style>
    <style:style style:name="P7" style:family="paragraph" style:parent-style-name="Standard">
      <style:paragraph-properties fo:break-before="auto" fo:break-after="auto"/>
      <style:text-properties fo:font-weight="bold" style:font-weight-asian="bold" style:font-weight-complex="bold"/>
    </style:style>
    <style:style style:name="P8" style:family="paragraph" style:parent-style-name="Standard">
      <style:paragraph-properties fo:text-align="center" style:justify-single-word="false" fo:break-before="auto" fo:break-after="auto"/>
      <style:text-properties fo:font-weight="bold" style:font-weight-asian="bold" style:font-weight-complex="bold"/>
    </style:style>
    <style:style style:name="P9" style:family="paragraph" style:parent-style-name="Standard">
      <style:paragraph-properties fo:text-align="center" style:justify-single-word="false" fo:break-before="auto" fo:break-after="auto"/>
    </style:style>
    <style:style style:name="P10" style:family="paragraph" style:parent-style-name="Standard">
      <style:paragraph-properties fo:text-align="justify" style:justify-single-word="false" fo:break-before="auto" fo:break-after="auto"/>
    </style:style>
    <style:style style:name="P11" style:family="paragraph" style:parent-style-name="Standard">
      <style:paragraph-properties fo:margin-top="0cm" fo:margin-bottom="0cm" fo:line-height="100%" fo:text-align="center" style:justify-single-word="false" fo:break-before="auto" fo:break-after="auto"/>
    </style:style>
    <style:style style:name="P12" style:family="paragraph" style:parent-style-name="Standard">
      <style:paragraph-properties fo:margin-left="0.45cm" fo:margin-right="0cm" fo:margin-top="0cm" fo:margin-bottom="0cm" fo:line-height="115%" fo:text-align="start" style:justify-single-word="false" fo:text-indent="0cm" style:auto-text-indent="false" fo:break-before="auto" fo:break-after="auto"/>
      <style:text-properties fo:font-weight="bold" style:font-weight-asian="bold" style:font-weight-complex="bold"/>
    </style:style>
    <style:style style:name="P13" style:family="paragraph" style:parent-style-name="Standard">
      <style:paragraph-properties fo:margin-left="0.45cm" fo:margin-right="0cm" fo:margin-top="0cm" fo:margin-bottom="0cm" fo:line-height="115%" fo:text-align="justify" style:justify-single-word="false" fo:text-indent="0cm" style:auto-text-indent="false" fo:break-before="auto" fo:break-after="auto"/>
    </style:style>
    <style:style style:name="P14" style:family="paragraph" style:parent-style-name="Standard">
      <style:paragraph-properties fo:margin-left="0.45cm" fo:margin-right="0cm" fo:margin-top="0cm" fo:margin-bottom="0cm" fo:line-height="115%" fo:text-align="start" style:justify-single-word="false" fo:text-indent="0cm" style:auto-text-indent="false" fo:break-before="auto" fo:break-after="auto"/>
    </style:style>
    <style:style style:name="P15" style:family="paragraph" style:parent-style-name="Standard">
      <style:paragraph-properties fo:margin-left="0.45cm" fo:margin-right="0cm" fo:text-align="justify" style:justify-single-word="false" fo:text-indent="0cm" style:auto-text-indent="false" fo:break-before="auto" fo:break-after="auto"/>
    </style:style>
    <style:style style:name="P16" style:family="paragraph" style:parent-style-name="Standard">
      <style:paragraph-properties fo:margin-left="0.953cm" fo:margin-right="0cm" fo:margin-top="0cm" fo:margin-bottom="0cm" fo:line-height="115%" fo:text-align="start" style:justify-single-word="false" fo:text-indent="0cm" style:auto-text-indent="false" fo:break-before="auto" fo:break-after="auto"/>
      <style:text-properties fo:font-weight="bold" style:font-weight-asian="bold" style:font-weight-complex="bold"/>
    </style:style>
    <style:style style:name="P17" style:family="paragraph" style:parent-style-name="Standard">
      <style:paragraph-properties fo:margin-left="0cm" fo:margin-right="0cm" fo:margin-top="0cm" fo:margin-bottom="0cm" fo:line-height="115%" fo:text-align="start" style:justify-single-word="false" fo:text-indent="1.27cm" style:auto-text-indent="false" fo:break-before="auto" fo:break-after="auto"/>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21"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style>
    <style:style style:name="P2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23" style:family="paragraph" style:parent-style-name="Standard">
      <style:paragraph-properties fo:margin-left="0cm" fo:margin-right="0cm" fo:margin-top="0cm" fo:margin-bottom="0cm" fo:line-height="100%" fo:text-align="start" style:justify-single-word="false" fo:text-indent="0cm" style:auto-text-indent="false"/>
    </style:style>
    <style:style style:name="P24" style:family="paragraph" style:parent-style-name="Standard" style:list-style-name="LS1">
      <style:paragraph-properties fo:margin-left="0cm" fo:margin-right="0cm" fo:margin-top="0cm" fo:margin-bottom="0cm" fo:text-indent="0cm" style:auto-text-indent="false"/>
      <style:text-properties fo:font-weight="bold" style:font-weight-asian="bold" style:font-weight-complex="bold"/>
    </style:style>
    <style:style style:name="P25" style:family="paragraph" style:parent-style-name="Standard">
      <style:paragraph-properties fo:margin-left="0cm" fo:margin-right="0cm" fo:margin-top="0cm" fo:margin-bottom="0cm" fo:line-height="115%" fo:text-align="start" style:justify-single-word="false" fo:text-indent="0cm" style:auto-text-indent="false"/>
    </style:style>
    <style:style style:name="P26" style:family="paragraph" style:parent-style-name="Standard">
      <style:paragraph-properties fo:margin-left="0cm" fo:margin-right="0cm" fo:margin-top="0cm" fo:margin-bottom="0cm" fo:line-height="115%" fo:text-align="justify" style:justify-single-word="false" fo:text-indent="0cm" style:auto-text-indent="false"/>
    </style:style>
    <style:style style:name="P27" style:family="paragraph" style:parent-style-name="Standard">
      <style:paragraph-properties fo:margin-left="0cm" fo:margin-right="0cm" fo:margin-top="0cm" fo:margin-bottom="0cm" fo:line-height="115%" fo:text-align="start" style:justify-single-word="false" fo:text-indent="0cm" style:auto-text-indent="false"/>
      <style:text-properties fo:color="#000099" style:text-underline-style="solid" style:text-underline-width="auto" style:text-underline-color="font-color"/>
    </style:style>
    <style:style style:name="P28" style:family="paragraph" style:parent-style-name="Standard">
      <style:paragraph-properties fo:margin-left="0cm" fo:margin-right="0cm" fo:text-indent="0cm" style:auto-text-indent="false" fo:break-before="auto" fo:break-after="auto"/>
    </style:style>
    <style:style style:name="P29" style:family="paragraph" style:parent-style-name="Standard">
      <style:paragraph-properties fo:margin-left="0cm" fo:margin-right="0cm" fo:text-align="justify" style:justify-single-word="false" fo:text-indent="0cm" style:auto-text-indent="false" fo:break-before="auto" fo:break-after="auto"/>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cm" fo:text-align="justify" style:justify-single-word="false" fo:text-indent="0cm" style:auto-text-indent="false"/>
    </style:style>
    <style:style style:name="P32" style:family="paragraph" style:parent-style-name="Standard">
      <style:paragraph-properties fo:margin-left="0.45cm" fo:margin-right="0cm" fo:margin-top="0cm" fo:margin-bottom="0cm" fo:line-height="115%" fo:text-align="start" style:justify-single-word="false" fo:text-indent="0cm" style:auto-text-indent="false"/>
    </style:style>
    <style:style style:name="P33" style:family="paragraph" style:parent-style-name="Standard" style:list-style-name="LS5">
      <style:paragraph-properties fo:margin-left="1.27cm" fo:margin-right="0cm" fo:margin-top="0cm" fo:margin-bottom="0cm" fo:line-height="115%" fo:text-align="start" style:justify-single-word="false" fo:text-indent="0cm" style:auto-text-indent="false" fo:break-before="auto" fo:break-after="auto"/>
    </style:style>
    <style:style style:name="P34" style:family="paragraph" style:parent-style-name="Standard" style:list-style-name="LS7">
      <style:paragraph-properties fo:margin-left="1.27cm" fo:margin-right="0cm" fo:margin-top="0cm" fo:margin-bottom="0cm" fo:line-height="115%" fo:text-align="start" style:justify-single-word="false" fo:text-indent="0cm" style:auto-text-indent="false" fo:break-before="auto" fo:break-after="auto"/>
    </style:style>
    <style:style style:name="P35" style:family="paragraph" style:parent-style-name="Standard" style:list-style-name="LS17">
      <style:paragraph-properties fo:margin-left="1.27cm" fo:margin-right="0cm" fo:margin-top="0cm" fo:margin-bottom="0cm" fo:line-height="115%" fo:text-align="start" style:justify-single-word="false" fo:text-indent="0cm" style:auto-text-indent="false" fo:break-before="auto" fo:break-after="auto"/>
    </style:style>
    <style:style style:name="P36" style:family="paragraph" style:parent-style-name="Standard" style:list-style-name="LS12">
      <style:paragraph-properties fo:margin-left="1.27cm" fo:margin-right="0cm" fo:margin-top="0cm" fo:margin-bottom="0cm" fo:line-height="115%" fo:text-align="justify" style:justify-single-word="false" fo:text-indent="0cm" style:auto-text-indent="false" fo:break-before="auto" fo:break-after="auto"/>
    </style:style>
    <style:style style:name="P37" style:family="paragraph" style:parent-style-name="Standard" style:list-style-name="LS15">
      <style:paragraph-properties fo:margin-left="1.27cm" fo:margin-right="0cm" fo:margin-top="0cm" fo:margin-bottom="0cm" fo:line-height="115%" fo:text-align="justify" style:justify-single-word="false" fo:text-indent="0cm" style:auto-text-indent="false" fo:break-before="auto" fo:break-after="auto"/>
    </style:style>
    <style:style style:name="P38" style:family="paragraph" style:parent-style-name="Standard" style:list-style-name="LS5">
      <style:paragraph-properties fo:margin-left="1.27cm" fo:margin-right="0cm" fo:margin-top="0cm" fo:margin-bottom="0cm" fo:text-indent="0cm" style:auto-text-indent="false" fo:break-before="auto" fo:break-after="auto"/>
    </style:style>
    <style:style style:name="P39" style:family="paragraph" style:parent-style-name="Standard" style:list-style-name="LS7">
      <style:paragraph-properties fo:margin-left="1.27cm" fo:margin-right="0cm" fo:margin-top="0cm" fo:margin-bottom="0cm" fo:line-height="115%" fo:text-align="start" style:justify-single-word="false" fo:text-indent="0cm" style:auto-text-indent="false" fo:break-before="auto" fo:break-after="auto"/>
      <style:text-properties fo:color="#000099" style:text-underline-style="solid" style:text-underline-width="auto" style:text-underline-color="font-color"/>
    </style:style>
    <style:style style:name="P40" style:family="paragraph" style:parent-style-name="Standard">
      <style:paragraph-properties fo:margin-left="1.27cm" fo:margin-right="0cm" fo:margin-top="0cm" fo:margin-bottom="0cm" fo:line-height="115%" fo:text-align="start" style:justify-single-word="false" fo:text-indent="0cm" style:auto-text-indent="false"/>
    </style:style>
    <style:style style:name="P41" style:family="paragraph" style:parent-style-name="Standard">
      <style:paragraph-properties fo:break-before="auto" fo:break-after="auto"/>
    </style:style>
    <style:style style:name="P42" style:family="paragraph" style:parent-style-name="Standard">
      <style:paragraph-properties fo:text-align="center" style:justify-single-word="false" fo:break-before="auto" fo:break-after="auto"/>
    </style:style>
    <style:style style:name="P43" style:family="paragraph" style:parent-style-name="Standard">
      <style:paragraph-properties fo:text-align="center" style:justify-single-word="false" fo:break-before="auto" fo:break-after="auto"/>
      <style:text-properties fo:font-weight="bold" style:font-weight-asian="bold" style:font-weight-complex="bold"/>
    </style:style>
    <style:style style:name="P44" style:family="paragraph" style:parent-style-name="Standard">
      <style:paragraph-properties fo:text-align="justify" style:justify-single-word="false" fo:break-before="auto" fo:break-after="auto"/>
    </style:style>
    <style:style style:name="P45" style:family="paragraph" style:parent-style-name="Standard" style:list-style-name="L1">
      <style:paragraph-properties fo:margin-left="0.044cm" fo:margin-right="0cm" fo:margin-top="0cm" fo:margin-bottom="0cm" fo:text-indent="0cm" style:auto-text-indent="false">
        <style:tab-stops>
          <style:tab-stop style:position="0.113cm"/>
        </style:tab-stops>
      </style:paragraph-properties>
      <style:text-properties fo:font-weight="bold" style:font-weight-asian="bold" style:font-weight-complex="bold"/>
    </style:style>
    <style:style style:name="P46" style:family="paragraph" style:parent-style-name="Standard" style:list-style-name="L1">
      <style:paragraph-properties fo:margin-left="0.014cm" fo:margin-right="0cm" fo:text-align="justify" style:justify-single-word="false" fo:text-indent="0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color="#000099" fo:font-size="9pt" fo:font-style="italic" style:text-underline-style="solid" style:text-underline-width="auto" style:text-underline-color="font-color" style:font-size-asian="9pt" style:font-style-asian="italic" style:font-size-complex="9pt" style:font-style-complex="italic"/>
    </style:style>
    <style:style style:name="T4" style:family="text">
      <style:text-properties fo:color="#000099"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color="#004586" style:font-name="URW Palladio L" fo:font-size="22pt" fo:font-weight="bold" style:font-size-asian="22pt" style:font-weight-asian="bold" style:font-size-complex="22pt" style:font-weight-complex="bold"/>
    </style:style>
    <style:style style:name="T8" style:family="text">
      <style:text-properties fo:color="#0084d1" style:font-name="FreeSans" fo:font-size="20pt" fo:font-weight="normal" style:font-size-asian="20pt" style:font-weight-asian="normal" style:font-size-complex="20pt" style:font-weight-complex="normal"/>
    </style:style>
    <style:style style:name="T9" style:family="text">
      <style:text-properties style:use-window-font-color="true" style:text-underline-style="none" fo:font-weight="bold" style:font-weight-asian="bold" style:font-weight-complex="bold"/>
    </style:style>
    <style:style style:name="T10" style:family="text"/>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Default_20_Paragraph_20_Font"><text:span text:style-name="T1">Tabla de Contenidos <text:s text:c="2"/></text:span></text:span></text:p>
      <text:p text:style-name="P6"><text:span text:style-name="Default_20_Paragraph_20_Font"><text:span text:style-name="T1">1. </text:span></text:span><text:span text:style-name="Default_20_Paragraph_20_Font"><text:span text:style-name="T1">Introducción</text:span></text:span><text:span text:style-name="Default_20_Paragraph_20_Font"><text:span text:style-name="T1"> <text:s text:c="2"/></text:span></text:span></text:p>
      <text:p text:style-name="P6"><text:span text:style-name="Default_20_Paragraph_20_Font"><text:span text:style-name="T1"><text:tab/>1.1 </text:span></text:span><text:span text:style-name="Default_20_Paragraph_20_Font"><text:span text:style-name="T1">Propósito</text:span></text:span><text:span text:style-name="Default_20_Paragraph_20_Font"><text:span text:style-name="T1"> <text:s text:c="2"/></text:span></text:span></text:p>
      <text:p text:style-name="P6"><text:span text:style-name="Default_20_Paragraph_20_Font"><text:span text:style-name="T1"><text:tab/>1.2 </text:span></text:span><text:span text:style-name="Default_20_Paragraph_20_Font"><text:span text:style-name="T1">Alcance</text:span></text:span><text:span text:style-name="Default_20_Paragraph_20_Font"><text:span text:style-name="T1"> <text:s text:c="2"/></text:span></text:span></text:p>
      <text:p text:style-name="P6"><text:span text:style-name="Default_20_Paragraph_20_Font"><text:span text:style-name="T1"><text:tab/>1.3 </text:span></text:span><text:span text:style-name="Default_20_Paragraph_20_Font"><text:span text:style-name="T1">Definiciones</text:span></text:span><text:span text:style-name="Default_20_Paragraph_20_Font"><text:span text:style-name="T1">, </text:span></text:span><text:span text:style-name="Default_20_Paragraph_20_Font"><text:span text:style-name="T1">siglas</text:span></text:span><text:span text:style-name="Default_20_Paragraph_20_Font"><text:span text:style-name="T1">, </text:span></text:span><text:span text:style-name="Default_20_Paragraph_20_Font"><text:span text:style-name="T1">y</text:span></text:span><text:span text:style-name="Default_20_Paragraph_20_Font"><text:span text:style-name="T1"> </text:span></text:span><text:span text:style-name="Default_20_Paragraph_20_Font"><text:span text:style-name="T1">abreviaciones</text:span></text:span><text:span text:style-name="Default_20_Paragraph_20_Font"><text:span text:style-name="T1"> <text:s text:c="2"/></text:span></text:span></text:p>
      <text:p text:style-name="P6"><text:span text:style-name="Default_20_Paragraph_20_Font"><text:span text:style-name="T1"><text:tab/>1.4 </text:span></text:span><text:span text:style-name="Default_20_Paragraph_20_Font"><text:span text:style-name="T1">Referencias</text:span></text:span><text:span text:style-name="Default_20_Paragraph_20_Font"><text:span text:style-name="T1"> <text:s text:c="2"/></text:span></text:span></text:p>
      <text:p text:style-name="P6"><text:span text:style-name="Default_20_Paragraph_20_Font"><text:span text:style-name="T1"><text:tab/>1.5 </text:span></text:span><text:span text:style-name="Default_20_Paragraph_20_Font"><text:span text:style-name="T1">Apreciación</text:span></text:span><text:span text:style-name="Default_20_Paragraph_20_Font"><text:span text:style-name="T1"> </text:span></text:span><text:span text:style-name="Default_20_Paragraph_20_Font"><text:span text:style-name="T1">global</text:span></text:span><text:span text:style-name="Default_20_Paragraph_20_Font"><text:span text:style-name="T1"> <text:s text:c="2"/></text:span></text:span></text:p>
      <text:p text:style-name="P6"><text:span text:style-name="Default_20_Paragraph_20_Font"><text:span text:style-name="T1">2. </text:span></text:span><text:span text:style-name="Default_20_Paragraph_20_Font"><text:span text:style-name="T1">Descripción</text:span></text:span><text:span text:style-name="Default_20_Paragraph_20_Font"><text:span text:style-name="T1"> </text:span></text:span><text:span text:style-name="Default_20_Paragraph_20_Font"><text:span text:style-name="T1">global</text:span></text:span><text:span text:style-name="Default_20_Paragraph_20_Font"><text:span text:style-name="T1"> <text:s text:c="2"/></text:span></text:span></text:p>
      <text:p text:style-name="P6"><text:span text:style-name="Default_20_Paragraph_20_Font"><text:span text:style-name="T1"><text:tab/>2.1 </text:span></text:span><text:span text:style-name="Default_20_Paragraph_20_Font"><text:span text:style-name="T1">Perspectiva</text:span></text:span><text:span text:style-name="Default_20_Paragraph_20_Font"><text:span text:style-name="T1"> </text:span></text:span><text:span text:style-name="Default_20_Paragraph_20_Font"><text:span text:style-name="T1">del</text:span></text:span><text:span text:style-name="Default_20_Paragraph_20_Font"><text:span text:style-name="T1"> </text:span></text:span><text:span text:style-name="Default_20_Paragraph_20_Font"><text:span text:style-name="T1">producto</text:span></text:span><text:span text:style-name="Default_20_Paragraph_20_Font"><text:span text:style-name="T1"> <text:s text:c="2"/></text:span></text:span></text:p>
      <text:p text:style-name="P6"><text:span text:style-name="Default_20_Paragraph_20_Font"><text:span text:style-name="T1"><text:tab/>2.2 </text:span></text:span><text:span text:style-name="Default_20_Paragraph_20_Font"><text:span text:style-name="T1">Funciones</text:span></text:span><text:span text:style-name="Default_20_Paragraph_20_Font"><text:span text:style-name="T1"> </text:span></text:span><text:span text:style-name="Default_20_Paragraph_20_Font"><text:span text:style-name="T1">del</text:span></text:span><text:span text:style-name="Default_20_Paragraph_20_Font"><text:span text:style-name="T1"> </text:span></text:span><text:span text:style-name="Default_20_Paragraph_20_Font"><text:span text:style-name="T1">producto</text:span></text:span><text:span text:style-name="Default_20_Paragraph_20_Font"><text:span text:style-name="T1"> <text:s text:c="2"/></text:span></text:span></text:p>
      <text:p text:style-name="P6"><text:span text:style-name="Default_20_Paragraph_20_Font"><text:span text:style-name="T1"><text:tab/>2.3 </text:span></text:span><text:span text:style-name="Default_20_Paragraph_20_Font"><text:span text:style-name="T1">Características</text:span></text:span><text:span text:style-name="Default_20_Paragraph_20_Font"><text:span text:style-name="T1"> </text:span></text:span><text:span text:style-name="Default_20_Paragraph_20_Font"><text:span text:style-name="T1">del</text:span></text:span><text:span text:style-name="Default_20_Paragraph_20_Font"><text:span text:style-name="T1"> </text:span></text:span><text:span text:style-name="Default_20_Paragraph_20_Font"><text:span text:style-name="T1">usuario</text:span></text:span><text:span text:style-name="Default_20_Paragraph_20_Font"><text:span text:style-name="T1"> <text:s text:c="2"/></text:span></text:span></text:p>
      <text:p text:style-name="P6"><text:span text:style-name="Default_20_Paragraph_20_Font"><text:span text:style-name="T1"><text:tab/>2.4 </text:span></text:span><text:span text:style-name="Default_20_Paragraph_20_Font"><text:span text:style-name="T1">Restricciones</text:span></text:span><text:span text:style-name="Default_20_Paragraph_20_Font"><text:span text:style-name="T1"> <text:s text:c="2"/></text:span></text:span></text:p>
      <text:p text:style-name="P6"><text:span text:style-name="Default_20_Paragraph_20_Font"><text:span text:style-name="T1"><text:tab/>2.5 </text:span></text:span><text:span text:style-name="Default_20_Paragraph_20_Font"><text:span text:style-name="T1">Atención</text:span></text:span><text:span text:style-name="Default_20_Paragraph_20_Font"><text:span text:style-name="T1"> </text:span></text:span><text:span text:style-name="Default_20_Paragraph_20_Font"><text:span text:style-name="T1">y</text:span></text:span><text:span text:style-name="Default_20_Paragraph_20_Font"><text:span text:style-name="T1"> </text:span></text:span><text:span text:style-name="Default_20_Paragraph_20_Font"><text:span text:style-name="T1">dependencias</text:span></text:span><text:span text:style-name="Default_20_Paragraph_20_Font"><text:span text:style-name="T1"> <text:s text:c="2"/></text:span></text:span></text:p>
      <text:p text:style-name="P6"><text:span text:style-name="Default_20_Paragraph_20_Font"><text:span text:style-name="T1">3. </text:span></text:span><text:span text:style-name="Default_20_Paragraph_20_Font"><text:span text:style-name="T1">Los</text:span></text:span><text:span text:style-name="Default_20_Paragraph_20_Font"><text:span text:style-name="T1"> </text:span></text:span><text:span text:style-name="Default_20_Paragraph_20_Font"><text:span text:style-name="T1">requisitos</text:span></text:span><text:span text:style-name="Default_20_Paragraph_20_Font"><text:span text:style-name="T1"> </text:span></text:span><text:span text:style-name="Default_20_Paragraph_20_Font"><text:span text:style-name="T1">específicos</text:span></text:span><text:span text:style-name="Default_20_Paragraph_20_Font"><text:span text:style-name="T1"> </text:span></text:span><text:span text:style-name="Default_20_Paragraph_20_Font"><text:span text:style-name="T1">vea</text:span></text:span><text:span text:style-name="Default_20_Paragraph_20_Font"><text:span text:style-name="T1"> </text:span></text:span><text:span text:style-name="Default_20_Paragraph_20_Font"><text:span text:style-name="T1">del</text:span></text:span><text:span text:style-name="Default_20_Paragraph_20_Font"><text:span text:style-name="T1"> 3.1 </text:span></text:span><text:span text:style-name="Default_20_Paragraph_20_Font"><text:span text:style-name="T1">al</text:span></text:span><text:span text:style-name="Default_20_Paragraph_20_Font"><text:span text:style-name="T1"> 3.5</text:span></text:span></text:p>
      <text:p text:style-name="P6"><text:span text:style-name="Default_20_Paragraph_20_Font"><text:span text:style-name="T1">4. </text:span></text:span><text:span text:style-name="Default_20_Paragraph_20_Font"><text:span text:style-name="T1">Los</text:span></text:span><text:span text:style-name="Default_20_Paragraph_20_Font"><text:span text:style-name="T1"> </text:span></text:span><text:span text:style-name="Default_20_Paragraph_20_Font"><text:span text:style-name="T1">requerimientos</text:span></text:span><text:span text:style-name="Default_20_Paragraph_20_Font"><text:span text:style-name="T1"> </text:span></text:span><text:span text:style-name="Default_20_Paragraph_20_Font"><text:span text:style-name="T1">no</text:span></text:span><text:span text:style-name="Default_20_Paragraph_20_Font"><text:span text:style-name="T1"> </text:span></text:span><text:span text:style-name="Default_20_Paragraph_20_Font"><text:span text:style-name="T1">funcionales</text:span></text:span></text:p>
      <text:p text:style-name="P6"><text:span text:style-name="Default_20_Paragraph_20_Font"><text:span text:style-name="T1">5. </text:span></text:span><text:span text:style-name="Default_20_Paragraph_20_Font"><text:span text:style-name="T1">Lista</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chequeo</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requerimientos</text:span></text:span><text:span text:style-name="Default_20_Paragraph_20_Font"><text:span text:style-name="T1"> </text:span></text:span><text:span text:style-name="Default_20_Paragraph_20_Font"><text:span text:style-name="T1">funcionales</text:span></text:span></text:p>
      <text:p text:style-name="P6"><text:span text:style-name="Default_20_Paragraph_20_Font"><text:span text:style-name="T1">6. </text:span></text:span><text:span text:style-name="Default_20_Paragraph_20_Font"><text:span text:style-name="T1">La</text:span></text:span><text:span text:style-name="Default_20_Paragraph_20_Font"><text:span text:style-name="T1"> </text:span></text:span><text:span text:style-name="Default_20_Paragraph_20_Font"><text:span text:style-name="T1">matriz</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chequeo</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requerimientos</text:span></text:span><text:span text:style-name="Default_20_Paragraph_20_Font"><text:span text:style-name="T1"> </text:span></text:span><text:span text:style-name="Default_20_Paragraph_20_Font"><text:span text:style-name="T1">funcionales</text:span></text:span></text:p>
      <text:p text:style-name="P6"><text:span text:style-name="Default_20_Paragraph_20_Font"><text:span text:style-name="T1">7. </text:span></text:span><text:span text:style-name="Default_20_Paragraph_20_Font"><text:span text:style-name="T1">Lista</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chequeo</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requerimientos</text:span></text:span><text:span text:style-name="Default_20_Paragraph_20_Font"><text:span text:style-name="T1"> </text:span></text:span><text:span text:style-name="Default_20_Paragraph_20_Font"><text:span text:style-name="T1">no</text:span></text:span><text:span text:style-name="Default_20_Paragraph_20_Font"><text:span text:style-name="T1"> </text:span></text:span><text:span text:style-name="Default_20_Paragraph_20_Font"><text:span text:style-name="T1">funcionales</text:span></text:span></text:p>
      <text:p text:style-name="P6"><text:span text:style-name="Default_20_Paragraph_20_Font"><text:span text:style-name="T1">8. </text:span></text:span><text:span text:style-name="Default_20_Paragraph_20_Font"><text:span text:style-name="T1">Lista</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verificación</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requerimientos</text:span></text:span><text:span text:style-name="Default_20_Paragraph_20_Font"><text:span text:style-name="T1"> </text:span></text:span><text:span text:style-name="Default_20_Paragraph_20_Font"><text:span text:style-name="T1">no</text:span></text:span><text:span text:style-name="Default_20_Paragraph_20_Font"><text:span text:style-name="T1"> </text:span></text:span><text:span text:style-name="Default_20_Paragraph_20_Font"><text:span text:style-name="T1">funcionales</text:span></text:span></text:p>
      <text:p text:style-name="P7"/>
      <text:p text:style-name="P6"><text:span text:style-name="Default_20_Paragraph_20_Font"><text:span text:style-name="T1"><text:s/></text:span></text:span></text:p>
      <text:p text:style-name="P6"><text:span text:style-name="Default_20_Paragraph_20_Font"><text:s text:c="4"/></text:span></text:p>
      <text:p text:style-name="P6"/>
      <text:p text:style-name="P6"/>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
      <text:p text:style-name="P6"/>
      <text:p text:style-name="P9"><text:soft-page-break/><text:span text:style-name="Default_20_Paragraph_20_Font"><text:span text:style-name="T1">Aprobación Documento</text:span></text:span></text:p>
      <text:p text:style-name="P8"/>
      <text:p text:style-name="P8"/>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1"><text:span text:style-name="Default_20_Paragraph_20_Font"><text:span text:style-name="T1">Fecha</text:span></text:span></text:p>
          </table:table-cell>
          <table:table-cell table:style-name="Tabla2.A1" office:value-type="string">
            <text:p text:style-name="P11"><text:span text:style-name="Default_20_Paragraph_20_Font"><text:span text:style-name="T1">Revisión</text:span></text:span></text:p>
          </table:table-cell>
          <table:table-cell table:style-name="Tabla2.A1" office:value-type="string">
            <text:p text:style-name="P11"><text:span text:style-name="Default_20_Paragraph_20_Font"><text:span text:style-name="T1">Versión</text:span></text:span></text:p>
          </table:table-cell>
          <table:table-cell table:style-name="Tabla2.A1" office:value-type="string">
            <text:p text:style-name="P11"><text:span text:style-name="Default_20_Paragraph_20_Font"><text:span text:style-name="T1">Firma</text:span></text:span></text:p>
          </table:table-cell>
        </table:table-row>
        <table:table-row table:style-name="Tabla2.2">
          <table:table-cell table:style-name="Tabla2.A1" office:value-type="string">
            <text:p text:style-name="P11"><text:span text:style-name="Default_20_Paragraph_20_Font">10-09-2011</text:span></text:p>
          </table:table-cell>
          <table:table-cell table:style-name="Tabla2.A1" office:value-type="string">
            <text:p text:style-name="P11"><text:span text:style-name="Default_20_Paragraph_20_Font">Edgar</text:span><text:span text:style-name="Default_20_Paragraph_20_Font"> </text:span><text:span text:style-name="Default_20_Paragraph_20_Font">Andrés</text:span><text:span text:style-name="Default_20_Paragraph_20_Font"> </text:span><text:span text:style-name="Default_20_Paragraph_20_Font">Moncada</text:span></text:p>
          </table:table-cell>
          <table:table-cell table:style-name="Tabla2.A1" office:value-type="string">
            <text:p text:style-name="P11"><text:span text:style-name="Default_20_Paragraph_20_Font">0.1</text:span></text:p>
          </table:table-cell>
          <table:table-cell table:style-name="Tabla2.A1" office:value-type="string">
            <text:p text:style-name="P11"/>
          </table:table-cell>
        </table:table-row>
        <table:table-row table:style-name="Tabla2.2">
          <table:table-cell table:style-name="Tabla2.A1" office:value-type="string">
            <text:p text:style-name="P11"/>
          </table:table-cell>
          <table:table-cell table:style-name="Tabla2.A1" office:value-type="string">
            <text:p text:style-name="P11"/>
          </table:table-cell>
          <table:table-cell table:style-name="Tabla2.A1" office:value-type="string">
            <text:p text:style-name="P11"/>
          </table:table-cell>
          <table:table-cell table:style-name="Tabla2.A1" office:value-type="string">
            <text:p text:style-name="P11"/>
          </table:table-cell>
        </table:table-row>
      </table:table>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
      <text:p text:style-name="P18"/>
      <text:p text:style-name="P18"/>
      <text:p text:style-name="P18"/>
      <text:p text:style-name="P9"><text:soft-page-break/><text:span text:style-name="Default_20_Paragraph_20_Font"><text:span text:style-name="T1">Revisión Histórica</text:span></text:span></text:p>
      <text:p text:style-name="P8"/>
      <text:p text:style-name="P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1"><text:span text:style-name="Default_20_Paragraph_20_Font"><text:span text:style-name="T1">Fecha</text:span></text:span></text:p>
          </table:table-cell>
          <table:table-cell table:style-name="Tabla3.A1" office:value-type="string">
            <text:p text:style-name="P11"><text:span text:style-name="Default_20_Paragraph_20_Font"><text:span text:style-name="T1">Responsable</text:span></text:span></text:p>
          </table:table-cell>
          <table:table-cell table:style-name="Tabla3.A1" office:value-type="string">
            <text:p text:style-name="P11"><text:span text:style-name="Default_20_Paragraph_20_Font"><text:span text:style-name="T1">Descripción</text:span></text:span></text:p>
          </table:table-cell>
          <table:table-cell table:style-name="Tabla3.A1" office:value-type="string">
            <text:p text:style-name="P11"><text:span text:style-name="Default_20_Paragraph_20_Font"><text:span text:style-name="T1">Versión</text:span></text:span></text:p>
          </table:table-cell>
        </table:table-row>
        <table:table-row table:style-name="Tabla3.1">
          <table:table-cell table:style-name="Tabla3.A1" office:value-type="string">
            <text:p text:style-name="P11"><text:span text:style-name="Default_20_Paragraph_20_Font">10-09-2011</text:span></text:p>
          </table:table-cell>
          <table:table-cell table:style-name="Tabla3.A1" office:value-type="string">
            <text:p text:style-name="P11"><text:span text:style-name="Default_20_Paragraph_20_Font">María</text:span><text:span text:style-name="Default_20_Paragraph_20_Font"> </text:span><text:span text:style-name="Default_20_Paragraph_20_Font">Andrea</text:span><text:span text:style-name="Default_20_Paragraph_20_Font"> </text:span><text:span text:style-name="Default_20_Paragraph_20_Font">Cruz</text:span><text:span text:style-name="Default_20_Paragraph_20_Font"> </text:span><text:span text:style-name="Default_20_Paragraph_20_Font">Blandón</text:span></text:p>
          </table:table-cell>
          <table:table-cell table:style-name="Tabla3.A1" office:value-type="string">
            <text:p text:style-name="P11"><text:span text:style-name="Default_20_Paragraph_20_Font">Inicio</text:span><text:span text:style-name="Default_20_Paragraph_20_Font"> </text:span><text:span text:style-name="Default_20_Paragraph_20_Font">documento</text:span><text:span text:style-name="Default_20_Paragraph_20_Font">.</text:span></text:p>
          </table:table-cell>
          <table:table-cell table:style-name="Tabla3.A1" office:value-type="string">
            <text:p text:style-name="P11"><text:span text:style-name="Default_20_Paragraph_20_Font">0.1</text:span></text:p>
          </table:table-cell>
        </table:table-row>
        <table:table-row table:style-name="Tabla3.1">
          <table:table-cell table:style-name="Tabla3.A1" office:value-type="string">
            <text:p text:style-name="P11"><text:span text:style-name="Default_20_Paragraph_20_Font">14-09-2011</text:span></text:p>
          </table:table-cell>
          <table:table-cell table:style-name="Tabla3.A1" office:value-type="string">
            <text:p text:style-name="P11"><text:span text:style-name="Default_20_Paragraph_20_Font">Edgar</text:span><text:span text:style-name="Default_20_Paragraph_20_Font"> </text:span><text:span text:style-name="Default_20_Paragraph_20_Font">Andrés</text:span><text:span text:style-name="Default_20_Paragraph_20_Font"> </text:span><text:span text:style-name="Default_20_Paragraph_20_Font">Moncada</text:span></text:p>
          </table:table-cell>
          <table:table-cell table:style-name="Tabla3.A1" office:value-type="string">
            <text:p text:style-name="P11"><text:span text:style-name="Default_20_Paragraph_20_Font">Actualización</text:span><text:span text:style-name="Default_20_Paragraph_20_Font"> </text:span><text:span text:style-name="Default_20_Paragraph_20_Font">documento</text:span><text:span text:style-name="Default_20_Paragraph_20_Font">.</text:span></text:p>
          </table:table-cell>
          <table:table-cell table:style-name="Tabla3.A1" office:value-type="string">
            <text:p text:style-name="P11"><text:span text:style-name="Default_20_Paragraph_20_Font">0.1</text:span></text:p>
          </table:table-cell>
        </table:table-row>
      </table:table>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
      <text:p text:style-name="P18"/>
      <text:p text:style-name="P18"/>
      <text:list xml:id="list1815217969" text:style-name="LS1">
        <text:list-header>
          <text:p text:style-name="P24"><text:span text:style-name="Default_20_Paragraph_20_Font"><text:span text:style-name="T1"/></text:span></text:p>
          <text:p text:style-name="P24"><text:span text:style-name="Default_20_Paragraph_20_Font"><text:span text:style-name="T1"/></text:span></text:p>
          <text:p text:style-name="P24"><text:span text:style-name="Default_20_Paragraph_20_Font"><text:span text:style-name="T1"/></text:span></text:p>
          <text:p text:style-name="P24"><text:span text:style-name="Default_20_Paragraph_20_Font"><text:span text:style-name="T1"/></text:span></text:p>
          <text:p text:style-name="P24"><text:span text:style-name="Default_20_Paragraph_20_Font"><text:span text:style-name="T1"/></text:span></text:p>
        </text:list-header>
      </text:list>
      <text:list xml:id="list1457667824" text:style-name="L1">
        <text:list-item>
          <text:p text:style-name="P45"><text:soft-page-break/>Introducción</text:p>
        </text:list-item>
      </text:list>
      <text:p text:style-name="P10"><text:span text:style-name="Default_20_Paragraph_20_Font">Los</text:span><text:span text:style-name="Default_20_Paragraph_20_Font"> </text:span><text:span text:style-name="Default_20_Paragraph_20_Font">sistemas</text:span><text:span text:style-name="Default_20_Paragraph_20_Font"> </text:span><text:span text:style-name="Default_20_Paragraph_20_Font">de</text:span><text:span text:style-name="Default_20_Paragraph_20_Font"> </text:span><text:span text:style-name="Default_20_Paragraph_20_Font">transporte</text:span><text:span text:style-name="Default_20_Paragraph_20_Font"> </text:span><text:span text:style-name="Default_20_Paragraph_20_Font">masivo</text:span><text:span text:style-name="Default_20_Paragraph_20_Font"> </text:span><text:span text:style-name="Default_20_Paragraph_20_Font">han</text:span><text:span text:style-name="Default_20_Paragraph_20_Font"> </text:span><text:span text:style-name="Default_20_Paragraph_20_Font">tenido</text:span><text:span text:style-name="Default_20_Paragraph_20_Font"> </text:span><text:span text:style-name="Default_20_Paragraph_20_Font">gran</text:span><text:span text:style-name="Default_20_Paragraph_20_Font"> </text:span><text:span text:style-name="Default_20_Paragraph_20_Font">auge</text:span><text:span text:style-name="Default_20_Paragraph_20_Font"> </text:span><text:span text:style-name="Default_20_Paragraph_20_Font">durante</text:span><text:span text:style-name="Default_20_Paragraph_20_Font"> </text:span><text:span text:style-name="Default_20_Paragraph_20_Font">la</text:span><text:span text:style-name="Default_20_Paragraph_20_Font"> </text:span><text:span text:style-name="Default_20_Paragraph_20_Font">ultima</text:span><text:span text:style-name="Default_20_Paragraph_20_Font"> </text:span><text:span text:style-name="Default_20_Paragraph_20_Font">década</text:span><text:span text:style-name="Default_20_Paragraph_20_Font"> </text:span><text:span text:style-name="Default_20_Paragraph_20_Font">en</text:span><text:span text:style-name="Default_20_Paragraph_20_Font"> </text:span><text:span text:style-name="Default_20_Paragraph_20_Font">sudamerica</text:span><text:span text:style-name="Default_20_Paragraph_20_Font">, <text:s/></text:span><text:span text:style-name="Default_20_Paragraph_20_Font">el</text:span><text:span text:style-name="Default_20_Paragraph_20_Font"> </text:span><text:span text:style-name="Default_20_Paragraph_20_Font">crecimiento</text:span><text:span text:style-name="Default_20_Paragraph_20_Font"> </text:span><text:span text:style-name="Default_20_Paragraph_20_Font">ha</text:span><text:span text:style-name="Default_20_Paragraph_20_Font"> </text:span><text:span text:style-name="Default_20_Paragraph_20_Font">sido</text:span><text:span text:style-name="Default_20_Paragraph_20_Font"> </text:span><text:span text:style-name="Default_20_Paragraph_20_Font">tal</text:span><text:span text:style-name="Default_20_Paragraph_20_Font"> </text:span><text:span text:style-name="Default_20_Paragraph_20_Font">que</text:span><text:span text:style-name="Default_20_Paragraph_20_Font"> </text:span><text:span text:style-name="Default_20_Paragraph_20_Font">en</text:span><text:span text:style-name="Default_20_Paragraph_20_Font"> </text:span><text:span text:style-name="Default_20_Paragraph_20_Font">Colombia</text:span><text:span text:style-name="Default_20_Paragraph_20_Font"> </text:span><text:span text:style-name="Default_20_Paragraph_20_Font">existen</text:span><text:span text:style-name="Default_20_Paragraph_20_Font"> </text:span><text:span text:style-name="Default_20_Paragraph_20_Font">y</text:span><text:span text:style-name="Default_20_Paragraph_20_Font"> </text:span><text:span text:style-name="Default_20_Paragraph_20_Font">se</text:span><text:span text:style-name="Default_20_Paragraph_20_Font"> </text:span><text:span text:style-name="Default_20_Paragraph_20_Font">desarrollan</text:span><text:span text:style-name="Default_20_Paragraph_20_Font"> </text:span><text:span text:style-name="Default_20_Paragraph_20_Font">este</text:span><text:span text:style-name="Default_20_Paragraph_20_Font"> </text:span><text:span text:style-name="Default_20_Paragraph_20_Font">tipo</text:span><text:span text:style-name="Default_20_Paragraph_20_Font"> </text:span><text:span text:style-name="Default_20_Paragraph_20_Font">de</text:span><text:span text:style-name="Default_20_Paragraph_20_Font"> </text:span><text:span text:style-name="Default_20_Paragraph_20_Font">servicio</text:span><text:span text:style-name="Default_20_Paragraph_20_Font"> </text:span><text:span text:style-name="Default_20_Paragraph_20_Font">en</text:span><text:span text:style-name="Default_20_Paragraph_20_Font"> </text:span><text:span text:style-name="Default_20_Paragraph_20_Font">las</text:span><text:span text:style-name="Default_20_Paragraph_20_Font"> </text:span><text:span text:style-name="Default_20_Paragraph_20_Font">grandes</text:span><text:span text:style-name="Default_20_Paragraph_20_Font"> </text:span><text:span text:style-name="Default_20_Paragraph_20_Font">ciudades</text:span><text:span text:style-name="Default_20_Paragraph_20_Font"> </text:span><text:span text:style-name="Default_20_Paragraph_20_Font">de</text:span><text:span text:style-name="Default_20_Paragraph_20_Font"> </text:span><text:span text:style-name="Default_20_Paragraph_20_Font">Bogotá</text:span><text:span text:style-name="Default_20_Paragraph_20_Font">, </text:span><text:span text:style-name="Default_20_Paragraph_20_Font">Pereira</text:span><text:span text:style-name="Default_20_Paragraph_20_Font">, </text:span><text:span text:style-name="Default_20_Paragraph_20_Font">Cali</text:span><text:span text:style-name="Default_20_Paragraph_20_Font">, </text:span><text:span text:style-name="Default_20_Paragraph_20_Font">Barranquilla</text:span><text:span text:style-name="Default_20_Paragraph_20_Font">, </text:span><text:span text:style-name="Default_20_Paragraph_20_Font">Bucaramanga</text:span><text:span text:style-name="Default_20_Paragraph_20_Font">, </text:span><text:span text:style-name="Default_20_Paragraph_20_Font">Medellin</text:span><text:span text:style-name="Default_20_Paragraph_20_Font">, </text:span><text:span text:style-name="Default_20_Paragraph_20_Font">Cartagena</text:span><text:span text:style-name="Default_20_Paragraph_20_Font">, </text:span><text:span text:style-name="Default_20_Paragraph_20_Font">Cali</text:span><text:span text:style-name="Default_20_Paragraph_20_Font">, <text:s/></text:span><text:span text:style-name="Default_20_Paragraph_20_Font">Cucuta</text:span><text:span text:style-name="Default_20_Paragraph_20_Font"> </text:span><text:span text:style-name="Default_20_Paragraph_20_Font">y</text:span><text:span text:style-name="Default_20_Paragraph_20_Font"> </text:span><text:span text:style-name="Default_20_Paragraph_20_Font">Guajira</text:span><text:note text:id="ftn1" text:note-class="footnote"><text:note-citation>1</text:note-citation><text:note-body><text:p text:style-name="P2"><text:span text:style-name="Default_20_Paragraph_20_Font"><text:span text:style-name="T2">Según</text:span></text:span><text:span text:style-name="Default_20_Paragraph_20_Font"><text:span text:style-name="T2"> </text:span></text:span><text:span text:style-name="Default_20_Paragraph_20_Font"><text:span text:style-name="T2">wikipedia</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a xlink:type="simple" xlink:href="http://es.wikipedia.org/wiki/Transporte_en_Colombia#Transporte_urbano"><text:span text:style-name="Default_20_Paragraph_20_Font"><text:span text:style-name="Default_20_Paragraph_20_Font"><text:span text:style-name="T3">http</text:span></text:span></text:span></text:a><text:a xlink:type="simple" xlink:href="http://es.wikipedia.org/wiki/Transporte_en_Colombia#Transporte_urbano"><text:span text:style-name="Default_20_Paragraph_20_Font"><text:span text:style-name="Default_20_Paragraph_20_Font"><text:span text:style-name="T3">://</text:span></text:span></text:span></text:a><text:a xlink:type="simple" xlink:href="http://es.wikipedia.org/wiki/Transporte_en_Colombia#Transporte_urbano"><text:span text:style-name="Default_20_Paragraph_20_Font"><text:span text:style-name="Default_20_Paragraph_20_Font"><text:span text:style-name="T3">es</text:span></text:span></text:span></text:a><text:a xlink:type="simple" xlink:href="http://es.wikipedia.org/wiki/Transporte_en_Colombia#Transporte_urbano"><text:span text:style-name="Default_20_Paragraph_20_Font"><text:span text:style-name="Default_20_Paragraph_20_Font"><text:span text:style-name="T3">.</text:span></text:span></text:span></text:a><text:a xlink:type="simple" xlink:href="http://es.wikipedia.org/wiki/Transporte_en_Colombia#Transporte_urbano"><text:span text:style-name="Default_20_Paragraph_20_Font"><text:span text:style-name="Default_20_Paragraph_20_Font"><text:span text:style-name="T3">wikipedia</text:span></text:span></text:span></text:a><text:a xlink:type="simple" xlink:href="http://es.wikipedia.org/wiki/Transporte_en_Colombia#Transporte_urbano"><text:span text:style-name="Default_20_Paragraph_20_Font"><text:span text:style-name="Default_20_Paragraph_20_Font"><text:span text:style-name="T3">.</text:span></text:span></text:span></text:a><text:a xlink:type="simple" xlink:href="http://es.wikipedia.org/wiki/Transporte_en_Colombia#Transporte_urbano"><text:span text:style-name="Default_20_Paragraph_20_Font"><text:span text:style-name="Default_20_Paragraph_20_Font"><text:span text:style-name="T3">org</text:span></text:span></text:span></text:a><text:a xlink:type="simple" xlink:href="http://es.wikipedia.org/wiki/Transporte_en_Colombia#Transporte_urbano"><text:span text:style-name="Default_20_Paragraph_20_Font"><text:span text:style-name="Default_20_Paragraph_20_Font"><text:span text:style-name="T3">/</text:span></text:span></text:span></text:a><text:a xlink:type="simple" xlink:href="http://es.wikipedia.org/wiki/Transporte_en_Colombia#Transporte_urbano"><text:span text:style-name="Default_20_Paragraph_20_Font"><text:span text:style-name="Default_20_Paragraph_20_Font"><text:span text:style-name="T3">wiki</text:span></text:span></text:span></text:a><text:a xlink:type="simple" xlink:href="http://es.wikipedia.org/wiki/Transporte_en_Colombia#Transporte_urbano"><text:span text:style-name="Default_20_Paragraph_20_Font"><text:span text:style-name="Default_20_Paragraph_20_Font"><text:span text:style-name="T3">/</text:span></text:span></text:span></text:a><text:a xlink:type="simple" xlink:href="http://es.wikipedia.org/wiki/Transporte_en_Colombia#Transporte_urbano"><text:span text:style-name="Default_20_Paragraph_20_Font"><text:span text:style-name="Default_20_Paragraph_20_Font"><text:span text:style-name="T3">Transporte</text:span></text:span></text:span></text:a><text:a xlink:type="simple" xlink:href="http://es.wikipedia.org/wiki/Transporte_en_Colombia#Transporte_urbano"><text:span text:style-name="Default_20_Paragraph_20_Font"><text:span text:style-name="Default_20_Paragraph_20_Font"><text:span text:style-name="T3">_</text:span></text:span></text:span></text:a><text:a xlink:type="simple" xlink:href="http://es.wikipedia.org/wiki/Transporte_en_Colombia#Transporte_urbano"><text:span text:style-name="Default_20_Paragraph_20_Font"><text:span text:style-name="Default_20_Paragraph_20_Font"><text:span text:style-name="T3">en</text:span></text:span></text:span></text:a><text:a xlink:type="simple" xlink:href="http://es.wikipedia.org/wiki/Transporte_en_Colombia#Transporte_urbano"><text:span text:style-name="Default_20_Paragraph_20_Font"><text:span text:style-name="Default_20_Paragraph_20_Font"><text:span text:style-name="T3">_</text:span></text:span></text:span></text:a><text:a xlink:type="simple" xlink:href="http://es.wikipedia.org/wiki/Transporte_en_Colombia#Transporte_urbano"><text:span text:style-name="Default_20_Paragraph_20_Font"><text:span text:style-name="Default_20_Paragraph_20_Font"><text:span text:style-name="T3">Colombia</text:span></text:span></text:span></text:a><text:a xlink:type="simple" xlink:href="http://es.wikipedia.org/wiki/Transporte_en_Colombia#Transporte_urbano"><text:span text:style-name="Default_20_Paragraph_20_Font"><text:span text:style-name="Default_20_Paragraph_20_Font"><text:span text:style-name="T3">#</text:span></text:span></text:span></text:a><text:a xlink:type="simple" xlink:href="http://es.wikipedia.org/wiki/Transporte_en_Colombia#Transporte_urbano"><text:span text:style-name="Default_20_Paragraph_20_Font"><text:span text:style-name="Default_20_Paragraph_20_Font"><text:span text:style-name="T3">Transporte</text:span></text:span></text:span></text:a><text:a xlink:type="simple" xlink:href="http://es.wikipedia.org/wiki/Transporte_en_Colombia#Transporte_urbano"><text:span text:style-name="Default_20_Paragraph_20_Font"><text:span text:style-name="Default_20_Paragraph_20_Font"><text:span text:style-name="T3">_</text:span></text:span></text:span></text:a><text:a xlink:type="simple" xlink:href="http://es.wikipedia.org/wiki/Transporte_en_Colombia#Transporte_urbano"><text:span text:style-name="Default_20_Paragraph_20_Font"><text:span text:style-name="Default_20_Paragraph_20_Font"><text:span text:style-name="T3">urbano</text:span></text:span></text:span></text:a><text:span text:style-name="Default_20_Paragraph_20_Font"><text:span text:style-name="T2"> </text:span></text:span><text:span text:style-name="Default_20_Paragraph_20_Font"><text:span text:style-name="T2">y</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a xlink:type="simple" xlink:href="http://es.wikipedia.org/wiki/Sistema_Integrado_de_Transporte_Masivo"><text:span text:style-name="Default_20_Paragraph_20_Font"><text:span text:style-name="Default_20_Paragraph_20_Font"><text:span text:style-name="T3">http</text:span></text:span></text:span></text:a><text:a xlink:type="simple" xlink:href="http://es.wikipedia.org/wiki/Sistema_Integrado_de_Transporte_Masivo"><text:span text:style-name="Default_20_Paragraph_20_Font"><text:span text:style-name="Default_20_Paragraph_20_Font"><text:span text:style-name="T3">://</text:span></text:span></text:span></text:a><text:a xlink:type="simple" xlink:href="http://es.wikipedia.org/wiki/Sistema_Integrado_de_Transporte_Masivo"><text:span text:style-name="Default_20_Paragraph_20_Font"><text:span text:style-name="Default_20_Paragraph_20_Font"><text:span text:style-name="T3">es</text:span></text:span></text:span></text:a><text:a xlink:type="simple" xlink:href="http://es.wikipedia.org/wiki/Sistema_Integrado_de_Transporte_Masivo"><text:span text:style-name="Default_20_Paragraph_20_Font"><text:span text:style-name="Default_20_Paragraph_20_Font"><text:span text:style-name="T3">.</text:span></text:span></text:span></text:a><text:a xlink:type="simple" xlink:href="http://es.wikipedia.org/wiki/Sistema_Integrado_de_Transporte_Masivo"><text:span text:style-name="Default_20_Paragraph_20_Font"><text:span text:style-name="Default_20_Paragraph_20_Font"><text:span text:style-name="T3">wikipedia</text:span></text:span></text:span></text:a><text:a xlink:type="simple" xlink:href="http://es.wikipedia.org/wiki/Sistema_Integrado_de_Transporte_Masivo"><text:span text:style-name="Default_20_Paragraph_20_Font"><text:span text:style-name="Default_20_Paragraph_20_Font"><text:span text:style-name="T3">.</text:span></text:span></text:span></text:a><text:a xlink:type="simple" xlink:href="http://es.wikipedia.org/wiki/Sistema_Integrado_de_Transporte_Masivo"><text:span text:style-name="Default_20_Paragraph_20_Font"><text:span text:style-name="Default_20_Paragraph_20_Font"><text:span text:style-name="T3">org</text:span></text:span></text:span></text:a><text:a xlink:type="simple" xlink:href="http://es.wikipedia.org/wiki/Sistema_Integrado_de_Transporte_Masivo"><text:span text:style-name="Default_20_Paragraph_20_Font"><text:span text:style-name="Default_20_Paragraph_20_Font"><text:span text:style-name="T3">/</text:span></text:span></text:span></text:a><text:a xlink:type="simple" xlink:href="http://es.wikipedia.org/wiki/Sistema_Integrado_de_Transporte_Masivo"><text:span text:style-name="Default_20_Paragraph_20_Font"><text:span text:style-name="Default_20_Paragraph_20_Font"><text:span text:style-name="T3">wiki</text:span></text:span></text:span></text:a><text:a xlink:type="simple" xlink:href="http://es.wikipedia.org/wiki/Sistema_Integrado_de_Transporte_Masivo"><text:span text:style-name="Default_20_Paragraph_20_Font"><text:span text:style-name="Default_20_Paragraph_20_Font"><text:span text:style-name="T3">/</text:span></text:span></text:span></text:a><text:a xlink:type="simple" xlink:href="http://es.wikipedia.org/wiki/Sistema_Integrado_de_Transporte_Masivo"><text:span text:style-name="Default_20_Paragraph_20_Font"><text:span text:style-name="Default_20_Paragraph_20_Font"><text:span text:style-name="T3">Sistema</text:span></text:span></text:span></text:a><text:a xlink:type="simple" xlink:href="http://es.wikipedia.org/wiki/Sistema_Integrado_de_Transporte_Masivo"><text:span text:style-name="Default_20_Paragraph_20_Font"><text:span text:style-name="Default_20_Paragraph_20_Font"><text:span text:style-name="T3">_</text:span></text:span></text:span></text:a><text:a xlink:type="simple" xlink:href="http://es.wikipedia.org/wiki/Sistema_Integrado_de_Transporte_Masivo"><text:span text:style-name="Default_20_Paragraph_20_Font"><text:span text:style-name="Default_20_Paragraph_20_Font"><text:span text:style-name="T3">Integrado</text:span></text:span></text:span></text:a><text:a xlink:type="simple" xlink:href="http://es.wikipedia.org/wiki/Sistema_Integrado_de_Transporte_Masivo"><text:span text:style-name="Default_20_Paragraph_20_Font"><text:span text:style-name="Default_20_Paragraph_20_Font"><text:span text:style-name="T3">_</text:span></text:span></text:span></text:a><text:a xlink:type="simple" xlink:href="http://es.wikipedia.org/wiki/Sistema_Integrado_de_Transporte_Masivo"><text:span text:style-name="Default_20_Paragraph_20_Font"><text:span text:style-name="Default_20_Paragraph_20_Font"><text:span text:style-name="T3">de</text:span></text:span></text:span></text:a><text:a xlink:type="simple" xlink:href="http://es.wikipedia.org/wiki/Sistema_Integrado_de_Transporte_Masivo"><text:span text:style-name="Default_20_Paragraph_20_Font"><text:span text:style-name="Default_20_Paragraph_20_Font"><text:span text:style-name="T3">_</text:span></text:span></text:span></text:a><text:a xlink:type="simple" xlink:href="http://es.wikipedia.org/wiki/Sistema_Integrado_de_Transporte_Masivo"><text:span text:style-name="Default_20_Paragraph_20_Font"><text:span text:style-name="Default_20_Paragraph_20_Font"><text:span text:style-name="T3">Transporte</text:span></text:span></text:span></text:a><text:a xlink:type="simple" xlink:href="http://es.wikipedia.org/wiki/Sistema_Integrado_de_Transporte_Masivo"><text:span text:style-name="Default_20_Paragraph_20_Font"><text:span text:style-name="Default_20_Paragraph_20_Font"><text:span text:style-name="T3">_</text:span></text:span></text:span></text:a><text:a xlink:type="simple" xlink:href="http://es.wikipedia.org/wiki/Sistema_Integrado_de_Transporte_Masivo"><text:span text:style-name="Default_20_Paragraph_20_Font"><text:span text:style-name="Default_20_Paragraph_20_Font"><text:span text:style-name="T3">Masivo</text:span></text:span></text:span></text:a><text:span text:style-name="Default_20_Paragraph_20_Font"><text:span text:style-name="T2"> </text:span></text:span></text:p></text:note-body></text:note><text:span text:style-name="Default_20_Paragraph_20_Font">. </text:span></text:p>
      <text:p text:style-name="P6"/>
      <text:p text:style-name="P10"><text:span text:style-name="Default_20_Paragraph_20_Font">Estos sistemas manejan una gran cantidad de volúmenes de información, que abarcan desde los pasajeros, hasta las diferentes rutas pasando por empleados, las estaciones, entre otros elementos de estos sistemas. También el desarrollo de nuevas tecnologías que permitan mantener un control mas fácil en el recaudo del dinero. Es por ello que contar con un sistema computalizado que maneje esta información y ofrezca servicios que puedan mantener a los usuarios informados de las actualizaciones del sistema. Por supuesto, también que permitan llevar estadísticas, reportes y un mejor control a los directivos.</text:span></text:p>
      <text:p text:style-name="P19"><text:span text:style-name="Default_20_Paragraph_20_Font"><text:span text:style-name="T1"/></text:span></text:p>
      <text:list xml:id="list815854443" text:continue-numbering="true" text:style-name="L1">
        <text:list-header>
          <text:p text:style-name="P46"><text:span text:style-name="Default_20_Paragraph_20_Font"><text:span text:style-name="T1">1.1.<text:tab/>Propósito</text:span></text:span></text:p>
        </text:list-header>
      </text:list>
      <text:p text:style-name="P12"/>
      <text:p text:style-name="P21"><text:span text:style-name="Default_20_Paragraph_20_Font">Este</text:span><text:span text:style-name="Default_20_Paragraph_20_Font"> </text:span><text:span text:style-name="Default_20_Paragraph_20_Font">documento</text:span><text:span text:style-name="Default_20_Paragraph_20_Font"> </text:span><text:span text:style-name="Default_20_Paragraph_20_Font">de</text:span><text:span text:style-name="Default_20_Paragraph_20_Font"> </text:span><text:span text:style-name="Default_20_Paragraph_20_Font">especificación</text:span><text:span text:style-name="Default_20_Paragraph_20_Font"> </text:span><text:span text:style-name="Default_20_Paragraph_20_Font">de</text:span><text:span text:style-name="Default_20_Paragraph_20_Font"> </text:span><text:span text:style-name="Default_20_Paragraph_20_Font">requerimientos</text:span><text:span text:style-name="Default_20_Paragraph_20_Font"> (</text:span><text:span text:style-name="Default_20_Paragraph_20_Font">SRS</text:span><text:span text:style-name="Default_20_Paragraph_20_Font">), </text:span><text:span text:style-name="Default_20_Paragraph_20_Font">contiene</text:span><text:span text:style-name="Default_20_Paragraph_20_Font"> </text:span><text:span text:style-name="Default_20_Paragraph_20_Font">las</text:span><text:span text:style-name="Default_20_Paragraph_20_Font"> </text:span><text:span text:style-name="Default_20_Paragraph_20_Font">funcionalidades</text:span><text:span text:style-name="Default_20_Paragraph_20_Font"> </text:span><text:span text:style-name="Default_20_Paragraph_20_Font">que</text:span><text:span text:style-name="Default_20_Paragraph_20_Font"> </text:span><text:span text:style-name="Default_20_Paragraph_20_Font">tendrá</text:span><text:span text:style-name="Default_20_Paragraph_20_Font"> </text:span><text:span text:style-name="Default_20_Paragraph_20_Font">SIGETI</text:span><text:span text:style-name="Default_20_Paragraph_20_Font"> </text:span><text:span text:style-name="Default_20_Paragraph_20_Font"><text:span text:style-name="T5">Sistema</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Gestión</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Transporte</text:span></text:span><text:span text:style-name="Default_20_Paragraph_20_Font"><text:span text:style-name="T5"> </text:span></text:span><text:span text:style-name="Default_20_Paragraph_20_Font"><text:span text:style-name="T5">Integrado</text:span></text:span><text:span text:style-name="Default_20_Paragraph_20_Font"> </text:span><text:span text:style-name="Default_20_Paragraph_20_Font">y</text:span><text:span text:style-name="Default_20_Paragraph_20_Font"> </text:span><text:span text:style-name="Default_20_Paragraph_20_Font">las</text:span><text:span text:style-name="Default_20_Paragraph_20_Font"> </text:span><text:span text:style-name="Default_20_Paragraph_20_Font">restricciones</text:span><text:span text:style-name="Default_20_Paragraph_20_Font"> </text:span><text:span text:style-name="Default_20_Paragraph_20_Font">que</text:span><text:span text:style-name="Default_20_Paragraph_20_Font"> </text:span><text:span text:style-name="Default_20_Paragraph_20_Font">enmarcan</text:span><text:span text:style-name="Default_20_Paragraph_20_Font"> </text:span><text:span text:style-name="Default_20_Paragraph_20_Font">su</text:span><text:span text:style-name="Default_20_Paragraph_20_Font"> </text:span><text:span text:style-name="Default_20_Paragraph_20_Font">comportamiento</text:span><text:span text:style-name="Default_20_Paragraph_20_Font">, </text:span><text:span text:style-name="Default_20_Paragraph_20_Font">para</text:span><text:span text:style-name="Default_20_Paragraph_20_Font"> </text:span><text:span text:style-name="Default_20_Paragraph_20_Font">garantizar</text:span><text:span text:style-name="Default_20_Paragraph_20_Font"> </text:span><text:span text:style-name="Default_20_Paragraph_20_Font">y</text:span><text:span text:style-name="Default_20_Paragraph_20_Font"> </text:span><text:span text:style-name="Default_20_Paragraph_20_Font">satisfacer</text:span><text:span text:style-name="Default_20_Paragraph_20_Font"> </text:span><text:span text:style-name="Default_20_Paragraph_20_Font">las</text:span><text:span text:style-name="Default_20_Paragraph_20_Font"> </text:span><text:span text:style-name="Default_20_Paragraph_20_Font">necesidade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han</text:span><text:span text:style-name="Default_20_Paragraph_20_Font"> </text:span><text:span text:style-name="Default_20_Paragraph_20_Font">planteando</text:span><text:span text:style-name="Default_20_Paragraph_20_Font"> </text:span><text:span text:style-name="Default_20_Paragraph_20_Font">en</text:span><text:span text:style-name="Default_20_Paragraph_20_Font"> </text:span><text:span text:style-name="Default_20_Paragraph_20_Font">los</text:span><text:span text:style-name="Default_20_Paragraph_20_Font"> </text:span><text:span text:style-name="Default_20_Paragraph_20_Font">sistemas</text:span><text:span text:style-name="Default_20_Paragraph_20_Font"> </text:span><text:span text:style-name="Default_20_Paragraph_20_Font">de</text:span><text:span text:style-name="Default_20_Paragraph_20_Font"> </text:span><text:span text:style-name="Default_20_Paragraph_20_Font">transporte</text:span><text:span text:style-name="Default_20_Paragraph_20_Font"> </text:span><text:span text:style-name="Default_20_Paragraph_20_Font">masivo</text:span><text:span text:style-name="Default_20_Paragraph_20_Font">.</text:span></text:p>
      <text:p text:style-name="P14"/>
      <text:p text:style-name="P21"><text:span text:style-name="Default_20_Paragraph_20_Font">Este</text:span><text:span text:style-name="Default_20_Paragraph_20_Font"> </text:span><text:span text:style-name="Default_20_Paragraph_20_Font">documento</text:span><text:span text:style-name="Default_20_Paragraph_20_Font"> </text:span><text:span text:style-name="Default_20_Paragraph_20_Font">esta</text:span><text:span text:style-name="Default_20_Paragraph_20_Font"> </text:span><text:span text:style-name="Default_20_Paragraph_20_Font">dirigido</text:span><text:span text:style-name="Default_20_Paragraph_20_Font"> </text:span><text:span text:style-name="Default_20_Paragraph_20_Font">al</text:span><text:span text:style-name="Default_20_Paragraph_20_Font"> </text:span><text:span text:style-name="Default_20_Paragraph_20_Font">cliente</text:span><text:span text:style-name="Default_20_Paragraph_20_Font">, </text:span><text:span text:style-name="Default_20_Paragraph_20_Font">y</text:span><text:span text:style-name="Default_20_Paragraph_20_Font"> </text:span><text:span text:style-name="Default_20_Paragraph_20_Font">a</text:span><text:span text:style-name="Default_20_Paragraph_20_Font"> </text:span><text:span text:style-name="Default_20_Paragraph_20_Font">los</text:span><text:span text:style-name="Default_20_Paragraph_20_Font"> </text:span><text:span text:style-name="Default_20_Paragraph_20_Font">desarrolladores</text:span><text:span text:style-name="Default_20_Paragraph_20_Font"> </text:span><text:span text:style-name="Default_20_Paragraph_20_Font">pues</text:span><text:span text:style-name="Default_20_Paragraph_20_Font"> </text:span><text:span text:style-name="Default_20_Paragraph_20_Font">en</text:span><text:span text:style-name="Default_20_Paragraph_20_Font"> </text:span><text:span text:style-name="Default_20_Paragraph_20_Font">él</text:span><text:span text:style-name="Default_20_Paragraph_20_Font"> </text:span><text:span text:style-name="Default_20_Paragraph_20_Font">se</text:span><text:span text:style-name="Default_20_Paragraph_20_Font"> </text:span><text:span text:style-name="Default_20_Paragraph_20_Font">incluye</text:span><text:span text:style-name="Default_20_Paragraph_20_Font"> </text:span><text:span text:style-name="Default_20_Paragraph_20_Font">información</text:span><text:span text:style-name="Default_20_Paragraph_20_Font"> </text:span><text:span text:style-name="Default_20_Paragraph_20_Font">relevante</text:span><text:span text:style-name="Default_20_Paragraph_20_Font"> </text:span><text:span text:style-name="Default_20_Paragraph_20_Font">para</text:span><text:span text:style-name="Default_20_Paragraph_20_Font"> </text:span><text:span text:style-name="Default_20_Paragraph_20_Font">ambas</text:span><text:span text:style-name="Default_20_Paragraph_20_Font"> </text:span><text:span text:style-name="Default_20_Paragraph_20_Font">partes</text:span><text:span text:style-name="Default_20_Paragraph_20_Font">.</text:span></text:p>
      <text:p text:style-name="P6"><text:span text:style-name="Default_20_Paragraph_20_Font"><text:span text:style-name="T1"/></text:span></text:p>
      <text:p text:style-name="Standard"><text:span text:style-name="Default_20_Paragraph_20_Font"><text:span text:style-name="T1">1.2.<text:tab/>Alcance</text:span></text:span></text:p>
      <text:p text:style-name="P5"/>
      <text:p text:style-name="P21"><text:span text:style-name="Default_20_Paragraph_20_Font">SIGETI</text:span><text:span text:style-name="Default_20_Paragraph_20_Font"> </text:span><text:span text:style-name="Default_20_Paragraph_20_Font">servirá</text:span><text:span text:style-name="Default_20_Paragraph_20_Font"> </text:span><text:span text:style-name="Default_20_Paragraph_20_Font">como</text:span><text:span text:style-name="Default_20_Paragraph_20_Font">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apoyo</text:span><text:span text:style-name="Default_20_Paragraph_20_Font"> </text:span><text:span text:style-name="Default_20_Paragraph_20_Font">al</text:span><text:span text:style-name="Default_20_Paragraph_20_Font">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transporte</text:span><text:span text:style-name="Default_20_Paragraph_20_Font"> </text:span><text:span text:style-name="Default_20_Paragraph_20_Font">masivo</text:span><text:span text:style-name="Default_20_Paragraph_20_Font">, </text:span><text:span text:style-name="Default_20_Paragraph_20_Font">por</text:span><text:span text:style-name="Default_20_Paragraph_20_Font"> </text:span><text:span text:style-name="Default_20_Paragraph_20_Font">lo</text:span><text:span text:style-name="Default_20_Paragraph_20_Font"> </text:span><text:span text:style-name="Default_20_Paragraph_20_Font">que</text:span><text:span text:style-name="Default_20_Paragraph_20_Font"> </text:span><text:span text:style-name="Default_20_Paragraph_20_Font">contará</text:span><text:span text:style-name="Default_20_Paragraph_20_Font"> </text:span><text:span text:style-name="Default_20_Paragraph_20_Font">con</text:span><text:span text:style-name="Default_20_Paragraph_20_Font"> </text:span><text:span text:style-name="Default_20_Paragraph_20_Font">diferentes</text:span><text:span text:style-name="Default_20_Paragraph_20_Font"> </text:span><text:span text:style-name="Default_20_Paragraph_20_Font">módulos</text:span><text:span text:style-name="Default_20_Paragraph_20_Font"> </text:span><text:span text:style-name="Default_20_Paragraph_20_Font">para</text:span><text:span text:style-name="Default_20_Paragraph_20_Font"> </text:span><text:span text:style-name="Default_20_Paragraph_20_Font">prestar</text:span><text:span text:style-name="Default_20_Paragraph_20_Font"> </text:span><text:span text:style-name="Default_20_Paragraph_20_Font">los</text:span><text:span text:style-name="Default_20_Paragraph_20_Font"> </text:span><text:span text:style-name="Default_20_Paragraph_20_Font">servicios</text:span><text:span text:style-name="Default_20_Paragraph_20_Font"> </text:span><text:span text:style-name="Default_20_Paragraph_20_Font">de</text:span><text:span text:style-name="Default_20_Paragraph_20_Font"> </text:span><text:span text:style-name="Default_20_Paragraph_20_Font">gestión</text:span><text:span text:style-name="Default_20_Paragraph_20_Font"> </text:span><text:span text:style-name="Default_20_Paragraph_20_Font">que</text:span><text:span text:style-name="Default_20_Paragraph_20_Font"> </text:span><text:span text:style-name="Default_20_Paragraph_20_Font">han</text:span><text:span text:style-name="Default_20_Paragraph_20_Font"> </text:span><text:span text:style-name="Default_20_Paragraph_20_Font">sido</text:span><text:span text:style-name="Default_20_Paragraph_20_Font"> </text:span><text:span text:style-name="Default_20_Paragraph_20_Font">solicitados</text:span><text:span text:style-name="Default_20_Paragraph_20_Font">. </text:span><text:span text:style-name="Default_20_Paragraph_20_Font">Hablamos</text:span><text:span text:style-name="Default_20_Paragraph_20_Font"> </text:span><text:span text:style-name="Default_20_Paragraph_20_Font">de</text:span><text:span text:style-name="Default_20_Paragraph_20_Font"> </text:span><text:span text:style-name="Default_20_Paragraph_20_Font">módulo</text:span><text:span text:style-name="Default_20_Paragraph_20_Font"> </text:span><text:span text:style-name="Default_20_Paragraph_20_Font">de</text:span><text:span text:style-name="Default_20_Paragraph_20_Font"> </text:span><text:span text:style-name="Default_20_Paragraph_20_Font">gestión</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usuarios</text:span><text:span text:style-name="Default_20_Paragraph_20_Font"> </text:span><text:span text:style-name="Default_20_Paragraph_20_Font">de</text:span><text:span text:style-name="Default_20_Paragraph_20_Font"> </text:span><text:span text:style-name="Default_20_Paragraph_20_Font">transporte</text:span><text:span text:style-name="Default_20_Paragraph_20_Font"> </text:span><text:span text:style-name="Default_20_Paragraph_20_Font">y</text:span><text:span text:style-name="Default_20_Paragraph_20_Font"> </text:span><text:span text:style-name="Default_20_Paragraph_20_Font">para</text:span><text:span text:style-name="Default_20_Paragraph_20_Font"> </text:span><text:span text:style-name="Default_20_Paragraph_20_Font">las</text:span><text:span text:style-name="Default_20_Paragraph_20_Font"> </text:span><text:span text:style-name="Default_20_Paragraph_20_Font">tarjeta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encargue</text:span><text:span text:style-name="Default_20_Paragraph_20_Font"> </text:span><text:span text:style-name="Default_20_Paragraph_20_Font">del</text:span><text:span text:style-name="Default_20_Paragraph_20_Font"> </text:span><text:span text:style-name="Default_20_Paragraph_20_Font">ingreso</text:span><text:span text:style-name="Default_20_Paragraph_20_Font"> </text:span><text:span text:style-name="Default_20_Paragraph_20_Font">de</text:span><text:span text:style-name="Default_20_Paragraph_20_Font"> </text:span><text:span text:style-name="Default_20_Paragraph_20_Font">nuevos</text:span><text:span text:style-name="Default_20_Paragraph_20_Font"> </text:span><text:span text:style-name="Default_20_Paragraph_20_Font">usuarios</text:span><text:span text:style-name="Default_20_Paragraph_20_Font">, </text:span><text:span text:style-name="Default_20_Paragraph_20_Font">la</text:span><text:span text:style-name="Default_20_Paragraph_20_Font"> </text:span><text:span text:style-name="Default_20_Paragraph_20_Font">molificación</text:span><text:span text:style-name="Default_20_Paragraph_20_Font"> </text:span><text:span text:style-name="Default_20_Paragraph_20_Font">y</text:span><text:span text:style-name="Default_20_Paragraph_20_Font"> </text:span><text:span text:style-name="Default_20_Paragraph_20_Font">eliminar</text:span><text:span text:style-name="Default_20_Paragraph_20_Font"> </text:span><text:span text:style-name="Default_20_Paragraph_20_Font">tarjetas</text:span><text:span text:style-name="Default_20_Paragraph_20_Font"> </text:span><text:span text:style-name="Default_20_Paragraph_20_Font">cuando</text:span><text:span text:style-name="Default_20_Paragraph_20_Font"> </text:span><text:span text:style-name="Default_20_Paragraph_20_Font">así</text:span><text:span text:style-name="Default_20_Paragraph_20_Font"> </text:span><text:span text:style-name="Default_20_Paragraph_20_Font">sea</text:span><text:span text:style-name="Default_20_Paragraph_20_Font"> </text:span><text:span text:style-name="Default_20_Paragraph_20_Font">requerido</text:span><text:span text:style-name="Default_20_Paragraph_20_Font">, </text:span><text:span text:style-name="Default_20_Paragraph_20_Font">como</text:span><text:span text:style-name="Default_20_Paragraph_20_Font"> </text:span><text:span text:style-name="Default_20_Paragraph_20_Font">también</text:span><text:span text:style-name="Default_20_Paragraph_20_Font"> </text:span><text:span text:style-name="Default_20_Paragraph_20_Font">manejará</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recaudo</text:span><text:span text:style-name="Default_20_Paragraph_20_Font"> (</text:span><text:span text:style-name="Default_20_Paragraph_20_Font">ventas</text:span><text:span text:style-name="Default_20_Paragraph_20_Font"> </text:span><text:span text:style-name="Default_20_Paragraph_20_Font">y</text:span><text:span text:style-name="Default_20_Paragraph_20_Font"> </text:span><text:span text:style-name="Default_20_Paragraph_20_Font">recargas</text:span><text:span text:style-name="Default_20_Paragraph_20_Font">); </text:span><text:span text:style-name="Default_20_Paragraph_20_Font">también</text:span><text:span text:style-name="Default_20_Paragraph_20_Font"> </text:span><text:span text:style-name="Default_20_Paragraph_20_Font">la</text:span><text:span text:style-name="Default_20_Paragraph_20_Font"> </text:span><text:span text:style-name="Default_20_Paragraph_20_Font">parte</text:span><text:span text:style-name="Default_20_Paragraph_20_Font"> </text:span><text:span text:style-name="Default_20_Paragraph_20_Font">de</text:span><text:span text:style-name="Default_20_Paragraph_20_Font"> </text:span><text:span text:style-name="Default_20_Paragraph_20_Font">control</text:span><text:span text:style-name="Default_20_Paragraph_20_Font"> </text:span><text:span text:style-name="Default_20_Paragraph_20_Font">de</text:span><text:span text:style-name="Default_20_Paragraph_20_Font"> </text:span><text:span text:style-name="Default_20_Paragraph_20_Font">perfiles</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empleados</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módulo</text:span><text:span text:style-name="Default_20_Paragraph_20_Font"> </text:span><text:span text:style-name="Default_20_Paragraph_20_Font">de</text:span><text:span text:style-name="Default_20_Paragraph_20_Font"> </text:span><text:span text:style-name="Default_20_Paragraph_20_Font">gestión</text:span><text:span text:style-name="Default_20_Paragraph_20_Font"> </text:span><text:span text:style-name="Default_20_Paragraph_20_Font">de</text:span><text:span text:style-name="Default_20_Paragraph_20_Font"> </text:span><text:span text:style-name="Default_20_Paragraph_20_Font">rutas</text:span><text:span text:style-name="Default_20_Paragraph_20_Font"> </text:span><text:span text:style-name="Default_20_Paragraph_20_Font">y</text:span><text:span text:style-name="Default_20_Paragraph_20_Font"> </text:span><text:span text:style-name="Default_20_Paragraph_20_Font">buses</text:span><text:span text:style-name="Default_20_Paragraph_20_Font"> </text:span><text:span text:style-name="Default_20_Paragraph_20_Font">que</text:span><text:span text:style-name="Default_20_Paragraph_20_Font"> </text:span><text:span text:style-name="Default_20_Paragraph_20_Font">manejará</text:span><text:span text:style-name="Default_20_Paragraph_20_Font"> </text:span><text:span text:style-name="Default_20_Paragraph_20_Font">el</text:span><text:span text:style-name="Default_20_Paragraph_20_Font"> </text:span><text:span text:style-name="Default_20_Paragraph_20_Font">ingreso</text:span><text:span text:style-name="Default_20_Paragraph_20_Font"> </text:span><text:span text:style-name="Default_20_Paragraph_20_Font">de</text:span><text:span text:style-name="Default_20_Paragraph_20_Font"> </text:span><text:span text:style-name="Default_20_Paragraph_20_Font">nuevos</text:span><text:span text:style-name="Default_20_Paragraph_20_Font"> </text:span><text:span text:style-name="Default_20_Paragraph_20_Font">buses</text:span><text:span text:style-name="Default_20_Paragraph_20_Font">, </text:span><text:span text:style-name="Default_20_Paragraph_20_Font">el</text:span><text:span text:style-name="Default_20_Paragraph_20_Font"> </text:span><text:span text:style-name="Default_20_Paragraph_20_Font">seguimiento</text:span><text:span text:style-name="Default_20_Paragraph_20_Font"> </text:span><text:span text:style-name="Default_20_Paragraph_20_Font">obteniendo</text:span><text:span text:style-name="Default_20_Paragraph_20_Font"> </text:span><text:span text:style-name="Default_20_Paragraph_20_Font">así</text:span><text:span text:style-name="Default_20_Paragraph_20_Font"> </text:span><text:span text:style-name="Default_20_Paragraph_20_Font">la</text:span><text:span text:style-name="Default_20_Paragraph_20_Font"> </text:span><text:span text:style-name="Default_20_Paragraph_20_Font">cantidad</text:span><text:span text:style-name="Default_20_Paragraph_20_Font"> </text:span><text:span text:style-name="Default_20_Paragraph_20_Font">total</text:span><text:span text:style-name="Default_20_Paragraph_20_Font"> </text:span><text:span text:style-name="Default_20_Paragraph_20_Font">de</text:span><text:span text:style-name="Default_20_Paragraph_20_Font"> </text:span><text:span text:style-name="Default_20_Paragraph_20_Font">buses</text:span><text:span text:style-name="Default_20_Paragraph_20_Font"> </text:span><text:span text:style-name="Default_20_Paragraph_20_Font">y</text:span><text:span text:style-name="Default_20_Paragraph_20_Font"> </text:span><text:span text:style-name="Default_20_Paragraph_20_Font">la</text:span><text:span text:style-name="Default_20_Paragraph_20_Font"> </text:span><text:span text:style-name="Default_20_Paragraph_20_Font">eliminación</text:span><text:span text:style-name="Default_20_Paragraph_20_Font">, </text:span><text:span text:style-name="Default_20_Paragraph_20_Font">a</text:span><text:span text:style-name="Default_20_Paragraph_20_Font"> </text:span><text:span text:style-name="Default_20_Paragraph_20_Font">su</text:span><text:span text:style-name="Default_20_Paragraph_20_Font"> </text:span><text:span text:style-name="Default_20_Paragraph_20_Font">vez</text:span><text:span text:style-name="Default_20_Paragraph_20_Font"> </text:span><text:span text:style-name="Default_20_Paragraph_20_Font">manejará</text:span><text:span text:style-name="Default_20_Paragraph_20_Font"> </text:span><text:span text:style-name="Default_20_Paragraph_20_Font">el</text:span><text:span text:style-name="Default_20_Paragraph_20_Font"> </text:span><text:span text:style-name="Default_20_Paragraph_20_Font">ingreso</text:span><text:span text:style-name="Default_20_Paragraph_20_Font"> </text:span><text:span text:style-name="Default_20_Paragraph_20_Font">de</text:span><text:span text:style-name="Default_20_Paragraph_20_Font"> </text:span><text:span text:style-name="Default_20_Paragraph_20_Font">rutas</text:span><text:span text:style-name="Default_20_Paragraph_20_Font">, </text:span><text:span text:style-name="Default_20_Paragraph_20_Font">la</text:span><text:span text:style-name="Default_20_Paragraph_20_Font"> </text:span><text:span text:style-name="Default_20_Paragraph_20_Font">modificación</text:span><text:span text:style-name="Default_20_Paragraph_20_Font"> </text:span><text:span text:style-name="Default_20_Paragraph_20_Font">y</text:span><text:span text:style-name="Default_20_Paragraph_20_Font"> </text:span><text:span text:style-name="Default_20_Paragraph_20_Font">eliminación</text:span><text:span text:style-name="Default_20_Paragraph_20_Font"> </text:span><text:span text:style-name="Default_20_Paragraph_20_Font">como</text:span><text:span text:style-name="Default_20_Paragraph_20_Font"> </text:span><text:span text:style-name="Default_20_Paragraph_20_Font">también</text:span><text:span text:style-name="Default_20_Paragraph_20_Font"> </text:span><text:span text:style-name="Default_20_Paragraph_20_Font">se</text:span><text:span text:style-name="Default_20_Paragraph_20_Font"> </text:span><text:span text:style-name="Default_20_Paragraph_20_Font">podrá</text:span><text:span text:style-name="Default_20_Paragraph_20_Font"> </text:span><text:span text:style-name="Default_20_Paragraph_20_Font">asociar</text:span><text:span text:style-name="Default_20_Paragraph_20_Font"> </text:span><text:span text:style-name="Default_20_Paragraph_20_Font">una</text:span><text:span text:style-name="Default_20_Paragraph_20_Font"> </text:span><text:span text:style-name="Default_20_Paragraph_20_Font">ruta</text:span><text:span text:style-name="Default_20_Paragraph_20_Font"> </text:span><text:span text:style-name="Default_20_Paragraph_20_Font">a</text:span><text:span text:style-name="Default_20_Paragraph_20_Font"> </text:span><text:span text:style-name="Default_20_Paragraph_20_Font">un</text:span><text:span text:style-name="Default_20_Paragraph_20_Font"> </text:span><text:span text:style-name="Default_20_Paragraph_20_Font">bus</text:span><text:span text:style-name="Default_20_Paragraph_20_Font">. </text:span></text:p>
      <text:p text:style-name="P14"/>
      <text:p text:style-name="P21"><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brindará</text:span><text:span text:style-name="Default_20_Paragraph_20_Font"> </text:span><text:span text:style-name="Default_20_Paragraph_20_Font">soporte</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reclamos</text:span><text:span text:style-name="Default_20_Paragraph_20_Font"> </text:span><text:span text:style-name="Default_20_Paragraph_20_Font">permitiendo</text:span><text:span text:style-name="Default_20_Paragraph_20_Font"> </text:span><text:span text:style-name="Default_20_Paragraph_20_Font">evaluar</text:span><text:span text:style-name="Default_20_Paragraph_20_Font"> </text:span><text:span text:style-name="Default_20_Paragraph_20_Font">el</text:span><text:span text:style-name="Default_20_Paragraph_20_Font"> </text:span><text:span text:style-name="Default_20_Paragraph_20_Font">funcionamiento</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transporte</text:span><text:span text:style-name="Default_20_Paragraph_20_Font"> </text:span><text:span text:style-name="Default_20_Paragraph_20_Font">masivo</text:span><text:span text:style-name="Default_20_Paragraph_20_Font">, </text:span><text:span text:style-name="Default_20_Paragraph_20_Font">esto</text:span><text:span text:style-name="Default_20_Paragraph_20_Font"> </text:span><text:span text:style-name="Default_20_Paragraph_20_Font">se</text:span><text:span text:style-name="Default_20_Paragraph_20_Font"> </text:span><text:span text:style-name="Default_20_Paragraph_20_Font">llevará</text:span><text:span text:style-name="Default_20_Paragraph_20_Font"> </text:span><text:span text:style-name="Default_20_Paragraph_20_Font">acabo</text:span><text:span text:style-name="Default_20_Paragraph_20_Font"> </text:span><text:span text:style-name="Default_20_Paragraph_20_Font">realizando</text:span><text:span text:style-name="Default_20_Paragraph_20_Font"> </text:span><text:span text:style-name="Default_20_Paragraph_20_Font">un</text:span><text:span text:style-name="Default_20_Paragraph_20_Font"> </text:span><text:span text:style-name="Default_20_Paragraph_20_Font">seguimiento</text:span><text:span text:style-name="Default_20_Paragraph_20_Font"> </text:span><text:span text:style-name="Default_20_Paragraph_20_Font">a</text:span><text:span text:style-name="Default_20_Paragraph_20_Font"> </text:span><text:span text:style-name="Default_20_Paragraph_20_Font">los</text:span><text:span text:style-name="Default_20_Paragraph_20_Font"> </text:span><text:span text:style-name="Default_20_Paragraph_20_Font">reclamos</text:span><text:span text:style-name="Default_20_Paragraph_20_Font"> </text:span><text:soft-page-break/><text:span text:style-name="Default_20_Paragraph_20_Font">y</text:span><text:span text:style-name="Default_20_Paragraph_20_Font">/</text:span><text:span text:style-name="Default_20_Paragraph_20_Font">o</text:span><text:span text:style-name="Default_20_Paragraph_20_Font"> </text:span><text:span text:style-name="Default_20_Paragraph_20_Font">solicitudes</text:span><text:span text:style-name="Default_20_Paragraph_20_Font"> </text:span><text:span text:style-name="Default_20_Paragraph_20_Font">que</text:span><text:span text:style-name="Default_20_Paragraph_20_Font"> </text:span><text:span text:style-name="Default_20_Paragraph_20_Font">impartan</text:span><text:span text:style-name="Default_20_Paragraph_20_Font"> </text:span><text:span text:style-name="Default_20_Paragraph_20_Font">los</text:span><text:span text:style-name="Default_20_Paragraph_20_Font"> </text:span><text:span text:style-name="Default_20_Paragraph_20_Font">usuarios</text:span><text:span text:style-name="Default_20_Paragraph_20_Font"> </text:span><text:span text:style-name="Default_20_Paragraph_20_Font">en</text:span><text:span text:style-name="Default_20_Paragraph_20_Font"> </text:span><text:span text:style-name="Default_20_Paragraph_20_Font">las</text:span><text:span text:style-name="Default_20_Paragraph_20_Font"> </text:span><text:span text:style-name="Default_20_Paragraph_20_Font">estaciones</text:span><text:span text:style-name="Default_20_Paragraph_20_Font">, </text:span><text:span text:style-name="Default_20_Paragraph_20_Font">donde</text:span><text:span text:style-name="Default_20_Paragraph_20_Font"> </text:span><text:span text:style-name="Default_20_Paragraph_20_Font">se</text:span><text:span text:style-name="Default_20_Paragraph_20_Font"> </text:span><text:span text:style-name="Default_20_Paragraph_20_Font">generarán</text:span><text:span text:style-name="Default_20_Paragraph_20_Font"> </text:span><text:span text:style-name="Default_20_Paragraph_20_Font">tickets</text:span><text:span text:style-name="Default_20_Paragraph_20_Font"> </text:span><text:span text:style-name="Default_20_Paragraph_20_Font">con</text:span><text:span text:style-name="Default_20_Paragraph_20_Font"> </text:span><text:span text:style-name="Default_20_Paragraph_20_Font">identificación</text:span><text:span text:style-name="Default_20_Paragraph_20_Font"> </text:span><text:span text:style-name="Default_20_Paragraph_20_Font">única</text:span><text:span text:style-name="Default_20_Paragraph_20_Font"> </text:span><text:span text:style-name="Default_20_Paragraph_20_Font">que</text:span><text:span text:style-name="Default_20_Paragraph_20_Font"> </text:span><text:span text:style-name="Default_20_Paragraph_20_Font">luego</text:span><text:span text:style-name="Default_20_Paragraph_20_Font"> </text:span><text:span text:style-name="Default_20_Paragraph_20_Font">se</text:span><text:span text:style-name="Default_20_Paragraph_20_Font"> </text:span><text:span text:style-name="Default_20_Paragraph_20_Font">podrá</text:span><text:span text:style-name="Default_20_Paragraph_20_Font"> </text:span><text:span text:style-name="Default_20_Paragraph_20_Font">consultar</text:span><text:span text:style-name="Default_20_Paragraph_20_Font"> </text:span><text:span text:style-name="Default_20_Paragraph_20_Font">para</text:span><text:span text:style-name="Default_20_Paragraph_20_Font"> </text:span><text:span text:style-name="Default_20_Paragraph_20_Font">conocer</text:span><text:span text:style-name="Default_20_Paragraph_20_Font"> </text:span><text:span text:style-name="Default_20_Paragraph_20_Font">el</text:span><text:span text:style-name="Default_20_Paragraph_20_Font"> </text:span><text:span text:style-name="Default_20_Paragraph_20_Font">estado</text:span><text:span text:style-name="Default_20_Paragraph_20_Font"> </text:span><text:span text:style-name="Default_20_Paragraph_20_Font">de</text:span><text:span text:style-name="Default_20_Paragraph_20_Font"> </text:span><text:span text:style-name="Default_20_Paragraph_20_Font">la</text:span><text:span text:style-name="Default_20_Paragraph_20_Font"> </text:span><text:span text:style-name="Default_20_Paragraph_20_Font">solicitud</text:span><text:span text:style-name="Default_20_Paragraph_20_Font"> </text:span><text:span text:style-name="Default_20_Paragraph_20_Font">y</text:span><text:span text:style-name="Default_20_Paragraph_20_Font">/</text:span><text:span text:style-name="Default_20_Paragraph_20_Font">o</text:span><text:span text:style-name="Default_20_Paragraph_20_Font"> </text:span><text:span text:style-name="Default_20_Paragraph_20_Font">reclamo</text:span><text:span text:style-name="Default_20_Paragraph_20_Font">.</text:span></text:p>
      <text:p text:style-name="P14"/>
      <text:p text:style-name="P21"><text:span text:style-name="Default_20_Paragraph_20_Font">Para terminar, el sistema podrá generar reportes por el perfil director que muestren la cantidad de buses, el estado de solicitudes y reclamos, las ultimas 10 rutas recorridas por un pasajero (usando pin de tarjeta personalizada), y las rutas que tiene implementadas el sistema.</text:span></text:p>
      <text:p text:style-name="P26"><text:span text:style-name="Default_20_Paragraph_20_Font"><text:span text:style-name="T1"/></text:span></text:p>
      <text:p text:style-name="P26"><text:span text:style-name="Default_20_Paragraph_20_Font"><text:span text:style-name="T1">1.3.<text:tab/>Definiciones, siglas, y abreviaciones <text:s text:c="2"/></text:span></text:span></text:p>
      <text:p text:style-name="P5"/>
      <text:p text:style-name="P2"><text:span text:style-name="Default_20_Paragraph_20_Font">En</text:span><text:span text:style-name="Default_20_Paragraph_20_Font"> </text:span><text:span text:style-name="Default_20_Paragraph_20_Font">adelante</text:span><text:span text:style-name="Default_20_Paragraph_20_Font"> </text:span><text:span text:style-name="Default_20_Paragraph_20_Font">las</text:span><text:span text:style-name="Default_20_Paragraph_20_Font"> </text:span><text:span text:style-name="Default_20_Paragraph_20_Font">sigla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usarán</text:span><text:span text:style-name="Default_20_Paragraph_20_Font"> </text:span><text:span text:style-name="Default_20_Paragraph_20_Font">en</text:span><text:span text:style-name="Default_20_Paragraph_20_Font"> </text:span><text:span text:style-name="Default_20_Paragraph_20_Font">el</text:span><text:span text:style-name="Default_20_Paragraph_20_Font"> </text:span><text:span text:style-name="Default_20_Paragraph_20_Font">resto</text:span><text:span text:style-name="Default_20_Paragraph_20_Font"> </text:span><text:span text:style-name="Default_20_Paragraph_20_Font">de</text:span><text:span text:style-name="Default_20_Paragraph_20_Font"> </text:span><text:span text:style-name="Default_20_Paragraph_20_Font">documento</text:span><text:span text:style-name="Default_20_Paragraph_20_Font">.</text:span></text:p>
      <text:p text:style-name="P14"/>
      <text:list xml:id="list1223691579" text:style-name="LS5">
        <text:list-item>
          <text:p text:style-name="P33"><text:span text:style-name="Default_20_Paragraph_20_Font">SIGETI</text:span><text:span text:style-name="Default_20_Paragraph_20_Font"> :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Gestion</text:span><text:span text:style-name="Default_20_Paragraph_20_Font"> </text:span><text:span text:style-name="Default_20_Paragraph_20_Font">de</text:span><text:span text:style-name="Default_20_Paragraph_20_Font"> </text:span><text:span text:style-name="Default_20_Paragraph_20_Font">Transprte</text:span><text:span text:style-name="Default_20_Paragraph_20_Font"> </text:span><text:span text:style-name="Default_20_Paragraph_20_Font">Integrado</text:span><text:span text:style-name="Default_20_Paragraph_20_Font">, </text:span><text:span text:style-name="Default_20_Paragraph_20_Font">sigla</text:span><text:span text:style-name="Default_20_Paragraph_20_Font"> </text:span><text:span text:style-name="Default_20_Paragraph_20_Font">que</text:span><text:span text:style-name="Default_20_Paragraph_20_Font"> </text:span><text:span text:style-name="Default_20_Paragraph_20_Font">representa</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desarrollará</text:span><text:span text:style-name="Default_20_Paragraph_20_Font">.</text:span></text:p>
        </text:list-item>
        <text:list-item>
          <text:p text:style-name="P33"><text:span text:style-name="Default_20_Paragraph_20_Font">SRS</text:span><text:span text:style-name="Default_20_Paragraph_20_Font">: </text:span><text:span text:style-name="Default_20_Paragraph_20_Font">Software</text:span><text:span text:style-name="Default_20_Paragraph_20_Font"> </text:span><text:span text:style-name="Default_20_Paragraph_20_Font">Requiriments</text:span><text:span text:style-name="Default_20_Paragraph_20_Font"> </text:span><text:span text:style-name="Default_20_Paragraph_20_Font">Specification</text:span><text:span text:style-name="Default_20_Paragraph_20_Font">, </text:span><text:span text:style-name="Default_20_Paragraph_20_Font">Este</text:span><text:span text:style-name="Default_20_Paragraph_20_Font"> </text:span><text:span text:style-name="Default_20_Paragraph_20_Font">documento</text:span><text:span text:style-name="Default_20_Paragraph_20_Font">, </text:span><text:span text:style-name="Default_20_Paragraph_20_Font">especificación</text:span><text:span text:style-name="Default_20_Paragraph_20_Font"> </text:span><text:span text:style-name="Default_20_Paragraph_20_Font">de</text:span><text:span text:style-name="Default_20_Paragraph_20_Font"> </text:span><text:span text:style-name="Default_20_Paragraph_20_Font">requerimientos</text:span><text:span text:style-name="Default_20_Paragraph_20_Font"> </text:span><text:span text:style-name="Default_20_Paragraph_20_Font">de</text:span><text:span text:style-name="Default_20_Paragraph_20_Font"> </text:span><text:span text:style-name="Default_20_Paragraph_20_Font">software</text:span><text:span text:style-name="Default_20_Paragraph_20_Font">.</text:span></text:p>
        </text:list-item>
        <text:list-item>
          <text:p text:style-name="P33"><text:span text:style-name="Default_20_Paragraph_20_Font">STM</text:span><text:span text:style-name="Default_20_Paragraph_20_Font">: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Transporte</text:span><text:span text:style-name="Default_20_Paragraph_20_Font"> </text:span><text:span text:style-name="Default_20_Paragraph_20_Font">Masivo</text:span><text:span text:style-name="Default_20_Paragraph_20_Font"> (</text:span><text:span text:style-name="Default_20_Paragraph_20_Font">sitema</text:span><text:span text:style-name="Default_20_Paragraph_20_Font"> </text:span><text:span text:style-name="Default_20_Paragraph_20_Font">físico</text:span><text:span text:style-name="Default_20_Paragraph_20_Font">, </text:span><text:span text:style-name="Default_20_Paragraph_20_Font">real</text:span><text:span text:style-name="Default_20_Paragraph_20_Font"> </text:span><text:span text:style-name="Default_20_Paragraph_20_Font">al</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ajusta</text:span><text:span text:style-name="Default_20_Paragraph_20_Font"> </text:span><text:span text:style-name="Default_20_Paragraph_20_Font">SIGETI</text:span><text:span text:style-name="Default_20_Paragraph_20_Font">)</text:span></text:p>
        </text:list-item>
        <text:list-item>
          <text:p text:style-name="P33"><text:span text:style-name="Default_20_Paragraph_20_Font">GPL</text:span><text:span text:style-name="Default_20_Paragraph_20_Font">: </text:span><text:span text:style-name="Default_20_Paragraph_20_Font">General</text:span><text:span text:style-name="Default_20_Paragraph_20_Font"> </text:span><text:span text:style-name="Default_20_Paragraph_20_Font">Public</text:span><text:span text:style-name="Default_20_Paragraph_20_Font"> </text:span><text:span text:style-name="Default_20_Paragraph_20_Font">Licen</text:span><text:span text:style-name="Default_20_Paragraph_20_Font">se</text:span><text:span text:style-name="Default_20_Paragraph_20_Font">, </text:span><text:span text:style-name="Default_20_Paragraph_20_Font">l</text:span><text:span text:style-name="Default_20_Paragraph_20_Font">a</text:span><text:span text:style-name="Default_20_Paragraph_20_Font"> </text:span><text:span text:style-name="Default_20_Paragraph_20_Font">Licencia</text:span><text:span text:style-name="Default_20_Paragraph_20_Font"> </text:span><text:span text:style-name="Default_20_Paragraph_20_Font">Pública</text:span><text:span text:style-name="Default_20_Paragraph_20_Font"> </text:span><text:span text:style-name="Default_20_Paragraph_20_Font">General</text:span><text:span text:style-name="Default_20_Paragraph_20_Font"> </text:span><text:span text:style-name="Default_20_Paragraph_20_Font">de</text:span><text:span text:style-name="Default_20_Paragraph_20_Font"> </text:span><text:span text:style-name="Default_20_Paragraph_20_Font">GNU</text:span><text:span text:style-name="Default_20_Paragraph_20_Font">. </text:span><text:span text:style-name="Default_20_Paragraph_20_Font">Su</text:span><text:span text:style-name="Default_20_Paragraph_20_Font"> </text:span><text:span text:style-name="Default_20_Paragraph_20_Font">propósito</text:span><text:span text:style-name="Default_20_Paragraph_20_Font"> </text:span><text:span text:style-name="Default_20_Paragraph_20_Font">es</text:span><text:span text:style-name="Default_20_Paragraph_20_Font"> </text:span><text:span text:style-name="Default_20_Paragraph_20_Font">declarar</text:span><text:span text:style-name="Default_20_Paragraph_20_Font"> </text:span><text:span text:style-name="Default_20_Paragraph_20_Font">que</text:span><text:span text:style-name="Default_20_Paragraph_20_Font"> </text:span><text:span text:style-name="Default_20_Paragraph_20_Font">el</text:span><text:span text:style-name="Default_20_Paragraph_20_Font"> </text:span><text:span text:style-name="Default_20_Paragraph_20_Font">software</text:span><text:span text:style-name="Default_20_Paragraph_20_Font"> </text:span><text:span text:style-name="Default_20_Paragraph_20_Font">cubierto</text:span><text:span text:style-name="Default_20_Paragraph_20_Font"> </text:span><text:span text:style-name="Default_20_Paragraph_20_Font">por</text:span><text:span text:style-name="Default_20_Paragraph_20_Font"> </text:span><text:span text:style-name="Default_20_Paragraph_20_Font">esta</text:span><text:span text:style-name="Default_20_Paragraph_20_Font"> </text:span><text:span text:style-name="Default_20_Paragraph_20_Font">licencia</text:span><text:span text:style-name="Default_20_Paragraph_20_Font"> </text:span><text:span text:style-name="Default_20_Paragraph_20_Font">es</text:span><text:a xlink:type="simple" xlink:href="http://es.wikipedia.org/wiki/Software_libre"><text:span text:style-name="Default_20_Paragraph_20_Font"><text:span text:style-name="Default_20_Paragraph_20_Font"> </text:span></text:span></text:a><text:span text:style-name="Default_20_Paragraph_20_Font">software</text:span><text:span text:style-name="Default_20_Paragraph_20_Font"> </text:span><text:span text:style-name="Default_20_Paragraph_20_Font">libre</text:span><text:span text:style-name="Default_20_Paragraph_20_Font"> </text:span><text:span text:style-name="Default_20_Paragraph_20_Font">y</text:span><text:span text:style-name="Default_20_Paragraph_20_Font"> </text:span><text:span text:style-name="Default_20_Paragraph_20_Font">protegerlo</text:span><text:span text:style-name="Default_20_Paragraph_20_Font"> </text:span><text:span text:style-name="Default_20_Paragraph_20_Font">de</text:span><text:span text:style-name="Default_20_Paragraph_20_Font"> </text:span><text:span text:style-name="Default_20_Paragraph_20_Font">intentos</text:span><text:span text:style-name="Default_20_Paragraph_20_Font"> </text:span><text:span text:style-name="Default_20_Paragraph_20_Font">de</text:span><text:span text:style-name="Default_20_Paragraph_20_Font"> </text:span><text:span text:style-name="Default_20_Paragraph_20_Font">apropiación</text:span><text:span text:style-name="Default_20_Paragraph_20_Font"> </text:span><text:span text:style-name="Default_20_Paragraph_20_Font">que</text:span><text:span text:style-name="Default_20_Paragraph_20_Font"> </text:span><text:span text:style-name="Default_20_Paragraph_20_Font">restrinjan</text:span><text:span text:style-name="Default_20_Paragraph_20_Font"> </text:span><text:span text:style-name="Default_20_Paragraph_20_Font">esas</text:span><text:span text:style-name="Default_20_Paragraph_20_Font"> </text:span><text:span text:style-name="Default_20_Paragraph_20_Font">libertades</text:span><text:span text:style-name="Default_20_Paragraph_20_Font"> </text:span><text:span text:style-name="Default_20_Paragraph_20_Font">a</text:span><text:span text:style-name="Default_20_Paragraph_20_Font"> </text:span><text:span text:style-name="Default_20_Paragraph_20_Font">los</text:span><text:span text:style-name="Default_20_Paragraph_20_Font"> </text:span><text:span text:style-name="Default_20_Paragraph_20_Font">usuarios</text:span><text:span text:style-name="Default_20_Paragraph_20_Font">.</text:span><text:note text:id="ftn2" text:note-class="footnote"><text:note-citation>1</text:note-citation><text:note-body><text:p text:style-name="P2"><text:span text:style-name="Default_20_Paragraph_20_Font"><text:span text:style-name="T5"><text:s/></text:span></text:span><text:span text:style-name="Default_20_Paragraph_20_Font"><text:span text:style-name="T2">según</text:span></text:span><text:span text:style-name="Default_20_Paragraph_20_Font"><text:span text:style-name="T2"> </text:span></text:span><text:span text:style-name="Default_20_Paragraph_20_Font"><text:span text:style-name="T2">wikipedia</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http</text:span></text:span><text:span text:style-name="Default_20_Paragraph_20_Font"><text:span text:style-name="T2">://</text:span></text:span><text:span text:style-name="Default_20_Paragraph_20_Font"><text:span text:style-name="T2">es</text:span></text:span><text:span text:style-name="Default_20_Paragraph_20_Font"><text:span text:style-name="T2">.</text:span></text:span><text:span text:style-name="Default_20_Paragraph_20_Font"><text:span text:style-name="T2">wikipedia</text:span></text:span><text:span text:style-name="Default_20_Paragraph_20_Font"><text:span text:style-name="T2">.</text:span></text:span><text:span text:style-name="Default_20_Paragraph_20_Font"><text:span text:style-name="T2">org</text:span></text:span><text:span text:style-name="Default_20_Paragraph_20_Font"><text:span text:style-name="T2">/</text:span></text:span><text:span text:style-name="Default_20_Paragraph_20_Font"><text:span text:style-name="T2">wiki</text:span></text:span><text:span text:style-name="Default_20_Paragraph_20_Font"><text:span text:style-name="T2">/</text:span></text:span><text:span text:style-name="Default_20_Paragraph_20_Font"><text:span text:style-name="T2">GPL</text:span></text:span></text:p></text:note-body></text:note></text:p>
        </text:list-item>
        <text:list-item>
          <text:p text:style-name="P33"><text:span text:style-name="Default_20_Paragraph_20_Font">J</text:span><text:span text:style-name="Default_20_Paragraph_20_Font"><text:span text:style-name="T6">SP</text:span></text:span><text:span text:style-name="Default_20_Paragraph_20_Font"><text:span text:style-name="T6">: </text:span></text:span><text:span text:style-name="Default_20_Paragraph_20_Font"><text:span text:style-name="T6">JavaServer</text:span></text:span><text:span text:style-name="Default_20_Paragraph_20_Font"><text:span text:style-name="T6"> </text:span></text:span><text:span text:style-name="Default_20_Paragraph_20_Font"><text:span text:style-name="T6">Pages</text:span></text:span><text:span text:style-name="Default_20_Paragraph_20_Font"><text:span text:style-name="T6">, </text:span></text:span><text:span text:style-name="Default_20_Paragraph_20_Font">es</text:span><text:span text:style-name="Default_20_Paragraph_20_Font"> </text:span><text:span text:style-name="Default_20_Paragraph_20_Font">una</text:span><text:span text:style-name="Default_20_Paragraph_20_Font"> </text:span><text:span text:style-name="Default_20_Paragraph_20_Font">tecnología</text:span><text:span text:style-name="Default_20_Paragraph_20_Font"> </text:span><text:span text:style-name="Default_20_Paragraph_20_Font">java</text:span><text:span text:style-name="Default_20_Paragraph_20_Font"> </text:span><text:span text:style-name="Default_20_Paragraph_20_Font">que</text:span><text:span text:style-name="Default_20_Paragraph_20_Font"> </text:span><text:span text:style-name="Default_20_Paragraph_20_Font">permite</text:span><text:span text:style-name="Default_20_Paragraph_20_Font"> </text:span><text:span text:style-name="Default_20_Paragraph_20_Font">generar</text:span><text:span text:style-name="Default_20_Paragraph_20_Font"> </text:span><text:span text:style-name="Default_20_Paragraph_20_Font">contenido</text:span><text:span text:style-name="Default_20_Paragraph_20_Font"> </text:span><text:span text:style-name="Default_20_Paragraph_20_Font">dinámico</text:span><text:span text:style-name="Default_20_Paragraph_20_Font"> </text:span><text:span text:style-name="Default_20_Paragraph_20_Font">para</text:span><text:span text:style-name="Default_20_Paragraph_20_Font"> </text:span><text:span text:style-name="Default_20_Paragraph_20_Font">web</text:span><text:span text:style-name="Default_20_Paragraph_20_Font">, </text:span><text:span text:style-name="Default_20_Paragraph_20_Font">en</text:span><text:span text:style-name="Default_20_Paragraph_20_Font"> </text:span><text:span text:style-name="Default_20_Paragraph_20_Font">forma</text:span><text:span text:style-name="Default_20_Paragraph_20_Font"> </text:span><text:span text:style-name="Default_20_Paragraph_20_Font">de</text:span><text:span text:style-name="Default_20_Paragraph_20_Font"> </text:span><text:span text:style-name="Default_20_Paragraph_20_Font">documentos</text:span><text:a xlink:type="simple" xlink:href="http://es.wikipedia.org/wiki/HTML"><text:span text:style-name="Default_20_Paragraph_20_Font"><text:span text:style-name="Default_20_Paragraph_20_Font"> </text:span></text:span></text:a><text:span text:style-name="Default_20_Paragraph_20_Font">html</text:span><text:span text:style-name="Default_20_Paragraph_20_Font">, </text:span><text:span text:style-name="Default_20_Paragraph_20_Font">xml</text:span><text:span text:style-name="Default_20_Paragraph_20_Font"> </text:span><text:span text:style-name="Default_20_Paragraph_20_Font">o</text:span><text:span text:style-name="Default_20_Paragraph_20_Font"> </text:span><text:span text:style-name="Default_20_Paragraph_20_Font">de</text:span><text:span text:style-name="Default_20_Paragraph_20_Font"> </text:span><text:span text:style-name="Default_20_Paragraph_20_Font">otro</text:span><text:span text:style-name="Default_20_Paragraph_20_Font"> </text:span><text:span text:style-name="Default_20_Paragraph_20_Font">tipo</text:span><text:span text:style-name="Default_20_Paragraph_20_Font">.</text:span><text:note text:id="ftn3" text:note-class="footnote"><text:note-citation>2</text:note-citation><text:note-body><text:p text:style-name="P2"><text:span text:style-name="Default_20_Paragraph_20_Font"><text:span text:style-name="T5"><text:s/></text:span></text:span><text:span text:style-name="Default_20_Paragraph_20_Font"><text:span text:style-name="T2">según</text:span></text:span><text:span text:style-name="Default_20_Paragraph_20_Font"><text:span text:style-name="T2"> </text:span></text:span><text:span text:style-name="Default_20_Paragraph_20_Font"><text:span text:style-name="T2">wikipedia</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http</text:span></text:span><text:span text:style-name="Default_20_Paragraph_20_Font"><text:span text:style-name="T2">://</text:span></text:span><text:span text:style-name="Default_20_Paragraph_20_Font"><text:span text:style-name="T2">es</text:span></text:span><text:span text:style-name="Default_20_Paragraph_20_Font"><text:span text:style-name="T2">.</text:span></text:span><text:span text:style-name="Default_20_Paragraph_20_Font"><text:span text:style-name="T2">wikipedia</text:span></text:span><text:span text:style-name="Default_20_Paragraph_20_Font"><text:span text:style-name="T2">.</text:span></text:span><text:span text:style-name="Default_20_Paragraph_20_Font"><text:span text:style-name="T2">org</text:span></text:span><text:span text:style-name="Default_20_Paragraph_20_Font"><text:span text:style-name="T2">/</text:span></text:span><text:span text:style-name="Default_20_Paragraph_20_Font"><text:span text:style-name="T2">wiki</text:span></text:span><text:span text:style-name="Default_20_Paragraph_20_Font"><text:span text:style-name="T2">/</text:span></text:span><text:span text:style-name="Default_20_Paragraph_20_Font"><text:span text:style-name="T2">JavaServer</text:span></text:span><text:span text:style-name="Default_20_Paragraph_20_Font"><text:span text:style-name="T2">_</text:span></text:span><text:span text:style-name="Default_20_Paragraph_20_Font"><text:span text:style-name="T2">Pages</text:span></text:span></text:p></text:note-body></text:note></text:p>
        </text:list-item>
        <text:list-item>
          <text:p text:style-name="P33"><text:span text:style-name="Default_20_Paragraph_20_Font">MD</text:span><text:span text:style-name="Default_20_Paragraph_20_Font">5: </text:span><text:span text:style-name="Default_20_Paragraph_20_Font"><text:span text:style-name="T5">Message</text:span></text:span><text:span text:style-name="Default_20_Paragraph_20_Font"><text:span text:style-name="T5">-</text:span></text:span><text:span text:style-name="Default_20_Paragraph_20_Font"><text:span text:style-name="T5">Digest</text:span></text:span><text:span text:style-name="Default_20_Paragraph_20_Font"><text:span text:style-name="T5"> </text:span></text:span><text:span text:style-name="Default_20_Paragraph_20_Font"><text:span text:style-name="T5">Algorithm</text:span></text:span><text:span text:style-name="Default_20_Paragraph_20_Font"><text:span text:style-name="T5"> 5</text:span></text:span><text:span text:style-name="Default_20_Paragraph_20_Font">, </text:span><text:span text:style-name="Default_20_Paragraph_20_Font">Algoritmo</text:span><text:span text:style-name="Default_20_Paragraph_20_Font"> </text:span><text:span text:style-name="Default_20_Paragraph_20_Font">de</text:span><text:span text:style-name="Default_20_Paragraph_20_Font"> </text:span><text:span text:style-name="Default_20_Paragraph_20_Font">Resumen</text:span><text:span text:style-name="Default_20_Paragraph_20_Font"> </text:span><text:span text:style-name="Default_20_Paragraph_20_Font">del</text:span><text:span text:style-name="Default_20_Paragraph_20_Font"> </text:span><text:span text:style-name="Default_20_Paragraph_20_Font">Mensaje</text:span><text:span text:style-name="Default_20_Paragraph_20_Font"> 5, </text:span><text:span text:style-name="Default_20_Paragraph_20_Font">es</text:span><text:span text:style-name="Default_20_Paragraph_20_Font"> </text:span><text:span text:style-name="Default_20_Paragraph_20_Font">un</text:span><text:a xlink:type="simple" xlink:href="http://es.wikipedia.org/wiki/Algoritmo"><text:span text:style-name="Default_20_Paragraph_20_Font"><text:span text:style-name="Default_20_Paragraph_20_Font"> </text:span></text:span></text:a><text:span text:style-name="Default_20_Paragraph_20_Font">algoritmo</text:span><text:span text:style-name="Default_20_Paragraph_20_Font"> </text:span><text:span text:style-name="Default_20_Paragraph_20_Font">de</text:span><text:span text:style-name="Default_20_Paragraph_20_Font"> </text:span><text:span text:style-name="Default_20_Paragraph_20_Font">reducción</text:span><text:span text:style-name="Default_20_Paragraph_20_Font"> </text:span><text:span text:style-name="Default_20_Paragraph_20_Font">criptográfico</text:span><text:span text:style-name="Default_20_Paragraph_20_Font"> </text:span><text:span text:style-name="Default_20_Paragraph_20_Font">de</text:span><text:span text:style-name="Default_20_Paragraph_20_Font"> 128 </text:span><text:span text:style-name="Default_20_Paragraph_20_Font">bits</text:span><text:span text:style-name="Default_20_Paragraph_20_Font"> </text:span><text:span text:style-name="Default_20_Paragraph_20_Font">ampliamente</text:span><text:span text:style-name="Default_20_Paragraph_20_Font"> </text:span><text:span text:style-name="Default_20_Paragraph_20_Font">usado</text:span><text:span text:style-name="Default_20_Paragraph_20_Font">.</text:span><text:note text:id="ftn4" text:note-class="footnote"><text:note-citation>3</text:note-citation><text:note-body><text:p text:style-name="P2"><text:span text:style-name="Default_20_Paragraph_20_Font"><text:s/></text:span><text:span text:style-name="Default_20_Paragraph_20_Font"><text:span text:style-name="T2">según</text:span></text:span><text:span text:style-name="Default_20_Paragraph_20_Font"><text:span text:style-name="T2"> </text:span></text:span><text:span text:style-name="Default_20_Paragraph_20_Font"><text:span text:style-name="T2">wikipedia</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http</text:span></text:span><text:span text:style-name="Default_20_Paragraph_20_Font"><text:span text:style-name="T2">://</text:span></text:span><text:span text:style-name="Default_20_Paragraph_20_Font"><text:span text:style-name="T2">es</text:span></text:span><text:span text:style-name="Default_20_Paragraph_20_Font"><text:span text:style-name="T2">.</text:span></text:span><text:span text:style-name="Default_20_Paragraph_20_Font"><text:span text:style-name="T2">wikipedia</text:span></text:span><text:span text:style-name="Default_20_Paragraph_20_Font"><text:span text:style-name="T2">.</text:span></text:span><text:span text:style-name="Default_20_Paragraph_20_Font"><text:span text:style-name="T2">org</text:span></text:span><text:span text:style-name="Default_20_Paragraph_20_Font"><text:span text:style-name="T2">/</text:span></text:span><text:span text:style-name="Default_20_Paragraph_20_Font"><text:span text:style-name="T2">wiki</text:span></text:span><text:span text:style-name="Default_20_Paragraph_20_Font"><text:span text:style-name="T2">/</text:span></text:span><text:span text:style-name="Default_20_Paragraph_20_Font"><text:span text:style-name="T2">MD</text:span></text:span><text:span text:style-name="Default_20_Paragraph_20_Font"><text:span text:style-name="T2">5 </text:span></text:span></text:p></text:note-body></text:note></text:p>
        </text:list-item>
        <text:list-item>
          <text:p text:style-name="P38"><text:span text:style-name="Default_20_Paragraph_20_Font">Usuario</text:span><text:span text:style-name="Default_20_Paragraph_20_Font">: </text:span><text:span text:style-name="Default_20_Paragraph_20_Font">se</text:span><text:span text:style-name="Default_20_Paragraph_20_Font"> </text:span><text:span text:style-name="Default_20_Paragraph_20_Font">hará</text:span><text:span text:style-name="Default_20_Paragraph_20_Font"> </text:span><text:span text:style-name="Default_20_Paragraph_20_Font">referencia</text:span><text:span text:style-name="Default_20_Paragraph_20_Font"> </text:span><text:span text:style-name="Default_20_Paragraph_20_Font">a</text:span><text:span text:style-name="Default_20_Paragraph_20_Font"> </text:span><text:span text:style-name="Default_20_Paragraph_20_Font">los</text:span><text:span text:style-name="Default_20_Paragraph_20_Font"> </text:span><text:span text:style-name="Default_20_Paragraph_20_Font">usuarios</text:span><text:span text:style-name="Default_20_Paragraph_20_Font"> </text:span><text:span text:style-name="Default_20_Paragraph_20_Font">de</text:span><text:span text:style-name="Default_20_Paragraph_20_Font"> </text:span><text:span text:style-name="Default_20_Paragraph_20_Font">la</text:span><text:span text:style-name="Default_20_Paragraph_20_Font"> </text:span><text:span text:style-name="Default_20_Paragraph_20_Font">aplicación</text:span><text:span text:style-name="Default_20_Paragraph_20_Font"> </text:span><text:span text:style-name="Default_20_Paragraph_20_Font">de</text:span><text:span text:style-name="Default_20_Paragraph_20_Font"> </text:span><text:span text:style-name="Default_20_Paragraph_20_Font">software</text:span><text:span text:style-name="Default_20_Paragraph_20_Font">.</text:span></text:p>
        </text:list-item>
        <text:list-item>
          <text:p text:style-name="P33"><text:span text:style-name="Default_20_Paragraph_20_Font">Perfil</text:span><text:span text:style-name="Default_20_Paragraph_20_Font">: </text:span><text:span text:style-name="Default_20_Paragraph_20_Font">indica</text:span><text:span text:style-name="Default_20_Paragraph_20_Font"> </text:span><text:span text:style-name="Default_20_Paragraph_20_Font">las</text:span><text:span text:style-name="Default_20_Paragraph_20_Font"> </text:span><text:span text:style-name="Default_20_Paragraph_20_Font">funciones</text:span><text:span text:style-name="Default_20_Paragraph_20_Font"> </text:span><text:span text:style-name="Default_20_Paragraph_20_Font">y</text:span><text:span text:style-name="Default_20_Paragraph_20_Font"> </text:span><text:span text:style-name="Default_20_Paragraph_20_Font">restricciones</text:span><text:span text:style-name="Default_20_Paragraph_20_Font"> </text:span><text:span text:style-name="Default_20_Paragraph_20_Font">que</text:span><text:span text:style-name="Default_20_Paragraph_20_Font"> </text:span><text:span text:style-name="Default_20_Paragraph_20_Font">un</text:span><text:span text:style-name="Default_20_Paragraph_20_Font"> </text:span><text:span text:style-name="Default_20_Paragraph_20_Font">usuario</text:span><text:span text:style-name="Default_20_Paragraph_20_Font"> </text:span><text:span text:style-name="Default_20_Paragraph_20_Font">puede</text:span><text:span text:style-name="Default_20_Paragraph_20_Font"> </text:span><text:span text:style-name="Default_20_Paragraph_20_Font">realizar</text:span><text:span text:style-name="Default_20_Paragraph_20_Font"> </text:span><text:span text:style-name="Default_20_Paragraph_20_Font">en</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de</text:span><text:span text:style-name="Default_20_Paragraph_20_Font"> </text:span><text:span text:style-name="Default_20_Paragraph_20_Font">software</text:span><text:span text:style-name="Default_20_Paragraph_20_Font">.</text:span></text:p>
        </text:list-item>
        <text:list-item>
          <text:p text:style-name="P33"><text:span text:style-name="Default_20_Paragraph_20_Font">Administrador</text:span><text:span text:style-name="Default_20_Paragraph_20_Font">: </text:span><text:span text:style-name="Default_20_Paragraph_20_Font">se</text:span><text:span text:style-name="Default_20_Paragraph_20_Font"> </text:span><text:span text:style-name="Default_20_Paragraph_20_Font">hará</text:span><text:span text:style-name="Default_20_Paragraph_20_Font"> </text:span><text:span text:style-name="Default_20_Paragraph_20_Font">referencia</text:span><text:span text:style-name="Default_20_Paragraph_20_Font"> </text:span><text:span text:style-name="Default_20_Paragraph_20_Font">al</text:span><text:span text:style-name="Default_20_Paragraph_20_Font"> </text:span><text:span text:style-name="Default_20_Paragraph_20_Font">perfil</text:span><text:span text:style-name="Default_20_Paragraph_20_Font"> </text:span><text:span text:style-name="Default_20_Paragraph_20_Font">con</text:span><text:span text:style-name="Default_20_Paragraph_20_Font"> </text:span><text:span text:style-name="Default_20_Paragraph_20_Font">mayor</text:span><text:span text:style-name="Default_20_Paragraph_20_Font"> </text:span><text:span text:style-name="Default_20_Paragraph_20_Font">cantidad</text:span><text:span text:style-name="Default_20_Paragraph_20_Font"> </text:span><text:span text:style-name="Default_20_Paragraph_20_Font">de</text:span><text:span text:style-name="Default_20_Paragraph_20_Font"> </text:span><text:span text:style-name="Default_20_Paragraph_20_Font">funcionalidades</text:span><text:span text:style-name="Default_20_Paragraph_20_Font"> </text:span><text:span text:style-name="Default_20_Paragraph_20_Font">sistema</text:span><text:span text:style-name="Default_20_Paragraph_20_Font"> </text:span><text:span text:style-name="Default_20_Paragraph_20_Font">y</text:span><text:span text:style-name="Default_20_Paragraph_20_Font"> </text:span><text:span text:style-name="Default_20_Paragraph_20_Font">habrá</text:span><text:span text:style-name="Default_20_Paragraph_20_Font"> </text:span><text:span text:style-name="Default_20_Paragraph_20_Font">solo</text:span><text:span text:style-name="Default_20_Paragraph_20_Font"> </text:span><text:span text:style-name="Default_20_Paragraph_20_Font">un</text:span><text:span text:style-name="Default_20_Paragraph_20_Font"> </text:span><text:span text:style-name="Default_20_Paragraph_20_Font">usuario</text:span><text:span text:style-name="Default_20_Paragraph_20_Font">.</text:span></text:p>
        </text:list-item>
        <text:list-item>
          <text:p text:style-name="P33"><text:span text:style-name="Default_20_Paragraph_20_Font">Director</text:span><text:span text:style-name="Default_20_Paragraph_20_Font">: </text:span><text:span text:style-name="Default_20_Paragraph_20_Font">se</text:span><text:span text:style-name="Default_20_Paragraph_20_Font"> </text:span><text:span text:style-name="Default_20_Paragraph_20_Font">hará</text:span><text:span text:style-name="Default_20_Paragraph_20_Font"> </text:span><text:span text:style-name="Default_20_Paragraph_20_Font">referencia</text:span><text:span text:style-name="Default_20_Paragraph_20_Font"> </text:span><text:span text:style-name="Default_20_Paragraph_20_Font">al</text:span><text:span text:style-name="Default_20_Paragraph_20_Font"> </text:span><text:span text:style-name="Default_20_Paragraph_20_Font">perfil</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para</text:span><text:span text:style-name="Default_20_Paragraph_20_Font"> </text:span><text:span text:style-name="Default_20_Paragraph_20_Font">el</text:span><text:span text:style-name="Default_20_Paragraph_20_Font"> </text:span><text:span text:style-name="Default_20_Paragraph_20_Font">Director</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text:span></text:p>
        </text:list-item>
        <text:list-item>
          <text:p text:style-name="P33"><text:span text:style-name="Default_20_Paragraph_20_Font">Operador</text:span><text:span text:style-name="Default_20_Paragraph_20_Font">: </text:span><text:span text:style-name="Default_20_Paragraph_20_Font">se</text:span><text:span text:style-name="Default_20_Paragraph_20_Font"> </text:span><text:span text:style-name="Default_20_Paragraph_20_Font">hará</text:span><text:span text:style-name="Default_20_Paragraph_20_Font"> </text:span><text:span text:style-name="Default_20_Paragraph_20_Font">referencia</text:span><text:span text:style-name="Default_20_Paragraph_20_Font"> </text:span><text:span text:style-name="Default_20_Paragraph_20_Font">al</text:span><text:span text:style-name="Default_20_Paragraph_20_Font"> </text:span><text:span text:style-name="Default_20_Paragraph_20_Font">perfil</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operadores</text:span><text:span text:style-name="Default_20_Paragraph_20_Font"> </text:span><text:span text:style-name="Default_20_Paragraph_20_Font">de</text:span><text:span text:style-name="Default_20_Paragraph_20_Font"> </text:span><text:span text:style-name="Default_20_Paragraph_20_Font">las</text:span><text:span text:style-name="Default_20_Paragraph_20_Font"> </text:span><text:span text:style-name="Default_20_Paragraph_20_Font">estaciones</text:span><text:span text:style-name="Default_20_Paragraph_20_Font">.</text:span></text:p>
        </text:list-item>
        <text:list-item>
          <text:p text:style-name="P33"><text:span text:style-name="Default_20_Paragraph_20_Font">Auxiliares</text:span><text:span text:style-name="Default_20_Paragraph_20_Font">: </text:span><text:span text:style-name="Default_20_Paragraph_20_Font">se</text:span><text:span text:style-name="Default_20_Paragraph_20_Font"> </text:span><text:span text:style-name="Default_20_Paragraph_20_Font">hará</text:span><text:span text:style-name="Default_20_Paragraph_20_Font"> </text:span><text:span text:style-name="Default_20_Paragraph_20_Font">referencia</text:span><text:span text:style-name="Default_20_Paragraph_20_Font"> </text:span><text:span text:style-name="Default_20_Paragraph_20_Font">al</text:span><text:span text:style-name="Default_20_Paragraph_20_Font"> </text:span><text:span text:style-name="Default_20_Paragraph_20_Font">perfil</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auxiliares</text:span><text:span text:style-name="Default_20_Paragraph_20_Font"> </text:span><text:span text:style-name="Default_20_Paragraph_20_Font">del</text:span><text:span text:style-name="Default_20_Paragraph_20_Font"> </text:span><text:span text:style-name="Default_20_Paragraph_20_Font">servicio</text:span><text:span text:style-name="Default_20_Paragraph_20_Font"> </text:span><text:span text:style-name="Default_20_Paragraph_20_Font">al</text:span><text:span text:style-name="Default_20_Paragraph_20_Font"> </text:span><text:span text:style-name="Default_20_Paragraph_20_Font">cliente</text:span><text:span text:style-name="Default_20_Paragraph_20_Font">.</text:span></text:p>
        </text:list-item>
        <text:list-item>
          <text:p text:style-name="P33"><text:span text:style-name="Default_20_Paragraph_20_Font">Pasajeros: se hará referencia al perfil del sistema para los usuarios del transporte.</text:span></text:p>
        </text:list-item>
      </text:list>
      <text:p text:style-name="P25"><text:soft-page-break/><text:span text:style-name="Default_20_Paragraph_20_Font"><text:span text:style-name="T1">1.4.<text:tab/>Referencias </text:span></text:span></text:p>
      <text:p text:style-name="P5"/>
      <text:list xml:id="list701050851" text:style-name="LS7">
        <text:list-item>
          <text:p text:style-name="P34"><text:span text:style-name="Default_20_Paragraph_20_Font">IEEE</text:span><text:span text:style-name="Default_20_Paragraph_20_Font">-</text:span><text:span text:style-name="Default_20_Paragraph_20_Font">STD</text:span><text:span text:style-name="Default_20_Paragraph_20_Font">-830-1998 : </text:span><text:span text:style-name="Default_20_Paragraph_20_Font">ESPECIFICACIONES</text:span><text:span text:style-name="Default_20_Paragraph_20_Font"> </text:span><text:span text:style-name="Default_20_Paragraph_20_Font">DE</text:span><text:span text:style-name="Default_20_Paragraph_20_Font"> </text:span><text:span text:style-name="Default_20_Paragraph_20_Font">LOS</text:span><text:span text:style-name="Default_20_Paragraph_20_Font"> </text:span><text:span text:style-name="Default_20_Paragraph_20_Font">REQUISITOS</text:span><text:span text:style-name="Default_20_Paragraph_20_Font"> </text:span><text:span text:style-name="Default_20_Paragraph_20_Font">DEL</text:span><text:span text:style-name="Default_20_Paragraph_20_Font"> </text:span><text:span text:style-name="Default_20_Paragraph_20_Font">SOFTWARE</text:span></text:p>
        </text:list-item>
        <text:list-item>
          <text:p text:style-name="P39"><text:a xlink:type="simple" xlink:href="http://eisc.univalle.edu.co/cursos/web/material/750092M/80/8-Matriz_ValidacionRequerimientos.pdf"><text:span text:style-name="Default_20_Paragraph_20_Font"><text:span text:style-name="Default_20_Paragraph_20_Font"><text:span text:style-name="T4">http</text:span></text:span></text:span></text:a><text:a xlink:type="simple" xlink:href="http://eisc.univalle.edu.co/cursos/web/material/750092M/80/8-Matriz_ValidacionRequerimientos.pdf"><text:span text:style-name="Default_20_Paragraph_20_Font"><text:span text:style-name="Default_20_Paragraph_20_Font"><text:span text:style-name="T4">://</text:span></text:span></text:span></text:a><text:a xlink:type="simple" xlink:href="http://eisc.univalle.edu.co/cursos/web/material/750092M/80/8-Matriz_ValidacionRequerimientos.pdf"><text:span text:style-name="Default_20_Paragraph_20_Font"><text:span text:style-name="Default_20_Paragraph_20_Font"><text:span text:style-name="T4">eisc</text:span></text:span></text:span></text:a><text:a xlink:type="simple" xlink:href="http://eisc.univalle.edu.co/cursos/web/material/750092M/80/8-Matriz_ValidacionRequerimientos.pdf"><text:span text:style-name="Default_20_Paragraph_20_Font"><text:span text:style-name="Default_20_Paragraph_20_Font"><text:span text:style-name="T4">.</text:span></text:span></text:span></text:a><text:a xlink:type="simple" xlink:href="http://eisc.univalle.edu.co/cursos/web/material/750092M/80/8-Matriz_ValidacionRequerimientos.pdf"><text:span text:style-name="Default_20_Paragraph_20_Font"><text:span text:style-name="Default_20_Paragraph_20_Font"><text:span text:style-name="T4">univalle</text:span></text:span></text:span></text:a><text:a xlink:type="simple" xlink:href="http://eisc.univalle.edu.co/cursos/web/material/750092M/80/8-Matriz_ValidacionRequerimientos.pdf"><text:span text:style-name="Default_20_Paragraph_20_Font"><text:span text:style-name="Default_20_Paragraph_20_Font"><text:span text:style-name="T4">.</text:span></text:span></text:span></text:a><text:a xlink:type="simple" xlink:href="http://eisc.univalle.edu.co/cursos/web/material/750092M/80/8-Matriz_ValidacionRequerimientos.pdf"><text:span text:style-name="Default_20_Paragraph_20_Font"><text:span text:style-name="Default_20_Paragraph_20_Font"><text:span text:style-name="T4">edu</text:span></text:span></text:span></text:a><text:a xlink:type="simple" xlink:href="http://eisc.univalle.edu.co/cursos/web/material/750092M/80/8-Matriz_ValidacionRequerimientos.pdf"><text:span text:style-name="Default_20_Paragraph_20_Font"><text:span text:style-name="Default_20_Paragraph_20_Font"><text:span text:style-name="T4">.</text:span></text:span></text:span></text:a><text:a xlink:type="simple" xlink:href="http://eisc.univalle.edu.co/cursos/web/material/750092M/80/8-Matriz_ValidacionRequerimientos.pdf"><text:span text:style-name="Default_20_Paragraph_20_Font"><text:span text:style-name="Default_20_Paragraph_20_Font"><text:span text:style-name="T4">co</text:span></text:span></text:span></text:a><text:a xlink:type="simple" xlink:href="http://eisc.univalle.edu.co/cursos/web/material/750092M/80/8-Matriz_ValidacionRequerimientos.pdf"><text:span text:style-name="Default_20_Paragraph_20_Font"><text:span text:style-name="Default_20_Paragraph_20_Font"><text:span text:style-name="T4">/</text:span></text:span></text:span></text:a><text:a xlink:type="simple" xlink:href="http://eisc.univalle.edu.co/cursos/web/material/750092M/80/8-Matriz_ValidacionRequerimientos.pdf"><text:span text:style-name="Default_20_Paragraph_20_Font"><text:span text:style-name="Default_20_Paragraph_20_Font"><text:span text:style-name="T4">cursos</text:span></text:span></text:span></text:a><text:a xlink:type="simple" xlink:href="http://eisc.univalle.edu.co/cursos/web/material/750092M/80/8-Matriz_ValidacionRequerimientos.pdf"><text:span text:style-name="Default_20_Paragraph_20_Font"><text:span text:style-name="Default_20_Paragraph_20_Font"><text:span text:style-name="T4">/</text:span></text:span></text:span></text:a><text:a xlink:type="simple" xlink:href="http://eisc.univalle.edu.co/cursos/web/material/750092M/80/8-Matriz_ValidacionRequerimientos.pdf"><text:span text:style-name="Default_20_Paragraph_20_Font"><text:span text:style-name="Default_20_Paragraph_20_Font"><text:span text:style-name="T4">web</text:span></text:span></text:span></text:a><text:a xlink:type="simple" xlink:href="http://eisc.univalle.edu.co/cursos/web/material/750092M/80/8-Matriz_ValidacionRequerimientos.pdf"><text:span text:style-name="Default_20_Paragraph_20_Font"><text:span text:style-name="Default_20_Paragraph_20_Font"><text:span text:style-name="T4">/</text:span></text:span></text:span></text:a><text:a xlink:type="simple" xlink:href="http://eisc.univalle.edu.co/cursos/web/material/750092M/80/8-Matriz_ValidacionRequerimientos.pdf"><text:span text:style-name="Default_20_Paragraph_20_Font"><text:span text:style-name="Default_20_Paragraph_20_Font"><text:span text:style-name="T4">material</text:span></text:span></text:span></text:a><text:a xlink:type="simple" xlink:href="http://eisc.univalle.edu.co/cursos/web/material/750092M/80/8-Matriz_ValidacionRequerimientos.pdf"><text:span text:style-name="Default_20_Paragraph_20_Font"><text:span text:style-name="Default_20_Paragraph_20_Font"><text:span text:style-name="T4">/750092</text:span></text:span></text:span></text:a><text:a xlink:type="simple" xlink:href="http://eisc.univalle.edu.co/cursos/web/material/750092M/80/8-Matriz_ValidacionRequerimientos.pdf"><text:span text:style-name="Default_20_Paragraph_20_Font"><text:span text:style-name="Default_20_Paragraph_20_Font"><text:span text:style-name="T4">M</text:span></text:span></text:span></text:a><text:a xlink:type="simple" xlink:href="http://eisc.univalle.edu.co/cursos/web/material/750092M/80/8-Matriz_ValidacionRequerimientos.pdf"><text:span text:style-name="Default_20_Paragraph_20_Font"><text:span text:style-name="Default_20_Paragraph_20_Font"><text:span text:style-name="T4">/80/8-</text:span></text:span></text:span></text:a><text:a xlink:type="simple" xlink:href="http://eisc.univalle.edu.co/cursos/web/material/750092M/80/8-Matriz_ValidacionRequerimientos.pdf"><text:span text:style-name="Default_20_Paragraph_20_Font"><text:span text:style-name="Default_20_Paragraph_20_Font"><text:span text:style-name="T4">Matriz</text:span></text:span></text:span></text:a><text:a xlink:type="simple" xlink:href="http://eisc.univalle.edu.co/cursos/web/material/750092M/80/8-Matriz_ValidacionRequerimientos.pdf"><text:span text:style-name="Default_20_Paragraph_20_Font"><text:span text:style-name="Default_20_Paragraph_20_Font"><text:span text:style-name="T4">_</text:span></text:span></text:span></text:a><text:a xlink:type="simple" xlink:href="http://eisc.univalle.edu.co/cursos/web/material/750092M/80/8-Matriz_ValidacionRequerimientos.pdf"><text:span text:style-name="Default_20_Paragraph_20_Font"><text:span text:style-name="Default_20_Paragraph_20_Font"><text:span text:style-name="T4">ValidacionRequerimientos</text:span></text:span></text:span></text:a><text:a xlink:type="simple" xlink:href="http://eisc.univalle.edu.co/cursos/web/material/750092M/80/8-Matriz_ValidacionRequerimientos.pdf"><text:span text:style-name="Default_20_Paragraph_20_Font"><text:span text:style-name="Default_20_Paragraph_20_Font"><text:span text:style-name="T4">.</text:span></text:span></text:span></text:a><text:a xlink:type="simple" xlink:href="http://eisc.univalle.edu.co/cursos/web/material/750092M/80/8-Matriz_ValidacionRequerimientos.pdf"><text:span text:style-name="Default_20_Paragraph_20_Font"><text:span text:style-name="Default_20_Paragraph_20_Font"><text:span text:style-name="T4">pdf</text:span></text:span></text:span></text:a></text:p>
        </text:list-item>
        <text:list-item>
          <text:p text:style-name="P39"><text:a xlink:type="simple" xlink:href="http://es.wikipedia.org/"><text:span text:style-name="Default_20_Paragraph_20_Font"><text:span text:style-name="Default_20_Paragraph_20_Font"><text:span text:style-name="T4">es</text:span></text:span></text:span></text:a><text:a xlink:type="simple" xlink:href="http://es.wikipedia.org/"><text:span text:style-name="Default_20_Paragraph_20_Font"><text:span text:style-name="Default_20_Paragraph_20_Font"><text:span text:style-name="T4">.</text:span></text:span></text:span></text:a><text:a xlink:type="simple" xlink:href="http://es.wikipedia.org/"><text:span text:style-name="Default_20_Paragraph_20_Font"><text:span text:style-name="Default_20_Paragraph_20_Font"><text:span text:style-name="T4">wikipedia</text:span></text:span></text:span></text:a><text:a xlink:type="simple" xlink:href="http://es.wikipedia.org/"><text:span text:style-name="Default_20_Paragraph_20_Font"><text:span text:style-name="Default_20_Paragraph_20_Font"><text:span text:style-name="T4">.</text:span></text:span></text:span></text:a><text:a xlink:type="simple" xlink:href="http://es.wikipedia.org/"><text:span text:style-name="Default_20_Paragraph_20_Font"><text:span text:style-name="Default_20_Paragraph_20_Font"><text:span text:style-name="T4">org</text:span></text:span></text:span></text:a></text:p>
        </text:list-item>
        <text:list-item>
          <text:p text:style-name="P34"><text:span text:style-name="Default_20_Paragraph_20_Font">Specifying</text:span><text:span text:style-name="Default_20_Paragraph_20_Font"> </text:span><text:span text:style-name="Default_20_Paragraph_20_Font">Good</text:span><text:span text:style-name="Default_20_Paragraph_20_Font"> </text:span><text:span text:style-name="Default_20_Paragraph_20_Font">Requirements</text:span><text:span text:style-name="Default_20_Paragraph_20_Font">, </text:span><text:span text:style-name="Default_20_Paragraph_20_Font">Published</text:span><text:span text:style-name="Default_20_Paragraph_20_Font"> </text:span><text:span text:style-name="Default_20_Paragraph_20_Font">by</text:span><text:span text:style-name="Default_20_Paragraph_20_Font"> </text:span><text:span text:style-name="Default_20_Paragraph_20_Font">ETH</text:span><text:span text:style-name="Default_20_Paragraph_20_Font"> </text:span><text:span text:style-name="Default_20_Paragraph_20_Font">Zurich</text:span><text:span text:style-name="Default_20_Paragraph_20_Font">, </text:span><text:span text:style-name="Default_20_Paragraph_20_Font">Chair</text:span><text:span text:style-name="Default_20_Paragraph_20_Font"> </text:span><text:span text:style-name="Default_20_Paragraph_20_Font">of</text:span><text:span text:style-name="Default_20_Paragraph_20_Font"> </text:span><text:span text:style-name="Default_20_Paragraph_20_Font">Software</text:span><text:span text:style-name="Default_20_Paragraph_20_Font"> </text:span><text:span text:style-name="Default_20_Paragraph_20_Font">Engineering</text:span><text:span text:style-name="Default_20_Paragraph_20_Font"> ©</text:span><text:span text:style-name="Default_20_Paragraph_20_Font">JOT</text:span><text:span text:style-name="Default_20_Paragraph_20_Font">, 2003</text:span></text:p>
        </text:list-item>
        <text:list-item>
          <text:p text:style-name="P34"><text:span text:style-name="Default_20_Paragraph_20_Font">Especificación</text:span><text:span text:style-name="Default_20_Paragraph_20_Font"> </text:span><text:span text:style-name="Default_20_Paragraph_20_Font">de</text:span><text:span text:style-name="Default_20_Paragraph_20_Font"> </text:span><text:span text:style-name="Default_20_Paragraph_20_Font">requerimientos</text:span><text:span text:style-name="Default_20_Paragraph_20_Font">, </text:span><text:span text:style-name="Default_20_Paragraph_20_Font">SISTEMA</text:span><text:span text:style-name="Default_20_Paragraph_20_Font"> </text:span><text:span text:style-name="Default_20_Paragraph_20_Font">COLABORATIVO</text:span><text:span text:style-name="Default_20_Paragraph_20_Font"> </text:span><text:span text:style-name="Default_20_Paragraph_20_Font">VIRTUAL</text:span><text:span text:style-name="Default_20_Paragraph_20_Font"> </text:span><text:span text:style-name="Default_20_Paragraph_20_Font">DE</text:span><text:span text:style-name="Default_20_Paragraph_20_Font"> </text:span><text:span text:style-name="Default_20_Paragraph_20_Font">APRENDIZAJE</text:span><text:span text:style-name="Default_20_Paragraph_20_Font">, (</text:span><text:span text:style-name="Default_20_Paragraph_20_Font">SC</text:span><text:span text:style-name="Default_20_Paragraph_20_Font">-</text:span><text:span text:style-name="Default_20_Paragraph_20_Font">Learning</text:span><text:span text:style-name="Default_20_Paragraph_20_Font">), </text:span><text:span text:style-name="Default_20_Paragraph_20_Font">COMUNIDAD</text:span><text:span text:style-name="Default_20_Paragraph_20_Font"> </text:span><text:span text:style-name="Default_20_Paragraph_20_Font">VIRTUAL</text:span><text:span text:style-name="Default_20_Paragraph_20_Font"> </text:span><text:span text:style-name="Default_20_Paragraph_20_Font">DE</text:span><text:span text:style-name="Default_20_Paragraph_20_Font"> </text:span><text:span text:style-name="Default_20_Paragraph_20_Font">SALUD</text:span><text:span text:style-name="Default_20_Paragraph_20_Font"> </text:span><text:span text:style-name="Default_20_Paragraph_20_Font">CVS</text:span></text:p>
        </text:list-item>
        <text:list-item>
          <text:p text:style-name="P39"><text:a xlink:type="simple" xlink:href="http://elearning.tvm.tcs.co.in/rwi_html/SRSCheckList.pdf"><text:span text:style-name="Default_20_Paragraph_20_Font"><text:span text:style-name="Default_20_Paragraph_20_Font"><text:span text:style-name="T4">http</text:span></text:span></text:span></text:a><text:a xlink:type="simple" xlink:href="http://elearning.tvm.tcs.co.in/rwi_html/SRSCheckList.pdf"><text:span text:style-name="Default_20_Paragraph_20_Font"><text:span text:style-name="Default_20_Paragraph_20_Font"><text:span text:style-name="T4">://</text:span></text:span></text:span></text:a><text:a xlink:type="simple" xlink:href="http://elearning.tvm.tcs.co.in/rwi_html/SRSCheckList.pdf"><text:span text:style-name="Default_20_Paragraph_20_Font"><text:span text:style-name="Default_20_Paragraph_20_Font"><text:span text:style-name="T4">elearning</text:span></text:span></text:span></text:a><text:a xlink:type="simple" xlink:href="http://elearning.tvm.tcs.co.in/rwi_html/SRSCheckList.pdf"><text:span text:style-name="Default_20_Paragraph_20_Font"><text:span text:style-name="Default_20_Paragraph_20_Font"><text:span text:style-name="T4">.</text:span></text:span></text:span></text:a><text:a xlink:type="simple" xlink:href="http://elearning.tvm.tcs.co.in/rwi_html/SRSCheckList.pdf"><text:span text:style-name="Default_20_Paragraph_20_Font"><text:span text:style-name="Default_20_Paragraph_20_Font"><text:span text:style-name="T4">tvm</text:span></text:span></text:span></text:a><text:a xlink:type="simple" xlink:href="http://elearning.tvm.tcs.co.in/rwi_html/SRSCheckList.pdf"><text:span text:style-name="Default_20_Paragraph_20_Font"><text:span text:style-name="Default_20_Paragraph_20_Font"><text:span text:style-name="T4">.</text:span></text:span></text:span></text:a><text:a xlink:type="simple" xlink:href="http://elearning.tvm.tcs.co.in/rwi_html/SRSCheckList.pdf"><text:span text:style-name="Default_20_Paragraph_20_Font"><text:span text:style-name="Default_20_Paragraph_20_Font"><text:span text:style-name="T4">tcs</text:span></text:span></text:span></text:a><text:a xlink:type="simple" xlink:href="http://elearning.tvm.tcs.co.in/rwi_html/SRSCheckList.pdf"><text:span text:style-name="Default_20_Paragraph_20_Font"><text:span text:style-name="Default_20_Paragraph_20_Font"><text:span text:style-name="T4">.</text:span></text:span></text:span></text:a><text:a xlink:type="simple" xlink:href="http://elearning.tvm.tcs.co.in/rwi_html/SRSCheckList.pdf"><text:span text:style-name="Default_20_Paragraph_20_Font"><text:span text:style-name="Default_20_Paragraph_20_Font"><text:span text:style-name="T4">co</text:span></text:span></text:span></text:a><text:a xlink:type="simple" xlink:href="http://elearning.tvm.tcs.co.in/rwi_html/SRSCheckList.pdf"><text:span text:style-name="Default_20_Paragraph_20_Font"><text:span text:style-name="Default_20_Paragraph_20_Font"><text:span text:style-name="T4">.</text:span></text:span></text:span></text:a><text:a xlink:type="simple" xlink:href="http://elearning.tvm.tcs.co.in/rwi_html/SRSCheckList.pdf"><text:span text:style-name="Default_20_Paragraph_20_Font"><text:span text:style-name="Default_20_Paragraph_20_Font"><text:span text:style-name="T4">in</text:span></text:span></text:span></text:a><text:a xlink:type="simple" xlink:href="http://elearning.tvm.tcs.co.in/rwi_html/SRSCheckList.pdf"><text:span text:style-name="Default_20_Paragraph_20_Font"><text:span text:style-name="Default_20_Paragraph_20_Font"><text:span text:style-name="T4">/</text:span></text:span></text:span></text:a><text:a xlink:type="simple" xlink:href="http://elearning.tvm.tcs.co.in/rwi_html/SRSCheckList.pdf"><text:span text:style-name="Default_20_Paragraph_20_Font"><text:span text:style-name="Default_20_Paragraph_20_Font"><text:span text:style-name="T4">rwi</text:span></text:span></text:span></text:a><text:a xlink:type="simple" xlink:href="http://elearning.tvm.tcs.co.in/rwi_html/SRSCheckList.pdf"><text:span text:style-name="Default_20_Paragraph_20_Font"><text:span text:style-name="Default_20_Paragraph_20_Font"><text:span text:style-name="T4">_</text:span></text:span></text:span></text:a><text:a xlink:type="simple" xlink:href="http://elearning.tvm.tcs.co.in/rwi_html/SRSCheckList.pdf"><text:span text:style-name="Default_20_Paragraph_20_Font"><text:span text:style-name="Default_20_Paragraph_20_Font"><text:span text:style-name="T4">html</text:span></text:span></text:span></text:a><text:a xlink:type="simple" xlink:href="http://elearning.tvm.tcs.co.in/rwi_html/SRSCheckList.pdf"><text:span text:style-name="Default_20_Paragraph_20_Font"><text:span text:style-name="Default_20_Paragraph_20_Font"><text:span text:style-name="T4">/</text:span></text:span></text:span></text:a><text:a xlink:type="simple" xlink:href="http://elearning.tvm.tcs.co.in/rwi_html/SRSCheckList.pdf"><text:span text:style-name="Default_20_Paragraph_20_Font"><text:span text:style-name="Default_20_Paragraph_20_Font"><text:span text:style-name="T4">SRSCheckList</text:span></text:span></text:span></text:a><text:a xlink:type="simple" xlink:href="http://elearning.tvm.tcs.co.in/rwi_html/SRSCheckList.pdf"><text:span text:style-name="Default_20_Paragraph_20_Font"><text:span text:style-name="Default_20_Paragraph_20_Font"><text:span text:style-name="T4">.</text:span></text:span></text:span></text:a><text:a xlink:type="simple" xlink:href="http://elearning.tvm.tcs.co.in/rwi_html/SRSCheckList.pdf"><text:span text:style-name="Default_20_Paragraph_20_Font"><text:span text:style-name="Default_20_Paragraph_20_Font"><text:span text:style-name="T4">pdf</text:span></text:span></text:span></text:a></text:p>
        </text:list-item>
        <text:list-item>
          <text:p text:style-name="P39"><text:a xlink:type="simple" xlink:href="http://csqa.info/checklist_for_reviewing_software_requirement_specification"><text:span text:style-name="Default_20_Paragraph_20_Font"><text:span text:style-name="Default_20_Paragraph_20_Font"><text:span text:style-name="T4">http</text:span></text:span></text:span></text:a><text:a xlink:type="simple" xlink:href="http://csqa.info/checklist_for_reviewing_software_requirement_specification"><text:span text:style-name="Default_20_Paragraph_20_Font"><text:span text:style-name="Default_20_Paragraph_20_Font"><text:span text:style-name="T4">://</text:span></text:span></text:span></text:a><text:a xlink:type="simple" xlink:href="http://csqa.info/checklist_for_reviewing_software_requirement_specification"><text:span text:style-name="Default_20_Paragraph_20_Font"><text:span text:style-name="Default_20_Paragraph_20_Font"><text:span text:style-name="T4">csqa</text:span></text:span></text:span></text:a><text:a xlink:type="simple" xlink:href="http://csqa.info/checklist_for_reviewing_software_requirement_specification"><text:span text:style-name="Default_20_Paragraph_20_Font"><text:span text:style-name="Default_20_Paragraph_20_Font"><text:span text:style-name="T4">.</text:span></text:span></text:span></text:a><text:a xlink:type="simple" xlink:href="http://csqa.info/checklist_for_reviewing_software_requirement_specification"><text:span text:style-name="Default_20_Paragraph_20_Font"><text:span text:style-name="Default_20_Paragraph_20_Font"><text:span text:style-name="T4">info</text:span></text:span></text:span></text:a><text:a xlink:type="simple" xlink:href="http://csqa.info/checklist_for_reviewing_software_requirement_specification"><text:span text:style-name="Default_20_Paragraph_20_Font"><text:span text:style-name="Default_20_Paragraph_20_Font"><text:span text:style-name="T4">/</text:span></text:span></text:span></text:a><text:a xlink:type="simple" xlink:href="http://csqa.info/checklist_for_reviewing_software_requirement_specification"><text:span text:style-name="Default_20_Paragraph_20_Font"><text:span text:style-name="Default_20_Paragraph_20_Font"><text:span text:style-name="T4">checklist</text:span></text:span></text:span></text:a><text:a xlink:type="simple" xlink:href="http://csqa.info/checklist_for_reviewing_software_requirement_specification"><text:span text:style-name="Default_20_Paragraph_20_Font"><text:span text:style-name="Default_20_Paragraph_20_Font"><text:span text:style-name="T4">_</text:span></text:span></text:span></text:a><text:a xlink:type="simple" xlink:href="http://csqa.info/checklist_for_reviewing_software_requirement_specification"><text:span text:style-name="Default_20_Paragraph_20_Font"><text:span text:style-name="Default_20_Paragraph_20_Font"><text:span text:style-name="T4">for</text:span></text:span></text:span></text:a><text:a xlink:type="simple" xlink:href="http://csqa.info/checklist_for_reviewing_software_requirement_specification"><text:span text:style-name="Default_20_Paragraph_20_Font"><text:span text:style-name="Default_20_Paragraph_20_Font"><text:span text:style-name="T4">_</text:span></text:span></text:span></text:a><text:a xlink:type="simple" xlink:href="http://csqa.info/checklist_for_reviewing_software_requirement_specification"><text:span text:style-name="Default_20_Paragraph_20_Font"><text:span text:style-name="Default_20_Paragraph_20_Font"><text:span text:style-name="T4">reviewing</text:span></text:span></text:span></text:a><text:a xlink:type="simple" xlink:href="http://csqa.info/checklist_for_reviewing_software_requirement_specification"><text:span text:style-name="Default_20_Paragraph_20_Font"><text:span text:style-name="Default_20_Paragraph_20_Font"><text:span text:style-name="T4">_</text:span></text:span></text:span></text:a><text:a xlink:type="simple" xlink:href="http://csqa.info/checklist_for_reviewing_software_requirement_specification"><text:span text:style-name="Default_20_Paragraph_20_Font"><text:span text:style-name="Default_20_Paragraph_20_Font"><text:span text:style-name="T4">software</text:span></text:span></text:span></text:a><text:a xlink:type="simple" xlink:href="http://csqa.info/checklist_for_reviewing_software_requirement_specification"><text:span text:style-name="Default_20_Paragraph_20_Font"><text:span text:style-name="Default_20_Paragraph_20_Font"><text:span text:style-name="T4">_</text:span></text:span></text:span></text:a><text:a xlink:type="simple" xlink:href="http://csqa.info/checklist_for_reviewing_software_requirement_specification"><text:span text:style-name="Default_20_Paragraph_20_Font"><text:span text:style-name="Default_20_Paragraph_20_Font"><text:span text:style-name="T4">requirement</text:span></text:span></text:span></text:a><text:a xlink:type="simple" xlink:href="http://csqa.info/checklist_for_reviewing_software_requirement_specification"><text:span text:style-name="Default_20_Paragraph_20_Font"><text:span text:style-name="Default_20_Paragraph_20_Font"><text:span text:style-name="T4">_</text:span></text:span></text:span></text:a><text:a xlink:type="simple" xlink:href="http://csqa.info/checklist_for_reviewing_software_requirement_specification"><text:span text:style-name="Default_20_Paragraph_20_Font"><text:span text:style-name="Default_20_Paragraph_20_Font"><text:span text:style-name="T4">specification</text:span></text:span></text:span></text:a></text:p>
        </text:list-item>
        <text:list-item>
          <text:p text:style-name="P39"><text:a xlink:type="simple" xlink:href="http://eisc.univalle.edu.co/cursos/web/material/750092M/80/8-Matriz_ValidacionRequerimientos.pdf"><text:span text:style-name="Default_20_Paragraph_20_Font">http://eisc.univalle.edu.co/cursos/web/material/750092M/80/8-Matriz_ValidacionRequerimientos.pdf</text:span></text:a></text:p>
        </text:list-item>
      </text:list>
      <text:p text:style-name="P27"><text:span text:style-name="Default_20_Paragraph_20_Font"/></text:p>
      <text:p text:style-name="P25"><text:span text:style-name="Default_20_Paragraph_20_Font"><text:span text:style-name="T9">2.<text:tab/></text:span></text:span><text:span text:style-name="Default_20_Paragraph_20_Font"><text:span text:style-name="T1">Apreciación global <text:s/></text:span></text:span></text:p>
      <text:p text:style-name="P16"/>
      <text:p text:style-name="P2"><text:span text:style-name="Default_20_Paragraph_20_Font">En</text:span><text:span text:style-name="Default_20_Paragraph_20_Font"> </text:span><text:span text:style-name="Default_20_Paragraph_20_Font">lo</text:span><text:span text:style-name="Default_20_Paragraph_20_Font"> </text:span><text:span text:style-name="Default_20_Paragraph_20_Font">que</text:span><text:span text:style-name="Default_20_Paragraph_20_Font"> </text:span><text:span text:style-name="Default_20_Paragraph_20_Font">resta</text:span><text:span text:style-name="Default_20_Paragraph_20_Font"> </text:span><text:span text:style-name="Default_20_Paragraph_20_Font">del</text:span><text:span text:style-name="Default_20_Paragraph_20_Font"> </text:span><text:span text:style-name="Default_20_Paragraph_20_Font">documento</text:span><text:span text:style-name="Default_20_Paragraph_20_Font">, </text:span><text:span text:style-name="Default_20_Paragraph_20_Font">el</text:span><text:span text:style-name="Default_20_Paragraph_20_Font"> </text:span><text:span text:style-name="Default_20_Paragraph_20_Font">lector</text:span><text:span text:style-name="Default_20_Paragraph_20_Font"> </text:span><text:span text:style-name="Default_20_Paragraph_20_Font">podrá</text:span><text:span text:style-name="Default_20_Paragraph_20_Font"> </text:span><text:span text:style-name="Default_20_Paragraph_20_Font">encontrar</text:span><text:span text:style-name="Default_20_Paragraph_20_Font"> </text:span><text:span text:style-name="Default_20_Paragraph_20_Font">las</text:span><text:span text:style-name="Default_20_Paragraph_20_Font"> </text:span><text:span text:style-name="Default_20_Paragraph_20_Font">siguientes</text:span><text:span text:style-name="Default_20_Paragraph_20_Font"> </text:span><text:span text:style-name="Default_20_Paragraph_20_Font">secciones</text:span><text:span text:style-name="Default_20_Paragraph_20_Font">:</text:span></text:p>
      <text:p text:style-name="P14"/>
      <text:p text:style-name="P2"><text:span text:style-name="Default_20_Paragraph_20_Font">Sección</text:span><text:span text:style-name="Default_20_Paragraph_20_Font"> 2 </text:span><text:span text:style-name="Default_20_Paragraph_20_Font"><text:span text:style-name="T5">-</text:span></text:span><text:span text:style-name="Default_20_Paragraph_20_Font"><text:span text:style-name="T5">Descripción</text:span></text:span><text:span text:style-name="Default_20_Paragraph_20_Font"><text:span text:style-name="T5"> </text:span></text:span><text:span text:style-name="Default_20_Paragraph_20_Font"><text:span text:style-name="T5">global</text:span></text:span><text:span text:style-name="Default_20_Paragraph_20_Font"><text:span text:style-name="T5">-: </text:span></text:span></text:p>
      <text:p text:style-name="P6"><text:span text:style-name="Default_20_Paragraph_20_Font"><text:tab/>2.1 </text:span><text:span text:style-name="Default_20_Paragraph_20_Font">Perspectiva</text:span><text:span text:style-name="Default_20_Paragraph_20_Font"> </text:span><text:span text:style-name="Default_20_Paragraph_20_Font">del</text:span><text:span text:style-name="Default_20_Paragraph_20_Font"> </text:span><text:span text:style-name="Default_20_Paragraph_20_Font">producto</text:span><text:span text:style-name="Default_20_Paragraph_20_Font">.</text:span></text:p>
      <text:p text:style-name="P6"><text:span text:style-name="Default_20_Paragraph_20_Font"><text:span text:style-name="T1"><text:tab/></text:span></text:span><text:span text:style-name="Default_20_Paragraph_20_Font">2.2 </text:span><text:span text:style-name="Default_20_Paragraph_20_Font">Funciones</text:span><text:span text:style-name="Default_20_Paragraph_20_Font"> </text:span><text:span text:style-name="Default_20_Paragraph_20_Font">del</text:span><text:span text:style-name="Default_20_Paragraph_20_Font"> </text:span><text:span text:style-name="Default_20_Paragraph_20_Font">producto</text:span><text:span text:style-name="Default_20_Paragraph_20_Font">.</text:span></text:p>
      <text:p text:style-name="P6"><text:span text:style-name="Default_20_Paragraph_20_Font"><text:tab/>2.3 </text:span><text:span text:style-name="Default_20_Paragraph_20_Font">Características</text:span><text:span text:style-name="Default_20_Paragraph_20_Font"> </text:span><text:span text:style-name="Default_20_Paragraph_20_Font">del</text:span><text:span text:style-name="Default_20_Paragraph_20_Font"> </text:span><text:span text:style-name="Default_20_Paragraph_20_Font">usuario</text:span><text:span text:style-name="Default_20_Paragraph_20_Font">.</text:span></text:p>
      <text:p text:style-name="P2"><text:span text:style-name="Default_20_Paragraph_20_Font"><text:tab/>2.4 </text:span><text:span text:style-name="Default_20_Paragraph_20_Font">Restricciones</text:span><text:span text:style-name="Default_20_Paragraph_20_Font">.</text:span></text:p>
      <text:p text:style-name="P2"><text:span text:style-name="Default_20_Paragraph_20_Font"><text:tab/>2.5 </text:span><text:span text:style-name="Default_20_Paragraph_20_Font">Atenciones</text:span><text:span text:style-name="Default_20_Paragraph_20_Font"> </text:span><text:span text:style-name="Default_20_Paragraph_20_Font">y</text:span><text:span text:style-name="Default_20_Paragraph_20_Font"> </text:span><text:span text:style-name="Default_20_Paragraph_20_Font">dependencias</text:span><text:span text:style-name="Default_20_Paragraph_20_Font">.</text:span></text:p>
      <text:p text:style-name="P2"/>
      <text:p text:style-name="P2"><text:span text:style-name="Default_20_Paragraph_20_Font">Sección</text:span><text:span text:style-name="Default_20_Paragraph_20_Font"> 3 </text:span><text:span text:style-name="Default_20_Paragraph_20_Font"><text:span text:style-name="T5">-</text:span></text:span><text:span text:style-name="Default_20_Paragraph_20_Font"><text:span text:style-name="T5">Requerimientos</text:span></text:span><text:span text:style-name="Default_20_Paragraph_20_Font"><text:span text:style-name="T5"> </text:span></text:span><text:span text:style-name="Default_20_Paragraph_20_Font"><text:span text:style-name="T5">funcionales</text:span></text:span><text:span text:style-name="Default_20_Paragraph_20_Font"><text:span text:style-name="T5">-:</text:span></text:span></text:p>
      <text:p text:style-name="P17"><text:span text:style-name="Default_20_Paragraph_20_Font">3.1 </text:span><text:span text:style-name="Default_20_Paragraph_20_Font">Requerimientos</text:span><text:span text:style-name="Default_20_Paragraph_20_Font"> </text:span><text:span text:style-name="Default_20_Paragraph_20_Font">referentes</text:span><text:span text:style-name="Default_20_Paragraph_20_Font"> </text:span><text:span text:style-name="Default_20_Paragraph_20_Font">a</text:span><text:span text:style-name="Default_20_Paragraph_20_Font"> </text:span><text:span text:style-name="Default_20_Paragraph_20_Font">las</text:span><text:span text:style-name="Default_20_Paragraph_20_Font"> </text:span><text:span text:style-name="Default_20_Paragraph_20_Font">tarjetas</text:span><text:span text:style-name="Default_20_Paragraph_20_Font">.</text:span></text:p>
      <text:p text:style-name="P17"><text:span text:style-name="Default_20_Paragraph_20_Font"><text:tab/></text:span><text:span text:style-name="Default_20_Paragraph_20_Font">ver</text:span><text:span text:style-name="Default_20_Paragraph_20_Font"> </text:span><text:span text:style-name="Default_20_Paragraph_20_Font">del</text:span><text:span text:style-name="Default_20_Paragraph_20_Font"> 3.1.1 </text:span><text:span text:style-name="Default_20_Paragraph_20_Font">al</text:span><text:span text:style-name="Default_20_Paragraph_20_Font"> 3.1.15.</text:span></text:p>
      <text:p text:style-name="P2"><text:span text:style-name="Default_20_Paragraph_20_Font"><text:tab/>3.2 </text:span><text:span text:style-name="Default_20_Paragraph_20_Font">Requerimientos</text:span><text:span text:style-name="Default_20_Paragraph_20_Font"> </text:span><text:span text:style-name="Default_20_Paragraph_20_Font">referentes</text:span><text:span text:style-name="Default_20_Paragraph_20_Font"> </text:span><text:span text:style-name="Default_20_Paragraph_20_Font">a</text:span><text:span text:style-name="Default_20_Paragraph_20_Font"> </text:span><text:span text:style-name="Default_20_Paragraph_20_Font">buses</text:span><text:span text:style-name="Default_20_Paragraph_20_Font">,</text:span><text:span text:style-name="Default_20_Paragraph_20_Font">rutas</text:span><text:span text:style-name="Default_20_Paragraph_20_Font"> </text:span><text:span text:style-name="Default_20_Paragraph_20_Font">y</text:span><text:span text:style-name="Default_20_Paragraph_20_Font"> </text:span><text:span text:style-name="Default_20_Paragraph_20_Font">estaciones</text:span><text:span text:style-name="Default_20_Paragraph_20_Font">.</text:span></text:p>
      <text:p text:style-name="P2"><text:span text:style-name="Default_20_Paragraph_20_Font"><text:tab/><text:tab/></text:span><text:span text:style-name="Default_20_Paragraph_20_Font">ver</text:span><text:span text:style-name="Default_20_Paragraph_20_Font"> </text:span><text:span text:style-name="Default_20_Paragraph_20_Font">del</text:span><text:span text:style-name="Default_20_Paragraph_20_Font"> 3.2.1 </text:span><text:span text:style-name="Default_20_Paragraph_20_Font">al</text:span><text:span text:style-name="Default_20_Paragraph_20_Font"> 3.2.14.</text:span></text:p>
      <text:p text:style-name="P17"><text:span text:style-name="Default_20_Paragraph_20_Font">3.3 </text:span><text:span text:style-name="Default_20_Paragraph_20_Font">Requerimientos</text:span><text:span text:style-name="Default_20_Paragraph_20_Font"> </text:span><text:span text:style-name="Default_20_Paragraph_20_Font">referentes</text:span><text:span text:style-name="Default_20_Paragraph_20_Font"> </text:span><text:span text:style-name="Default_20_Paragraph_20_Font">a</text:span><text:span text:style-name="Default_20_Paragraph_20_Font"> </text:span><text:span text:style-name="Default_20_Paragraph_20_Font">empleados</text:span><text:span text:style-name="Default_20_Paragraph_20_Font">.</text:span></text:p>
      <text:p text:style-name="P17"><text:span text:style-name="Default_20_Paragraph_20_Font"><text:tab/></text:span><text:span text:style-name="Default_20_Paragraph_20_Font">ver</text:span><text:span text:style-name="Default_20_Paragraph_20_Font"> </text:span><text:span text:style-name="Default_20_Paragraph_20_Font">del</text:span><text:span text:style-name="Default_20_Paragraph_20_Font"> 3.3.1 </text:span><text:span text:style-name="Default_20_Paragraph_20_Font">al</text:span><text:span text:style-name="Default_20_Paragraph_20_Font"> 3.3.12.</text:span></text:p>
      <text:p text:style-name="P17"><text:span text:style-name="Default_20_Paragraph_20_Font">3.4 </text:span><text:span text:style-name="Default_20_Paragraph_20_Font">Requerimientos</text:span><text:span text:style-name="Default_20_Paragraph_20_Font"> </text:span><text:span text:style-name="Default_20_Paragraph_20_Font">referentes</text:span><text:span text:style-name="Default_20_Paragraph_20_Font"> </text:span><text:span text:style-name="Default_20_Paragraph_20_Font">a</text:span><text:span text:style-name="Default_20_Paragraph_20_Font"> </text:span><text:span text:style-name="Default_20_Paragraph_20_Font">reclamos</text:span><text:span text:style-name="Default_20_Paragraph_20_Font">.</text:span></text:p>
      <text:p text:style-name="P17"><text:span text:style-name="Default_20_Paragraph_20_Font"><text:tab/></text:span><text:span text:style-name="Default_20_Paragraph_20_Font">ver</text:span><text:span text:style-name="Default_20_Paragraph_20_Font"> </text:span><text:span text:style-name="Default_20_Paragraph_20_Font">del</text:span><text:span text:style-name="Default_20_Paragraph_20_Font"> 3.4.1 </text:span><text:span text:style-name="Default_20_Paragraph_20_Font">al</text:span><text:span text:style-name="Default_20_Paragraph_20_Font"> 3.4.7.</text:span></text:p>
      <text:p text:style-name="P17"><text:span text:style-name="Default_20_Paragraph_20_Font">3.5 </text:span><text:span text:style-name="Default_20_Paragraph_20_Font">Requerimientos</text:span><text:span text:style-name="Default_20_Paragraph_20_Font"> </text:span><text:span text:style-name="Default_20_Paragraph_20_Font">referentes</text:span><text:span text:style-name="Default_20_Paragraph_20_Font"> </text:span><text:span text:style-name="Default_20_Paragraph_20_Font">a</text:span><text:span text:style-name="Default_20_Paragraph_20_Font"> </text:span><text:span text:style-name="Default_20_Paragraph_20_Font">reportes</text:span><text:span text:style-name="Default_20_Paragraph_20_Font">.</text:span></text:p>
      <text:p text:style-name="P17"><text:span text:style-name="Default_20_Paragraph_20_Font"><text:tab/></text:span><text:span text:style-name="Default_20_Paragraph_20_Font">ver</text:span><text:span text:style-name="Default_20_Paragraph_20_Font"> </text:span><text:span text:style-name="Default_20_Paragraph_20_Font">del</text:span><text:span text:style-name="Default_20_Paragraph_20_Font"> 3.5.1 </text:span><text:span text:style-name="Default_20_Paragraph_20_Font">al</text:span><text:span text:style-name="Default_20_Paragraph_20_Font"> 3.5.7.</text:span></text:p>
      <text:p text:style-name="P17"><text:span text:style-name="Default_20_Paragraph_20_Font">3.6 </text:span><text:span text:style-name="Default_20_Paragraph_20_Font">Requerimientos</text:span><text:span text:style-name="Default_20_Paragraph_20_Font"> </text:span><text:span text:style-name="Default_20_Paragraph_20_Font">referentes</text:span><text:span text:style-name="Default_20_Paragraph_20_Font"> </text:span><text:span text:style-name="Default_20_Paragraph_20_Font">a</text:span><text:span text:style-name="Default_20_Paragraph_20_Font"> </text:span><text:span text:style-name="Default_20_Paragraph_20_Font">gestión</text:span><text:span text:style-name="Default_20_Paragraph_20_Font"> </text:span><text:span text:style-name="Default_20_Paragraph_20_Font">de</text:span><text:span text:style-name="Default_20_Paragraph_20_Font"> </text:span><text:span text:style-name="Default_20_Paragraph_20_Font">usuarios</text:span><text:span text:style-name="Default_20_Paragraph_20_Font">.</text:span></text:p>
      <text:p text:style-name="P14"/>
      <text:p text:style-name="P2"><text:soft-page-break/><text:span text:style-name="Default_20_Paragraph_20_Font">Sección</text:span><text:span text:style-name="Default_20_Paragraph_20_Font"> 4 </text:span><text:span text:style-name="Default_20_Paragraph_20_Font"><text:span text:style-name="T5">-</text:span></text:span><text:span text:style-name="Default_20_Paragraph_20_Font"><text:span text:style-name="T5">Requerimientos</text:span></text:span><text:span text:style-name="Default_20_Paragraph_20_Font"><text:span text:style-name="T5"> </text:span></text:span><text:span text:style-name="Default_20_Paragraph_20_Font"><text:span text:style-name="T5">no</text:span></text:span><text:span text:style-name="Default_20_Paragraph_20_Font"><text:span text:style-name="T5"> </text:span></text:span><text:span text:style-name="Default_20_Paragraph_20_Font"><text:span text:style-name="T5">funcionales</text:span></text:span><text:span text:style-name="Default_20_Paragraph_20_Font"><text:span text:style-name="T5">-:</text:span></text:span></text:p>
      <text:p text:style-name="P2"><text:span text:style-name="Default_20_Paragraph_20_Font"><text:tab/>vease del 4.1 al 4.21.</text:span></text:p>
      <text:p text:style-name="P25"><text:span text:style-name="Default_20_Paragraph_20_Font"><text:span text:style-name="T1"/></text:span></text:p>
      <text:p text:style-name="P25"><text:span text:style-name="Default_20_Paragraph_20_Font"><text:span text:style-name="T1">2.1.<text:tab/>Descripción global</text:span></text:span></text:p>
      <text:p text:style-name="P14"/>
      <text:p text:style-name="P2"><text:span text:style-name="Default_20_Paragraph_20_Font">Aquí el lector encontrará un resumen del sistema visto desde varias perspectivas, para aclarar el contexto en el que se desarrollará el sistema SIGETI.</text:span></text:p>
      <text:p text:style-name="P32"><text:span text:style-name="Default_20_Paragraph_20_Font"/></text:p>
      <text:p text:style-name="P25"><text:span text:style-name="Default_20_Paragraph_20_Font"><text:span text:style-name="T1">2.2.<text:tab/>Perspectiva del producto</text:span></text:span></text:p>
      <text:p text:style-name="P5"/>
      <text:p text:style-name="P21"><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SIGETI</text:span><text:span text:style-name="Default_20_Paragraph_20_Font">, </text:span><text:span text:style-name="Default_20_Paragraph_20_Font">contará</text:span><text:span text:style-name="Default_20_Paragraph_20_Font"> </text:span><text:span text:style-name="Default_20_Paragraph_20_Font">con</text:span><text:span text:style-name="Default_20_Paragraph_20_Font"> </text:span><text:span text:style-name="Default_20_Paragraph_20_Font">una</text:span><text:span text:style-name="Default_20_Paragraph_20_Font"> </text:span><text:span text:style-name="Default_20_Paragraph_20_Font">base</text:span><text:span text:style-name="Default_20_Paragraph_20_Font"> </text:span><text:span text:style-name="Default_20_Paragraph_20_Font">de</text:span><text:span text:style-name="Default_20_Paragraph_20_Font"> </text:span><text:span text:style-name="Default_20_Paragraph_20_Font">datos</text:span><text:span text:style-name="Default_20_Paragraph_20_Font"> </text:span><text:span text:style-name="Default_20_Paragraph_20_Font">la</text:span><text:span text:style-name="Default_20_Paragraph_20_Font"> </text:span><text:span text:style-name="Default_20_Paragraph_20_Font">cual</text:span><text:span text:style-name="Default_20_Paragraph_20_Font"> </text:span><text:span text:style-name="Default_20_Paragraph_20_Font">se</text:span><text:span text:style-name="Default_20_Paragraph_20_Font"> </text:span><text:span text:style-name="Default_20_Paragraph_20_Font">hospedará</text:span><text:span text:style-name="Default_20_Paragraph_20_Font"> </text:span><text:span text:style-name="Default_20_Paragraph_20_Font">en</text:span><text:span text:style-name="Default_20_Paragraph_20_Font"> </text:span><text:span text:style-name="Default_20_Paragraph_20_Font">un</text:span><text:span text:style-name="Default_20_Paragraph_20_Font"> </text:span><text:span text:style-name="Default_20_Paragraph_20_Font">servidor</text:span><text:span text:style-name="Default_20_Paragraph_20_Font"> </text:span><text:span text:style-name="Default_20_Paragraph_20_Font">para</text:span><text:span text:style-name="Default_20_Paragraph_20_Font"> </text:span><text:span text:style-name="Default_20_Paragraph_20_Font">ser</text:span><text:span text:style-name="Default_20_Paragraph_20_Font"> </text:span><text:span text:style-name="Default_20_Paragraph_20_Font">accedido</text:span><text:span text:style-name="Default_20_Paragraph_20_Font"> </text:span><text:span text:style-name="Default_20_Paragraph_20_Font">desde</text:span><text:span text:style-name="Default_20_Paragraph_20_Font"> </text:span><text:span text:style-name="Default_20_Paragraph_20_Font">Internet</text:span><text:span text:style-name="Default_20_Paragraph_20_Font"> </text:span><text:span text:style-name="Default_20_Paragraph_20_Font">por</text:span><text:span text:style-name="Default_20_Paragraph_20_Font"> </text:span><text:span text:style-name="Default_20_Paragraph_20_Font">tanto</text:span><text:span text:style-name="Default_20_Paragraph_20_Font"> </text:span><text:span text:style-name="Default_20_Paragraph_20_Font">la</text:span><text:span text:style-name="Default_20_Paragraph_20_Font"> </text:span><text:span text:style-name="Default_20_Paragraph_20_Font">aplicación</text:span><text:span text:style-name="Default_20_Paragraph_20_Font"> </text:span><text:span text:style-name="Default_20_Paragraph_20_Font">tendrá</text:span><text:span text:style-name="Default_20_Paragraph_20_Font"> </text:span><text:span text:style-name="Default_20_Paragraph_20_Font">las</text:span><text:span text:style-name="Default_20_Paragraph_20_Font"> </text:span><text:span text:style-name="Default_20_Paragraph_20_Font">interfaces</text:span><text:span text:style-name="Default_20_Paragraph_20_Font"> </text:span><text:span text:style-name="Default_20_Paragraph_20_Font">de</text:span><text:span text:style-name="Default_20_Paragraph_20_Font"> </text:span><text:span text:style-name="Default_20_Paragraph_20_Font">tipo</text:span><text:span text:style-name="Default_20_Paragraph_20_Font"> </text:span><text:span text:style-name="Default_20_Paragraph_20_Font">web</text:span><text:span text:style-name="Default_20_Paragraph_20_Font"> </text:span><text:span text:style-name="Default_20_Paragraph_20_Font">desarrolladas</text:span><text:span text:style-name="Default_20_Paragraph_20_Font"> </text:span><text:span text:style-name="Default_20_Paragraph_20_Font">en</text:span><text:span text:style-name="Default_20_Paragraph_20_Font"> </text:span><text:span text:style-name="Default_20_Paragraph_20_Font">JSP</text:span><text:span text:style-name="Default_20_Paragraph_20_Font">. <text:s/></text:span><text:span text:style-name="Default_20_Paragraph_20_Font">El</text:span><text:span text:style-name="Default_20_Paragraph_20_Font"> </text:span><text:span text:style-name="Default_20_Paragraph_20_Font">motor</text:span><text:span text:style-name="Default_20_Paragraph_20_Font"> </text:span><text:span text:style-name="Default_20_Paragraph_20_Font">de</text:span><text:span text:style-name="Default_20_Paragraph_20_Font"> </text:span><text:span text:style-name="Default_20_Paragraph_20_Font">la</text:span><text:span text:style-name="Default_20_Paragraph_20_Font"> </text:span><text:span text:style-name="Default_20_Paragraph_20_Font">base</text:span><text:span text:style-name="Default_20_Paragraph_20_Font"> </text:span><text:span text:style-name="Default_20_Paragraph_20_Font">de</text:span><text:span text:style-name="Default_20_Paragraph_20_Font"> </text:span><text:span text:style-name="Default_20_Paragraph_20_Font">datos</text:span><text:span text:style-name="Default_20_Paragraph_20_Font"> </text:span><text:span text:style-name="Default_20_Paragraph_20_Font">será</text:span><text:span text:style-name="Default_20_Paragraph_20_Font"> </text:span><text:span text:style-name="Default_20_Paragraph_20_Font">postgres</text:span><text:span text:style-name="Default_20_Paragraph_20_Font">.</text:span></text:p>
      <text:p text:style-name="P14"/>
      <text:p text:style-name="P21"><text:span text:style-name="Default_20_Paragraph_20_Font">La</text:span><text:span text:style-name="Default_20_Paragraph_20_Font"> </text:span><text:span text:style-name="Default_20_Paragraph_20_Font">aplicación</text:span><text:span text:style-name="Default_20_Paragraph_20_Font"> </text:span><text:span text:style-name="Default_20_Paragraph_20_Font">permitirá</text:span><text:span text:style-name="Default_20_Paragraph_20_Font"> </text:span><text:span text:style-name="Default_20_Paragraph_20_Font">a</text:span><text:span text:style-name="Default_20_Paragraph_20_Font"> </text:span><text:span text:style-name="Default_20_Paragraph_20_Font">cada</text:span><text:span text:style-name="Default_20_Paragraph_20_Font"> </text:span><text:span text:style-name="Default_20_Paragraph_20_Font">uno</text:span><text:span text:style-name="Default_20_Paragraph_20_Font"> </text:span><text:span text:style-name="Default_20_Paragraph_20_Font">de</text:span><text:span text:style-name="Default_20_Paragraph_20_Font"> </text:span><text:span text:style-name="Default_20_Paragraph_20_Font">los</text:span><text:span text:style-name="Default_20_Paragraph_20_Font"> </text:span><text:span text:style-name="Default_20_Paragraph_20_Font">diferentes</text:span><text:span text:style-name="Default_20_Paragraph_20_Font"> </text:span><text:span text:style-name="Default_20_Paragraph_20_Font">tipos</text:span><text:span text:style-name="Default_20_Paragraph_20_Font"> </text:span><text:span text:style-name="Default_20_Paragraph_20_Font">o</text:span><text:span text:style-name="Default_20_Paragraph_20_Font"> </text:span><text:span text:style-name="Default_20_Paragraph_20_Font">perfiles</text:span><text:span text:style-name="Default_20_Paragraph_20_Font"> </text:span><text:span text:style-name="Default_20_Paragraph_20_Font">de</text:span><text:span text:style-name="Default_20_Paragraph_20_Font"> </text:span><text:span text:style-name="Default_20_Paragraph_20_Font">usuario</text:span><text:span text:style-name="Default_20_Paragraph_20_Font"> </text:span><text:span text:style-name="Default_20_Paragraph_20_Font">acceder</text:span><text:span text:style-name="Default_20_Paragraph_20_Font"> </text:span><text:span text:style-name="Default_20_Paragraph_20_Font">a</text:span><text:span text:style-name="Default_20_Paragraph_20_Font"> </text:span><text:span text:style-name="Default_20_Paragraph_20_Font">las</text:span><text:span text:style-name="Default_20_Paragraph_20_Font"> </text:span><text:span text:style-name="Default_20_Paragraph_20_Font">funcionalidades</text:span><text:span text:style-name="Default_20_Paragraph_20_Font"> </text:span><text:span text:style-name="Default_20_Paragraph_20_Font">descritas</text:span><text:span text:style-name="Default_20_Paragraph_20_Font"> </text:span><text:span text:style-name="Default_20_Paragraph_20_Font">para</text:span><text:span text:style-name="Default_20_Paragraph_20_Font"> </text:span><text:span text:style-name="Default_20_Paragraph_20_Font">cada</text:span><text:span text:style-name="Default_20_Paragraph_20_Font"> </text:span><text:span text:style-name="Default_20_Paragraph_20_Font">una</text:span><text:span text:style-name="Default_20_Paragraph_20_Font"> </text:span><text:span text:style-name="Default_20_Paragraph_20_Font">de</text:span><text:span text:style-name="Default_20_Paragraph_20_Font"> </text:span><text:span text:style-name="Default_20_Paragraph_20_Font">ellas</text:span><text:span text:style-name="Default_20_Paragraph_20_Font"> </text:span><text:span text:style-name="Default_20_Paragraph_20_Font">donde</text:span><text:span text:style-name="Default_20_Paragraph_20_Font"> </text:span><text:span text:style-name="Default_20_Paragraph_20_Font">se</text:span><text:span text:style-name="Default_20_Paragraph_20_Font"> </text:span><text:span text:style-name="Default_20_Paragraph_20_Font">presentarán</text:span><text:span text:style-name="Default_20_Paragraph_20_Font"> </text:span><text:span text:style-name="Default_20_Paragraph_20_Font">las</text:span><text:span text:style-name="Default_20_Paragraph_20_Font"> </text:span><text:span text:style-name="Default_20_Paragraph_20_Font">diferentes</text:span><text:span text:style-name="Default_20_Paragraph_20_Font"> </text:span><text:span text:style-name="Default_20_Paragraph_20_Font">interfaces</text:span><text:span text:style-name="Default_20_Paragraph_20_Font"> </text:span><text:span text:style-name="Default_20_Paragraph_20_Font">como</text:span><text:span text:style-name="Default_20_Paragraph_20_Font"> </text:span><text:span text:style-name="Default_20_Paragraph_20_Font">paginas</text:span><text:span text:style-name="Default_20_Paragraph_20_Font"> </text:span><text:span text:style-name="Default_20_Paragraph_20_Font">Web</text:span><text:span text:style-name="Default_20_Paragraph_20_Font">.</text:span></text:p>
      <text:p text:style-name="P13"/>
      <text:p text:style-name="P21"><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también</text:span><text:span text:style-name="Default_20_Paragraph_20_Font"> </text:span><text:span text:style-name="Default_20_Paragraph_20_Font">contara</text:span><text:span text:style-name="Default_20_Paragraph_20_Font"> </text:span><text:span text:style-name="Default_20_Paragraph_20_Font">con</text:span><text:span text:style-name="Default_20_Paragraph_20_Font"> </text:span><text:span text:style-name="Default_20_Paragraph_20_Font">varios</text:span><text:span text:style-name="Default_20_Paragraph_20_Font"> </text:span><text:span text:style-name="Default_20_Paragraph_20_Font">modos</text:span><text:span text:style-name="Default_20_Paragraph_20_Font"> </text:span><text:span text:style-name="Default_20_Paragraph_20_Font">para</text:span><text:span text:style-name="Default_20_Paragraph_20_Font"> </text:span><text:span text:style-name="Default_20_Paragraph_20_Font">acceder</text:span><text:span text:style-name="Default_20_Paragraph_20_Font"> </text:span><text:span text:style-name="Default_20_Paragraph_20_Font">a</text:span><text:span text:style-name="Default_20_Paragraph_20_Font"> </text:span><text:span text:style-name="Default_20_Paragraph_20_Font">la</text:span><text:span text:style-name="Default_20_Paragraph_20_Font"> </text:span><text:span text:style-name="Default_20_Paragraph_20_Font">aplicación</text:span><text:span text:style-name="Default_20_Paragraph_20_Font"> </text:span><text:span text:style-name="Default_20_Paragraph_20_Font">dependiendo</text:span><text:span text:style-name="Default_20_Paragraph_20_Font"> </text:span><text:span text:style-name="Default_20_Paragraph_20_Font">de</text:span><text:span text:style-name="Default_20_Paragraph_20_Font"> </text:span><text:span text:style-name="Default_20_Paragraph_20_Font">ciertas</text:span><text:span text:style-name="Default_20_Paragraph_20_Font"> </text:span><text:span text:style-name="Default_20_Paragraph_20_Font">funcionalidades</text:span><text:span text:style-name="Default_20_Paragraph_20_Font"> </text:span><text:span text:style-name="Default_20_Paragraph_20_Font">como</text:span><text:span text:style-name="Default_20_Paragraph_20_Font"> </text:span><text:span text:style-name="Default_20_Paragraph_20_Font">lo</text:span><text:span text:style-name="Default_20_Paragraph_20_Font"> </text:span><text:span text:style-name="Default_20_Paragraph_20_Font">son</text:span><text:span text:style-name="Default_20_Paragraph_20_Font"> </text:span><text:span text:style-name="Default_20_Paragraph_20_Font">el</text:span><text:span text:style-name="Default_20_Paragraph_20_Font"> </text:span><text:span text:style-name="Default_20_Paragraph_20_Font">registro</text:span><text:span text:style-name="Default_20_Paragraph_20_Font"> </text:span><text:span text:style-name="Default_20_Paragraph_20_Font">de</text:span><text:span text:style-name="Default_20_Paragraph_20_Font"> </text:span><text:span text:style-name="Default_20_Paragraph_20_Font">ingreso</text:span><text:span text:style-name="Default_20_Paragraph_20_Font"> </text:span><text:span text:style-name="Default_20_Paragraph_20_Font">a</text:span><text:span text:style-name="Default_20_Paragraph_20_Font"> </text:span><text:span text:style-name="Default_20_Paragraph_20_Font">los</text:span><text:span text:style-name="Default_20_Paragraph_20_Font"> </text:span><text:span text:style-name="Default_20_Paragraph_20_Font">buses</text:span><text:span text:style-name="Default_20_Paragraph_20_Font">, </text:span><text:span text:style-name="Default_20_Paragraph_20_Font">el</text:span><text:span text:style-name="Default_20_Paragraph_20_Font"> </text:span><text:span text:style-name="Default_20_Paragraph_20_Font">acceso</text:span><text:span text:style-name="Default_20_Paragraph_20_Font"> </text:span><text:span text:style-name="Default_20_Paragraph_20_Font">vía</text:span><text:span text:style-name="Default_20_Paragraph_20_Font"> </text:span><text:span text:style-name="Default_20_Paragraph_20_Font">Internet</text:span><text:span text:style-name="Default_20_Paragraph_20_Font">, </text:span><text:span text:style-name="Default_20_Paragraph_20_Font">el</text:span><text:span text:style-name="Default_20_Paragraph_20_Font"> </text:span><text:span text:style-name="Default_20_Paragraph_20_Font">acceso</text:span><text:span text:style-name="Default_20_Paragraph_20_Font"> </text:span><text:span text:style-name="Default_20_Paragraph_20_Font">a</text:span><text:span text:style-name="Default_20_Paragraph_20_Font"> </text:span><text:span text:style-name="Default_20_Paragraph_20_Font">la</text:span><text:span text:style-name="Default_20_Paragraph_20_Font"> </text:span><text:span text:style-name="Default_20_Paragraph_20_Font">red</text:span><text:span text:style-name="Default_20_Paragraph_20_Font"> </text:span><text:span text:style-name="Default_20_Paragraph_20_Font">interna</text:span><text:span text:style-name="Default_20_Paragraph_20_Font"> </text:span><text:span text:style-name="Default_20_Paragraph_20_Font">de</text:span><text:span text:style-name="Default_20_Paragraph_20_Font"> </text:span><text:span text:style-name="Default_20_Paragraph_20_Font">trabajo</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empleados</text:span><text:span text:style-name="Default_20_Paragraph_20_Font"> </text:span><text:span text:style-name="Default_20_Paragraph_20_Font">y</text:span><text:span text:style-name="Default_20_Paragraph_20_Font"> </text:span><text:span text:style-name="Default_20_Paragraph_20_Font">el</text:span><text:span text:style-name="Default_20_Paragraph_20_Font"> </text:span><text:span text:style-name="Default_20_Paragraph_20_Font">acceso</text:span><text:span text:style-name="Default_20_Paragraph_20_Font"> </text:span><text:span text:style-name="Default_20_Paragraph_20_Font">en</text:span><text:span text:style-name="Default_20_Paragraph_20_Font"> </text:span><text:span text:style-name="Default_20_Paragraph_20_Font">las</text:span><text:span text:style-name="Default_20_Paragraph_20_Font"> </text:span><text:span text:style-name="Default_20_Paragraph_20_Font">estaciones</text:span><text:span text:style-name="Default_20_Paragraph_20_Font"> </text:span><text:span text:style-name="Default_20_Paragraph_20_Font">para</text:span><text:span text:style-name="Default_20_Paragraph_20_Font"> </text:span><text:span text:style-name="Default_20_Paragraph_20_Font">las</text:span><text:span text:style-name="Default_20_Paragraph_20_Font"> </text:span><text:span text:style-name="Default_20_Paragraph_20_Font">consultas</text:span><text:span text:style-name="Default_20_Paragraph_20_Font"> </text:span><text:span text:style-name="Default_20_Paragraph_20_Font">de</text:span><text:span text:style-name="Default_20_Paragraph_20_Font"> </text:span><text:span text:style-name="Default_20_Paragraph_20_Font">rutas</text:span><text:span text:style-name="Default_20_Paragraph_20_Font"> </text:span><text:span text:style-name="Default_20_Paragraph_20_Font">y</text:span><text:span text:style-name="Default_20_Paragraph_20_Font"> </text:span><text:span text:style-name="Default_20_Paragraph_20_Font">reclamos</text:span><text:span text:style-name="Default_20_Paragraph_20_Font">.</text:span></text:p>
      <text:p text:style-name="P13"/>
      <text:p text:style-name="P29"><text:span text:style-name="Default_20_Paragraph_20_Font">Para</text:span><text:span text:style-name="Default_20_Paragraph_20_Font"> </text:span><text:span text:style-name="Default_20_Paragraph_20_Font">que</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sea</text:span><text:span text:style-name="Default_20_Paragraph_20_Font"> </text:span><text:span text:style-name="Default_20_Paragraph_20_Font">accedido</text:span><text:span text:style-name="Default_20_Paragraph_20_Font"> </text:span><text:span text:style-name="Default_20_Paragraph_20_Font">desde</text:span><text:span text:style-name="Default_20_Paragraph_20_Font"> </text:span><text:span text:style-name="Default_20_Paragraph_20_Font">Internet</text:span><text:span text:style-name="Default_20_Paragraph_20_Font">, </text:span><text:span text:style-name="Default_20_Paragraph_20_Font">el</text:span><text:span text:style-name="Default_20_Paragraph_20_Font"> </text:span><text:span text:style-name="Default_20_Paragraph_20_Font">usuario</text:span><text:span text:style-name="Default_20_Paragraph_20_Font"> </text:span><text:span text:style-name="Default_20_Paragraph_20_Font">debe</text:span><text:span text:style-name="Default_20_Paragraph_20_Font"> </text:span><text:span text:style-name="Default_20_Paragraph_20_Font">contar</text:span><text:span text:style-name="Default_20_Paragraph_20_Font"> </text:span><text:span text:style-name="Default_20_Paragraph_20_Font">con</text:span><text:span text:style-name="Default_20_Paragraph_20_Font"> </text:span><text:span text:style-name="Default_20_Paragraph_20_Font">un</text:span><text:span text:style-name="Default_20_Paragraph_20_Font"> </text:span><text:span text:style-name="Default_20_Paragraph_20_Font">navegador</text:span><text:span text:style-name="Default_20_Paragraph_20_Font"> </text:span><text:span text:style-name="Default_20_Paragraph_20_Font">web</text:span><text:span text:style-name="Default_20_Paragraph_20_Font"> </text:span><text:span text:style-name="Default_20_Paragraph_20_Font">ya</text:span><text:span text:style-name="Default_20_Paragraph_20_Font"> </text:span><text:span text:style-name="Default_20_Paragraph_20_Font">sea</text:span><text:span text:style-name="Default_20_Paragraph_20_Font"> </text:span><text:span text:style-name="Default_20_Paragraph_20_Font">IE</text:span><text:span text:style-name="Default_20_Paragraph_20_Font">8, </text:span><text:span text:style-name="Default_20_Paragraph_20_Font">firefox</text:span><text:span text:style-name="Default_20_Paragraph_20_Font"> </text:span><text:span text:style-name="Default_20_Paragraph_20_Font">versión</text:span><text:span text:style-name="Default_20_Paragraph_20_Font"> 3.6.0.</text:span><text:span text:style-name="Default_20_Paragraph_20_Font">x</text:span><text:span text:style-name="Default_20_Paragraph_20_Font">, </text:span><text:span text:style-name="Default_20_Paragraph_20_Font">chrome</text:span><text:span text:style-name="Default_20_Paragraph_20_Font"> </text:span><text:span text:style-name="Default_20_Paragraph_20_Font">versión</text:span><text:span text:style-name="Default_20_Paragraph_20_Font"> 13.0.</text:span><text:span text:style-name="Default_20_Paragraph_20_Font">x</text:span><text:span text:style-name="Default_20_Paragraph_20_Font"> </text:span><text:span text:style-name="Default_20_Paragraph_20_Font">o</text:span><text:span text:style-name="Default_20_Paragraph_20_Font"> </text:span><text:span text:style-name="Default_20_Paragraph_20_Font">versiones</text:span><text:span text:style-name="Default_20_Paragraph_20_Font"> </text:span><text:span text:style-name="Default_20_Paragraph_20_Font">superiores</text:span><text:span text:style-name="Default_20_Paragraph_20_Font"> </text:span><text:span text:style-name="Default_20_Paragraph_20_Font">de</text:span><text:span text:style-name="Default_20_Paragraph_20_Font"> </text:span><text:span text:style-name="Default_20_Paragraph_20_Font">las</text:span><text:span text:style-name="Default_20_Paragraph_20_Font"> </text:span><text:span text:style-name="Default_20_Paragraph_20_Font">anteriores</text:span><text:span text:style-name="Default_20_Paragraph_20_Font">, </text:span><text:span text:style-name="Default_20_Paragraph_20_Font">y</text:span><text:span text:style-name="Default_20_Paragraph_20_Font"> </text:span><text:span text:style-name="Default_20_Paragraph_20_Font">debe</text:span><text:span text:style-name="Default_20_Paragraph_20_Font"> </text:span><text:span text:style-name="Default_20_Paragraph_20_Font">contar</text:span><text:span text:style-name="Default_20_Paragraph_20_Font"> </text:span><text:span text:style-name="Default_20_Paragraph_20_Font">con</text:span><text:span text:style-name="Default_20_Paragraph_20_Font"> </text:span><text:span text:style-name="Default_20_Paragraph_20_Font">la</text:span><text:span text:style-name="Default_20_Paragraph_20_Font"> </text:span><text:span text:style-name="Default_20_Paragraph_20_Font">maquina</text:span><text:span text:style-name="Default_20_Paragraph_20_Font"> </text:span><text:span text:style-name="Default_20_Paragraph_20_Font">virtual</text:span><text:span text:style-name="Default_20_Paragraph_20_Font"> </text:span><text:span text:style-name="Default_20_Paragraph_20_Font">de</text:span><text:span text:style-name="Default_20_Paragraph_20_Font"> </text:span><text:span text:style-name="Default_20_Paragraph_20_Font">java</text:span><text:span text:style-name="Default_20_Paragraph_20_Font">.</text:span></text:p>
      <text:p text:style-name="P15"/>
      <text:p text:style-name="P29"><text:span text:style-name="Default_20_Paragraph_20_Font">Para el acceso a los empleados se debe contar con una red Interna a la que solo tendrá acceso el personal autorizado y no se podrá hacer vía web.</text:span></text:p>
      <text:p text:style-name="P31"><text:span text:style-name="Default_20_Paragraph_20_Font"><text:span text:style-name="T1"/></text:span></text:p>
      <text:p text:style-name="P31"><text:span text:style-name="Default_20_Paragraph_20_Font"><text:span text:style-name="T1">2.3.<text:tab/>Funciones del producto</text:span></text:span></text:p>
      <text:p text:style-name="P5"/>
      <text:list xml:id="list1164402563" text:style-name="LS12">
        <text:list-item>
          <text:p text:style-name="P36"><text:span text:style-name="Default_20_Paragraph_20_Font">Gestionar</text:span><text:span text:style-name="Default_20_Paragraph_20_Font"> </text:span><text:span text:style-name="Default_20_Paragraph_20_Font">usuarios</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ofrecerá</text:span><text:span text:style-name="Default_20_Paragraph_20_Font"> </text:span><text:span text:style-name="Default_20_Paragraph_20_Font">el</text:span><text:span text:style-name="Default_20_Paragraph_20_Font"> </text:span><text:span text:style-name="Default_20_Paragraph_20_Font">sevicio</text:span><text:span text:style-name="Default_20_Paragraph_20_Font"> </text:span><text:span text:style-name="Default_20_Paragraph_20_Font">de</text:span><text:span text:style-name="Default_20_Paragraph_20_Font"> </text:span><text:span text:style-name="Default_20_Paragraph_20_Font">gestión</text:span><text:span text:style-name="Default_20_Paragraph_20_Font"> </text:span><text:span text:style-name="Default_20_Paragraph_20_Font">de</text:span><text:span text:style-name="Default_20_Paragraph_20_Font"> </text:span><text:span text:style-name="Default_20_Paragraph_20_Font">usuarios</text:span><text:span text:style-name="Default_20_Paragraph_20_Font">, </text:span><text:span text:style-name="Default_20_Paragraph_20_Font">manejando</text:span><text:span text:style-name="Default_20_Paragraph_20_Font"> </text:span><text:span text:style-name="Default_20_Paragraph_20_Font">así</text:span><text:span text:style-name="Default_20_Paragraph_20_Font"> </text:span><text:span text:style-name="Default_20_Paragraph_20_Font">el</text:span><text:span text:style-name="Default_20_Paragraph_20_Font"> </text:span><text:span text:style-name="Default_20_Paragraph_20_Font">ingreso</text:span><text:span text:style-name="Default_20_Paragraph_20_Font"> </text:span><text:span text:style-name="Default_20_Paragraph_20_Font">de</text:span><text:span text:style-name="Default_20_Paragraph_20_Font"> </text:span><text:span text:style-name="Default_20_Paragraph_20_Font">nuevos</text:span><text:span text:style-name="Default_20_Paragraph_20_Font"> </text:span><text:span text:style-name="Default_20_Paragraph_20_Font">usuarios</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 -</text:span><text:span text:style-name="Default_20_Paragraph_20_Font">pasajeros</text:span><text:span text:style-name="Default_20_Paragraph_20_Font">- (</text:span><text:span text:style-name="Default_20_Paragraph_20_Font">quienes</text:span><text:span text:style-name="Default_20_Paragraph_20_Font"> </text:span><text:span text:style-name="Default_20_Paragraph_20_Font">lo</text:span><text:span text:style-name="Default_20_Paragraph_20_Font"> </text:span><text:span text:style-name="Default_20_Paragraph_20_Font">harán</text:span><text:span text:style-name="Default_20_Paragraph_20_Font"> </text:span><text:span text:style-name="Default_20_Paragraph_20_Font">cuando</text:span><text:span text:style-name="Default_20_Paragraph_20_Font"> </text:span><text:span text:style-name="Default_20_Paragraph_20_Font">adquieran</text:span><text:span text:style-name="Default_20_Paragraph_20_Font"> </text:span><text:span text:style-name="Default_20_Paragraph_20_Font">una</text:span><text:span text:style-name="Default_20_Paragraph_20_Font"> </text:span><text:span text:style-name="Default_20_Paragraph_20_Font">tarjeta</text:span><text:span text:style-name="Default_20_Paragraph_20_Font"> </text:span><text:span text:style-name="Default_20_Paragraph_20_Font">personalizada</text:span><text:span text:style-name="Default_20_Paragraph_20_Font">), </text:span><text:span text:style-name="Default_20_Paragraph_20_Font">también</text:span><text:span text:style-name="Default_20_Paragraph_20_Font"> </text:span><text:span text:style-name="Default_20_Paragraph_20_Font">el</text:span><text:span text:style-name="Default_20_Paragraph_20_Font"> </text:span><text:span text:style-name="Default_20_Paragraph_20_Font">ingreso</text:span><text:span text:style-name="Default_20_Paragraph_20_Font"> </text:span><text:span text:style-name="Default_20_Paragraph_20_Font">de</text:span><text:span text:style-name="Default_20_Paragraph_20_Font"> </text:span><text:span text:style-name="Default_20_Paragraph_20_Font">nuevos</text:span><text:span text:style-name="Default_20_Paragraph_20_Font"> </text:span><text:span text:style-name="Default_20_Paragraph_20_Font">empleados</text:span><text:span text:style-name="Default_20_Paragraph_20_Font"> </text:span><text:span text:style-name="Default_20_Paragraph_20_Font">al</text:span><text:span text:style-name="Default_20_Paragraph_20_Font"> </text:span><text:span text:style-name="Default_20_Paragraph_20_Font">sistema</text:span><text:span text:style-name="Default_20_Paragraph_20_Font">, </text:span><text:span text:style-name="Default_20_Paragraph_20_Font">este</text:span><text:span text:style-name="Default_20_Paragraph_20_Font"> </text:span><text:span text:style-name="Default_20_Paragraph_20_Font">ingreso</text:span><text:span text:style-name="Default_20_Paragraph_20_Font"> </text:span><text:span text:style-name="Default_20_Paragraph_20_Font">se</text:span><text:span text:style-name="Default_20_Paragraph_20_Font"> </text:span><text:span text:style-name="Default_20_Paragraph_20_Font">hará</text:span><text:span text:style-name="Default_20_Paragraph_20_Font"> </text:span><text:span text:style-name="Default_20_Paragraph_20_Font">por</text:span><text:span text:style-name="Default_20_Paragraph_20_Font"> </text:span><text:span text:style-name="Default_20_Paragraph_20_Font">parte</text:span><text:span text:style-name="Default_20_Paragraph_20_Font"> </text:span><text:span text:style-name="Default_20_Paragraph_20_Font">del</text:span><text:span text:style-name="Default_20_Paragraph_20_Font"> </text:span><text:span text:style-name="Default_20_Paragraph_20_Font">gerente</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Esta</text:span><text:span text:style-name="Default_20_Paragraph_20_Font"> </text:span><text:span text:style-name="Default_20_Paragraph_20_Font">gestión</text:span><text:span text:style-name="Default_20_Paragraph_20_Font"> </text:span><text:span text:style-name="Default_20_Paragraph_20_Font">de</text:span><text:span text:style-name="Default_20_Paragraph_20_Font"> </text:span><text:span text:style-name="Default_20_Paragraph_20_Font">usuarios</text:span><text:span text:style-name="Default_20_Paragraph_20_Font"> </text:span><text:span text:style-name="Default_20_Paragraph_20_Font">permite</text:span><text:span text:style-name="Default_20_Paragraph_20_Font"> </text:span><text:span text:style-name="Default_20_Paragraph_20_Font">modificar</text:span><text:span text:style-name="Default_20_Paragraph_20_Font"> </text:span><text:span text:style-name="Default_20_Paragraph_20_Font">los</text:span><text:span text:style-name="Default_20_Paragraph_20_Font"> </text:span><text:span text:style-name="Default_20_Paragraph_20_Font">datos</text:span><text:span text:style-name="Default_20_Paragraph_20_Font"> </text:span><text:span text:style-name="Default_20_Paragraph_20_Font">ingresados</text:span><text:span text:style-name="Default_20_Paragraph_20_Font"> </text:span><text:span text:style-name="Default_20_Paragraph_20_Font">en</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tanto</text:span><text:span text:style-name="Default_20_Paragraph_20_Font"> </text:span><text:span text:style-name="Default_20_Paragraph_20_Font">de</text:span><text:span text:style-name="Default_20_Paragraph_20_Font"> </text:span><text:span text:style-name="Default_20_Paragraph_20_Font">pasajeros</text:span><text:span text:style-name="Default_20_Paragraph_20_Font"> </text:span><text:span text:style-name="Default_20_Paragraph_20_Font">como</text:span><text:span text:style-name="Default_20_Paragraph_20_Font"> </text:span><text:span text:style-name="Default_20_Paragraph_20_Font">de</text:span><text:span text:style-name="Default_20_Paragraph_20_Font"> </text:span><text:span text:style-name="Default_20_Paragraph_20_Font">empleados</text:span><text:span text:style-name="Default_20_Paragraph_20_Font"> </text:span><text:span text:style-name="Default_20_Paragraph_20_Font">a</text:span><text:span text:style-name="Default_20_Paragraph_20_Font"> </text:span><text:span text:style-name="Default_20_Paragraph_20_Font">excepción</text:span><text:span text:style-name="Default_20_Paragraph_20_Font"> </text:span><text:span text:style-name="Default_20_Paragraph_20_Font">de</text:span><text:span text:style-name="Default_20_Paragraph_20_Font"> </text:span><text:span text:style-name="Default_20_Paragraph_20_Font">la</text:span><text:span text:style-name="Default_20_Paragraph_20_Font"> </text:span><text:span text:style-name="Default_20_Paragraph_20_Font">cédula</text:span><text:span text:style-name="Default_20_Paragraph_20_Font"> </text:span><text:span text:style-name="Default_20_Paragraph_20_Font">en</text:span><text:span text:style-name="Default_20_Paragraph_20_Font"> </text:span><text:span text:style-name="Default_20_Paragraph_20_Font">ambos</text:span><text:span text:style-name="Default_20_Paragraph_20_Font"> </text:span><text:span text:style-name="Default_20_Paragraph_20_Font">casos</text:span><text:span text:style-name="Default_20_Paragraph_20_Font">, </text:span><text:span text:style-name="Default_20_Paragraph_20_Font">finalmente</text:span><text:span text:style-name="Default_20_Paragraph_20_Font"> </text:span><text:span text:style-name="Default_20_Paragraph_20_Font">permite</text:span><text:span text:style-name="Default_20_Paragraph_20_Font"> </text:span><text:span text:style-name="Default_20_Paragraph_20_Font">la</text:span><text:span text:style-name="Default_20_Paragraph_20_Font"> </text:span><text:span text:style-name="Default_20_Paragraph_20_Font">eliminación</text:span><text:span text:style-name="Default_20_Paragraph_20_Font"> </text:span><text:span text:style-name="Default_20_Paragraph_20_Font">de</text:span><text:span text:style-name="Default_20_Paragraph_20_Font"> </text:span><text:span text:style-name="Default_20_Paragraph_20_Font">un</text:span><text:span text:style-name="Default_20_Paragraph_20_Font"> </text:span><text:span text:style-name="Default_20_Paragraph_20_Font">empleado</text:span><text:span text:style-name="Default_20_Paragraph_20_Font"> </text:span><text:span text:style-name="Default_20_Paragraph_20_Font">cuando</text:span><text:span text:style-name="Default_20_Paragraph_20_Font"> </text:span><text:span text:style-name="Default_20_Paragraph_20_Font">se</text:span><text:span text:style-name="Default_20_Paragraph_20_Font"> </text:span><text:span text:style-name="Default_20_Paragraph_20_Font">requiera</text:span><text:span text:style-name="Default_20_Paragraph_20_Font">.</text:span></text:p>
        </text:list-item>
        <text:list-item>
          <text:p text:style-name="P36"><text:soft-page-break/><text:span text:style-name="Default_20_Paragraph_20_Font">Gestionar</text:span><text:span text:style-name="Default_20_Paragraph_20_Font"> </text:span><text:span text:style-name="Default_20_Paragraph_20_Font">roles</text:span><text:span text:style-name="Default_20_Paragraph_20_Font">: </text:span><text:span text:style-name="Default_20_Paragraph_20_Font">Para</text:span><text:span text:style-name="Default_20_Paragraph_20_Font"> </text:span><text:span text:style-name="Default_20_Paragraph_20_Font">los</text:span><text:span text:style-name="Default_20_Paragraph_20_Font"> </text:span><text:span text:style-name="Default_20_Paragraph_20_Font">empleados</text:span><text:span text:style-name="Default_20_Paragraph_20_Font"> </text:span><text:span text:style-name="Default_20_Paragraph_20_Font">del</text:span><text:span text:style-name="Default_20_Paragraph_20_Font"> </text:span><text:span text:style-name="Default_20_Paragraph_20_Font">sistema</text:span><text:span text:style-name="Default_20_Paragraph_20_Font"> </text:span><text:span text:style-name="Default_20_Paragraph_20_Font">que</text:span><text:span text:style-name="Default_20_Paragraph_20_Font"> </text:span><text:span text:style-name="Default_20_Paragraph_20_Font">usarán</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este</text:span><text:span text:style-name="Default_20_Paragraph_20_Font"> </text:span><text:span text:style-name="Default_20_Paragraph_20_Font">debe</text:span><text:span text:style-name="Default_20_Paragraph_20_Font"> </text:span><text:span text:style-name="Default_20_Paragraph_20_Font">diferenciar</text:span><text:span text:style-name="Default_20_Paragraph_20_Font"> </text:span><text:span text:style-name="Default_20_Paragraph_20_Font">entre</text:span><text:span text:style-name="Default_20_Paragraph_20_Font"> </text:span><text:span text:style-name="Default_20_Paragraph_20_Font">los</text:span><text:span text:style-name="Default_20_Paragraph_20_Font"> </text:span><text:span text:style-name="Default_20_Paragraph_20_Font">diferentes</text:span><text:span text:style-name="Default_20_Paragraph_20_Font"> </text:span><text:span text:style-name="Default_20_Paragraph_20_Font">cargos</text:span><text:span text:style-name="Default_20_Paragraph_20_Font"> (</text:span><text:span text:style-name="Default_20_Paragraph_20_Font">roles</text:span><text:span text:style-name="Default_20_Paragraph_20_Font">) </text:span><text:span text:style-name="Default_20_Paragraph_20_Font">de</text:span><text:span text:style-name="Default_20_Paragraph_20_Font"> </text:span><text:span text:style-name="Default_20_Paragraph_20_Font">los</text:span><text:span text:style-name="Default_20_Paragraph_20_Font"> </text:span><text:span text:style-name="Default_20_Paragraph_20_Font">empleados</text:span><text:span text:style-name="Default_20_Paragraph_20_Font">, </text:span><text:span text:style-name="Default_20_Paragraph_20_Font">por</text:span><text:span text:style-name="Default_20_Paragraph_20_Font"> </text:span><text:span text:style-name="Default_20_Paragraph_20_Font">lo</text:span><text:span text:style-name="Default_20_Paragraph_20_Font"> </text:span><text:span text:style-name="Default_20_Paragraph_20_Font">que</text:span><text:span text:style-name="Default_20_Paragraph_20_Font"> </text:span><text:span text:style-name="Default_20_Paragraph_20_Font">una</text:span><text:span text:style-name="Default_20_Paragraph_20_Font"> </text:span><text:span text:style-name="Default_20_Paragraph_20_Font">vez</text:span><text:span text:style-name="Default_20_Paragraph_20_Font"> </text:span><text:span text:style-name="Default_20_Paragraph_20_Font">se</text:span><text:span text:style-name="Default_20_Paragraph_20_Font"> </text:span><text:span text:style-name="Default_20_Paragraph_20_Font">ingrese</text:span><text:span text:style-name="Default_20_Paragraph_20_Font"> </text:span><text:span text:style-name="Default_20_Paragraph_20_Font">al</text:span><text:span text:style-name="Default_20_Paragraph_20_Font"> </text:span><text:span text:style-name="Default_20_Paragraph_20_Font">sistema</text:span><text:span text:style-name="Default_20_Paragraph_20_Font"> </text:span><text:span text:style-name="Default_20_Paragraph_20_Font">este</text:span><text:span text:style-name="Default_20_Paragraph_20_Font"> </text:span><text:span text:style-name="Default_20_Paragraph_20_Font">identifica</text:span><text:span text:style-name="Default_20_Paragraph_20_Font"> </text:span><text:span text:style-name="Default_20_Paragraph_20_Font">y</text:span><text:span text:style-name="Default_20_Paragraph_20_Font"> </text:span><text:span text:style-name="Default_20_Paragraph_20_Font">carga</text:span><text:span text:style-name="Default_20_Paragraph_20_Font"> </text:span><text:span text:style-name="Default_20_Paragraph_20_Font">las</text:span><text:span text:style-name="Default_20_Paragraph_20_Font"> </text:span><text:span text:style-name="Default_20_Paragraph_20_Font">opciones</text:span><text:span text:style-name="Default_20_Paragraph_20_Font"> </text:span><text:span text:style-name="Default_20_Paragraph_20_Font">que</text:span><text:span text:style-name="Default_20_Paragraph_20_Font"> </text:span><text:span text:style-name="Default_20_Paragraph_20_Font">tiene</text:span><text:span text:style-name="Default_20_Paragraph_20_Font"> </text:span><text:span text:style-name="Default_20_Paragraph_20_Font">cada</text:span><text:span text:style-name="Default_20_Paragraph_20_Font"> </text:span><text:span text:style-name="Default_20_Paragraph_20_Font">rol</text:span><text:span text:style-name="Default_20_Paragraph_20_Font"> </text:span><text:span text:style-name="Default_20_Paragraph_20_Font">para</text:span><text:span text:style-name="Default_20_Paragraph_20_Font"> </text:span><text:span text:style-name="Default_20_Paragraph_20_Font">ejercer</text:span><text:span text:style-name="Default_20_Paragraph_20_Font"> </text:span><text:span text:style-name="Default_20_Paragraph_20_Font">la</text:span><text:span text:style-name="Default_20_Paragraph_20_Font"> </text:span><text:span text:style-name="Default_20_Paragraph_20_Font">función</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le</text:span><text:span text:style-name="Default_20_Paragraph_20_Font"> </text:span><text:span text:style-name="Default_20_Paragraph_20_Font">ha</text:span><text:span text:style-name="Default_20_Paragraph_20_Font"> </text:span><text:span text:style-name="Default_20_Paragraph_20_Font">asignado</text:span><text:span text:style-name="Default_20_Paragraph_20_Font"> </text:span><text:span text:style-name="Default_20_Paragraph_20_Font">en</text:span><text:span text:style-name="Default_20_Paragraph_20_Font"> </text:span><text:span text:style-name="Default_20_Paragraph_20_Font">el</text:span><text:span text:style-name="Default_20_Paragraph_20_Font"> </text:span><text:span text:style-name="Default_20_Paragraph_20_Font">STM</text:span><text:span text:style-name="Default_20_Paragraph_20_Font">.</text:span></text:p>
        </text:list-item>
        <text:list-item>
          <text:p text:style-name="P36"><text:span text:style-name="Default_20_Paragraph_20_Font">Administrar</text:span><text:span text:style-name="Default_20_Paragraph_20_Font"> </text:span><text:span text:style-name="Default_20_Paragraph_20_Font">rutas</text:span><text:span text:style-name="Default_20_Paragraph_20_Font">: <text:s/></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debe</text:span><text:span text:style-name="Default_20_Paragraph_20_Font"> </text:span><text:span text:style-name="Default_20_Paragraph_20_Font">permitir</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ingresen</text:span><text:span text:style-name="Default_20_Paragraph_20_Font"> </text:span><text:span text:style-name="Default_20_Paragraph_20_Font">rutas</text:span><text:span text:style-name="Default_20_Paragraph_20_Font">, </text:span><text:span text:style-name="Default_20_Paragraph_20_Font">especificando</text:span><text:span text:style-name="Default_20_Paragraph_20_Font"> </text:span><text:span text:style-name="Default_20_Paragraph_20_Font">el</text:span><text:span text:style-name="Default_20_Paragraph_20_Font"> </text:span><text:span text:style-name="Default_20_Paragraph_20_Font">nombre</text:span><text:span text:style-name="Default_20_Paragraph_20_Font">, </text:span><text:span text:style-name="Default_20_Paragraph_20_Font">descripción</text:span><text:span text:style-name="Default_20_Paragraph_20_Font"> </text:span><text:span text:style-name="Default_20_Paragraph_20_Font">del</text:span><text:span text:style-name="Default_20_Paragraph_20_Font"> </text:span><text:span text:style-name="Default_20_Paragraph_20_Font">recorrido</text:span><text:span text:style-name="Default_20_Paragraph_20_Font"> </text:span><text:span text:style-name="Default_20_Paragraph_20_Font">y</text:span><text:span text:style-name="Default_20_Paragraph_20_Font"> </text:span><text:span text:style-name="Default_20_Paragraph_20_Font">paradas</text:span><text:span text:style-name="Default_20_Paragraph_20_Font"> </text:span><text:span text:style-name="Default_20_Paragraph_20_Font">que</text:span><text:span text:style-name="Default_20_Paragraph_20_Font"> </text:span><text:span text:style-name="Default_20_Paragraph_20_Font">realiza</text:span><text:span text:style-name="Default_20_Paragraph_20_Font">, </text:span><text:span text:style-name="Default_20_Paragraph_20_Font">como</text:span><text:span text:style-name="Default_20_Paragraph_20_Font"> </text:span><text:span text:style-name="Default_20_Paragraph_20_Font">a</text:span><text:span text:style-name="Default_20_Paragraph_20_Font"> </text:span><text:span text:style-name="Default_20_Paragraph_20_Font">su</text:span><text:span text:style-name="Default_20_Paragraph_20_Font"> </text:span><text:span text:style-name="Default_20_Paragraph_20_Font">vez</text:span><text:span text:style-name="Default_20_Paragraph_20_Font"> </text:span><text:span text:style-name="Default_20_Paragraph_20_Font">modificar</text:span><text:span text:style-name="Default_20_Paragraph_20_Font"> </text:span><text:span text:style-name="Default_20_Paragraph_20_Font">la</text:span><text:span text:style-name="Default_20_Paragraph_20_Font"> </text:span><text:span text:style-name="Default_20_Paragraph_20_Font">información</text:span><text:span text:style-name="Default_20_Paragraph_20_Font"> </text:span><text:span text:style-name="Default_20_Paragraph_20_Font">referente</text:span><text:span text:style-name="Default_20_Paragraph_20_Font"> </text:span><text:span text:style-name="Default_20_Paragraph_20_Font">a</text:span><text:span text:style-name="Default_20_Paragraph_20_Font"> </text:span><text:span text:style-name="Default_20_Paragraph_20_Font">una</text:span><text:span text:style-name="Default_20_Paragraph_20_Font"> </text:span><text:span text:style-name="Default_20_Paragraph_20_Font">ruta</text:span><text:span text:style-name="Default_20_Paragraph_20_Font">, </text:span><text:span text:style-name="Default_20_Paragraph_20_Font">esto</text:span><text:span text:style-name="Default_20_Paragraph_20_Font"> </text:span><text:span text:style-name="Default_20_Paragraph_20_Font">por</text:span><text:span text:style-name="Default_20_Paragraph_20_Font"> </text:span><text:span text:style-name="Default_20_Paragraph_20_Font">parte</text:span><text:span text:style-name="Default_20_Paragraph_20_Font"> </text:span><text:span text:style-name="Default_20_Paragraph_20_Font">del</text:span><text:span text:style-name="Default_20_Paragraph_20_Font"> </text:span><text:span text:style-name="Default_20_Paragraph_20_Font">director</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 </text:span><text:span text:style-name="Default_20_Paragraph_20_Font">finalmente</text:span><text:span text:style-name="Default_20_Paragraph_20_Font"> </text:span><text:span text:style-name="Default_20_Paragraph_20_Font">permite</text:span><text:span text:style-name="Default_20_Paragraph_20_Font"> </text:span><text:span text:style-name="Default_20_Paragraph_20_Font">eliminar</text:span><text:span text:style-name="Default_20_Paragraph_20_Font"> </text:span><text:span text:style-name="Default_20_Paragraph_20_Font">una</text:span><text:span text:style-name="Default_20_Paragraph_20_Font"> </text:span><text:span text:style-name="Default_20_Paragraph_20_Font">ruta</text:span><text:span text:style-name="Default_20_Paragraph_20_Font"> </text:span><text:span text:style-name="Default_20_Paragraph_20_Font">cuando</text:span><text:span text:style-name="Default_20_Paragraph_20_Font"> </text:span><text:span text:style-name="Default_20_Paragraph_20_Font">así</text:span><text:span text:style-name="Default_20_Paragraph_20_Font"> </text:span><text:span text:style-name="Default_20_Paragraph_20_Font">se</text:span><text:span text:style-name="Default_20_Paragraph_20_Font"> </text:span><text:span text:style-name="Default_20_Paragraph_20_Font">decida</text:span><text:span text:style-name="Default_20_Paragraph_20_Font">.</text:span></text:p>
        </text:list-item>
        <text:list-item>
          <text:p text:style-name="P36"><text:span text:style-name="Default_20_Paragraph_20_Font">Administrar</text:span><text:span text:style-name="Default_20_Paragraph_20_Font"> </text:span><text:span text:style-name="Default_20_Paragraph_20_Font">buses</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guardará</text:span><text:span text:style-name="Default_20_Paragraph_20_Font"> </text:span><text:span text:style-name="Default_20_Paragraph_20_Font">información</text:span><text:span text:style-name="Default_20_Paragraph_20_Font"> </text:span><text:span text:style-name="Default_20_Paragraph_20_Font">de</text:span><text:span text:style-name="Default_20_Paragraph_20_Font"> </text:span><text:span text:style-name="Default_20_Paragraph_20_Font">los</text:span><text:span text:style-name="Default_20_Paragraph_20_Font"> </text:span><text:span text:style-name="Default_20_Paragraph_20_Font">buse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ingresen</text:span><text:span text:style-name="Default_20_Paragraph_20_Font">, </text:span><text:span text:style-name="Default_20_Paragraph_20_Font">también</text:span><text:span text:style-name="Default_20_Paragraph_20_Font"> </text:span><text:span text:style-name="Default_20_Paragraph_20_Font">a</text:span><text:span text:style-name="Default_20_Paragraph_20_Font"> </text:span><text:span text:style-name="Default_20_Paragraph_20_Font">cada</text:span><text:span text:style-name="Default_20_Paragraph_20_Font"> </text:span><text:span text:style-name="Default_20_Paragraph_20_Font">bus</text:span><text:span text:style-name="Default_20_Paragraph_20_Font"> </text:span><text:span text:style-name="Default_20_Paragraph_20_Font">le</text:span><text:span text:style-name="Default_20_Paragraph_20_Font"> </text:span><text:span text:style-name="Default_20_Paragraph_20_Font">asociará</text:span><text:span text:style-name="Default_20_Paragraph_20_Font"> </text:span><text:span text:style-name="Default_20_Paragraph_20_Font">una</text:span><text:span text:style-name="Default_20_Paragraph_20_Font"> </text:span><text:span text:style-name="Default_20_Paragraph_20_Font">ruta</text:span><text:span text:style-name="Default_20_Paragraph_20_Font">, </text:span><text:span text:style-name="Default_20_Paragraph_20_Font">y</text:span><text:span text:style-name="Default_20_Paragraph_20_Font"> </text:span><text:span text:style-name="Default_20_Paragraph_20_Font">debe</text:span><text:span text:style-name="Default_20_Paragraph_20_Font"> </text:span><text:span text:style-name="Default_20_Paragraph_20_Font">permitir</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eliminen</text:span><text:span text:style-name="Default_20_Paragraph_20_Font"> </text:span><text:span text:style-name="Default_20_Paragraph_20_Font">buses</text:span><text:span text:style-name="Default_20_Paragraph_20_Font"> </text:span><text:span text:style-name="Default_20_Paragraph_20_Font">cuando</text:span><text:span text:style-name="Default_20_Paragraph_20_Font"> </text:span><text:span text:style-name="Default_20_Paragraph_20_Font">sea</text:span><text:span text:style-name="Default_20_Paragraph_20_Font"> </text:span><text:span text:style-name="Default_20_Paragraph_20_Font">necesario</text:span><text:span text:style-name="Default_20_Paragraph_20_Font">.</text:span></text:p>
        </text:list-item>
        <text:list-item>
          <text:p text:style-name="P36"><text:span text:style-name="Default_20_Paragraph_20_Font">Control</text:span><text:span text:style-name="Default_20_Paragraph_20_Font"> </text:span><text:span text:style-name="Default_20_Paragraph_20_Font">y</text:span><text:span text:style-name="Default_20_Paragraph_20_Font"> </text:span><text:span text:style-name="Default_20_Paragraph_20_Font">seguimiento</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soporta</text:span><text:span text:style-name="Default_20_Paragraph_20_Font"> </text:span><text:span text:style-name="Default_20_Paragraph_20_Font">un</text:span><text:span text:style-name="Default_20_Paragraph_20_Font"> </text:span><text:span text:style-name="Default_20_Paragraph_20_Font">modulo</text:span><text:span text:style-name="Default_20_Paragraph_20_Font"> </text:span><text:span text:style-name="Default_20_Paragraph_20_Font">para</text:span><text:span text:style-name="Default_20_Paragraph_20_Font"> </text:span><text:span text:style-name="Default_20_Paragraph_20_Font">realizar</text:span><text:span text:style-name="Default_20_Paragraph_20_Font"> </text:span><text:span text:style-name="Default_20_Paragraph_20_Font">el</text:span><text:span text:style-name="Default_20_Paragraph_20_Font"> </text:span><text:span text:style-name="Default_20_Paragraph_20_Font">control</text:span><text:span text:style-name="Default_20_Paragraph_20_Font"> </text:span><text:span text:style-name="Default_20_Paragraph_20_Font">y</text:span><text:span text:style-name="Default_20_Paragraph_20_Font"> </text:span><text:span text:style-name="Default_20_Paragraph_20_Font">seguimiento</text:span><text:span text:style-name="Default_20_Paragraph_20_Font"> </text:span><text:span text:style-name="Default_20_Paragraph_20_Font">de</text:span><text:span text:style-name="Default_20_Paragraph_20_Font"> </text:span><text:span text:style-name="Default_20_Paragraph_20_Font">quejas</text:span><text:span text:style-name="Default_20_Paragraph_20_Font"> </text:span><text:span text:style-name="Default_20_Paragraph_20_Font">y</text:span><text:span text:style-name="Default_20_Paragraph_20_Font">/</text:span><text:span text:style-name="Default_20_Paragraph_20_Font">o</text:span><text:span text:style-name="Default_20_Paragraph_20_Font"> </text:span><text:span text:style-name="Default_20_Paragraph_20_Font">reclamos</text:span><text:span text:style-name="Default_20_Paragraph_20_Font"> </text:span><text:span text:style-name="Default_20_Paragraph_20_Font">que</text:span><text:span text:style-name="Default_20_Paragraph_20_Font"> </text:span><text:span text:style-name="Default_20_Paragraph_20_Font">realicen</text:span><text:span text:style-name="Default_20_Paragraph_20_Font"> </text:span><text:span text:style-name="Default_20_Paragraph_20_Font">los</text:span><text:span text:style-name="Default_20_Paragraph_20_Font"> </text:span><text:span text:style-name="Default_20_Paragraph_20_Font">usuarios</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 -</text:span><text:span text:style-name="Default_20_Paragraph_20_Font">pasajeros</text:span><text:span text:style-name="Default_20_Paragraph_20_Font">-.</text:span></text:p>
        </text:list-item>
        <text:list-item>
          <text:p text:style-name="P36"><text:span text:style-name="Default_20_Paragraph_20_Font">Generar</text:span><text:span text:style-name="Default_20_Paragraph_20_Font"> </text:span><text:span text:style-name="Default_20_Paragraph_20_Font">reportes</text:span><text:span text:style-name="Default_20_Paragraph_20_Font">: </text:span><text:span text:style-name="Default_20_Paragraph_20_Font">Al</text:span><text:span text:style-name="Default_20_Paragraph_20_Font"> </text:span><text:span text:style-name="Default_20_Paragraph_20_Font">finalizar</text:span><text:span text:style-name="Default_20_Paragraph_20_Font"> </text:span><text:span text:style-name="Default_20_Paragraph_20_Font">unos</text:span><text:span text:style-name="Default_20_Paragraph_20_Font"> </text:span><text:span text:style-name="Default_20_Paragraph_20_Font">periodos</text:span><text:span text:style-name="Default_20_Paragraph_20_Font"> </text:span><text:span text:style-name="Default_20_Paragraph_20_Font">estipulados</text:span><text:span text:style-name="Default_20_Paragraph_20_Font"> </text:span><text:span text:style-name="Default_20_Paragraph_20_Font">por</text:span><text:span text:style-name="Default_20_Paragraph_20_Font"> </text:span><text:span text:style-name="Default_20_Paragraph_20_Font">el</text:span><text:span text:style-name="Default_20_Paragraph_20_Font"> </text:span><text:span text:style-name="Default_20_Paragraph_20_Font">STM</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debe</text:span><text:span text:style-name="Default_20_Paragraph_20_Font"> </text:span><text:span text:style-name="Default_20_Paragraph_20_Font">generar</text:span><text:span text:style-name="Default_20_Paragraph_20_Font"> </text:span><text:span text:style-name="Default_20_Paragraph_20_Font">reportes</text:span><text:span text:style-name="Default_20_Paragraph_20_Font"> </text:span><text:span text:style-name="Default_20_Paragraph_20_Font">que</text:span><text:span text:style-name="Default_20_Paragraph_20_Font"> </text:span><text:span text:style-name="Default_20_Paragraph_20_Font">manifiesten</text:span><text:span text:style-name="Default_20_Paragraph_20_Font"> </text:span><text:span text:style-name="Default_20_Paragraph_20_Font">su</text:span><text:span text:style-name="Default_20_Paragraph_20_Font"> </text:span><text:span text:style-name="Default_20_Paragraph_20_Font">comportamiento</text:span><text:span text:style-name="Default_20_Paragraph_20_Font"> </text:span><text:span text:style-name="Default_20_Paragraph_20_Font">y</text:span><text:span text:style-name="Default_20_Paragraph_20_Font"> </text:span><text:span text:style-name="Default_20_Paragraph_20_Font">muestren</text:span><text:span text:style-name="Default_20_Paragraph_20_Font"> </text:span><text:span text:style-name="Default_20_Paragraph_20_Font">estadísticas</text:span><text:span text:style-name="Default_20_Paragraph_20_Font"> </text:span><text:span text:style-name="Default_20_Paragraph_20_Font">del</text:span><text:span text:style-name="Default_20_Paragraph_20_Font"> </text:span><text:span text:style-name="Default_20_Paragraph_20_Font">funcionamiento</text:span><text:span text:style-name="Default_20_Paragraph_20_Font"> <text:s/></text:span><text:span text:style-name="Default_20_Paragraph_20_Font">y</text:span><text:span text:style-name="Default_20_Paragraph_20_Font"> </text:span><text:span text:style-name="Default_20_Paragraph_20_Font">elementos</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text:span></text:p>
        </text:list-item>
        <text:list-item>
          <text:p text:style-name="P36"><text:span text:style-name="Default_20_Paragraph_20_Font">Gestionar tarjetas: En este modulo el sistema debe permitir el ingreso de tarjetas genéricas y personalizadas, el recaudo de ventas y recargas, manejar la información de pasajes y la eliminación de tarjetas cuando así se requiera.</text:span></text:p>
        </text:list-item>
      </text:list>
      <text:p text:style-name="P26"><text:span text:style-name="Default_20_Paragraph_20_Font"><text:span text:style-name="T1"/></text:span></text:p>
      <text:p text:style-name="P26"><text:span text:style-name="Default_20_Paragraph_20_Font"><text:span text:style-name="T1">2.4.<text:tab/>Características del usuario</text:span></text:span></text:p>
      <text:p text:style-name="P12"/>
      <text:p text:style-name="P21"><text:span text:style-name="Default_20_Paragraph_20_Font">En</text:span><text:span text:style-name="Default_20_Paragraph_20_Font"> </text:span><text:span text:style-name="Default_20_Paragraph_20_Font">SIGETI</text:span><text:span text:style-name="Default_20_Paragraph_20_Font"> </text:span><text:span text:style-name="Default_20_Paragraph_20_Font">se</text:span><text:span text:style-name="Default_20_Paragraph_20_Font"> </text:span><text:span text:style-name="Default_20_Paragraph_20_Font">identifican</text:span><text:span text:style-name="Default_20_Paragraph_20_Font"> </text:span><text:span text:style-name="Default_20_Paragraph_20_Font">dos</text:span><text:span text:style-name="Default_20_Paragraph_20_Font"> </text:span><text:span text:style-name="Default_20_Paragraph_20_Font">grandes</text:span><text:span text:style-name="Default_20_Paragraph_20_Font"> </text:span><text:span text:style-name="Default_20_Paragraph_20_Font">grupos</text:span><text:span text:style-name="Default_20_Paragraph_20_Font"> </text:span><text:span text:style-name="Default_20_Paragraph_20_Font">de</text:span><text:span text:style-name="Default_20_Paragraph_20_Font"> </text:span><text:span text:style-name="Default_20_Paragraph_20_Font">usuarios</text:span><text:span text:style-name="Default_20_Paragraph_20_Font">, </text:span><text:span text:style-name="Default_20_Paragraph_20_Font">unos</text:span><text:span text:style-name="Default_20_Paragraph_20_Font"> </text:span><text:span text:style-name="Default_20_Paragraph_20_Font">los</text:span><text:span text:style-name="Default_20_Paragraph_20_Font"> </text:span><text:span text:style-name="Default_20_Paragraph_20_Font">empleados</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 </text:span><text:span text:style-name="Default_20_Paragraph_20_Font">y</text:span><text:span text:style-name="Default_20_Paragraph_20_Font"> </text:span><text:span text:style-name="Default_20_Paragraph_20_Font">los</text:span><text:span text:style-name="Default_20_Paragraph_20_Font"> </text:span><text:span text:style-name="Default_20_Paragraph_20_Font">otros</text:span><text:span text:style-name="Default_20_Paragraph_20_Font"> </text:span><text:span text:style-name="Default_20_Paragraph_20_Font">los</text:span><text:span text:style-name="Default_20_Paragraph_20_Font"> </text:span><text:span text:style-name="Default_20_Paragraph_20_Font">pasajeros</text:span><text:span text:style-name="Default_20_Paragraph_20_Font"> </text:span><text:span text:style-name="Default_20_Paragraph_20_Font">del</text:span><text:span text:style-name="Default_20_Paragraph_20_Font"> </text:span><text:span text:style-name="Default_20_Paragraph_20_Font">STM</text:span><text:span text:style-name="Default_20_Paragraph_20_Font">.</text:span></text:p>
      <text:p text:style-name="P14"/>
      <text:p text:style-name="P21"><text:span text:style-name="Default_20_Paragraph_20_Font">Del</text:span><text:span text:style-name="Default_20_Paragraph_20_Font"> </text:span><text:span text:style-name="Default_20_Paragraph_20_Font">primer</text:span><text:span text:style-name="Default_20_Paragraph_20_Font"> </text:span><text:span text:style-name="Default_20_Paragraph_20_Font">grupo</text:span><text:span text:style-name="Default_20_Paragraph_20_Font">, </text:span><text:span text:style-name="Default_20_Paragraph_20_Font">los</text:span><text:span text:style-name="Default_20_Paragraph_20_Font"> </text:span><text:span text:style-name="Default_20_Paragraph_20_Font">empleados</text:span><text:span text:style-name="Default_20_Paragraph_20_Font"> </text:span><text:span text:style-name="Default_20_Paragraph_20_Font">tendrán</text:span><text:span text:style-name="Default_20_Paragraph_20_Font"> </text:span><text:span text:style-name="Default_20_Paragraph_20_Font">perfiles</text:span><text:span text:style-name="Default_20_Paragraph_20_Font"> </text:span><text:span text:style-name="Default_20_Paragraph_20_Font">en</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brindándole</text:span><text:span text:style-name="Default_20_Paragraph_20_Font"> </text:span><text:span text:style-name="Default_20_Paragraph_20_Font">a</text:span><text:span text:style-name="Default_20_Paragraph_20_Font"> </text:span><text:span text:style-name="Default_20_Paragraph_20_Font">cada</text:span><text:span text:style-name="Default_20_Paragraph_20_Font"> </text:span><text:span text:style-name="Default_20_Paragraph_20_Font">rol</text:span><text:span text:style-name="Default_20_Paragraph_20_Font"> </text:span><text:span text:style-name="Default_20_Paragraph_20_Font">las</text:span><text:span text:style-name="Default_20_Paragraph_20_Font"> </text:span><text:span text:style-name="Default_20_Paragraph_20_Font">funcionalidades</text:span><text:span text:style-name="Default_20_Paragraph_20_Font"> </text:span><text:span text:style-name="Default_20_Paragraph_20_Font">que</text:span><text:span text:style-name="Default_20_Paragraph_20_Font"> </text:span><text:span text:style-name="Default_20_Paragraph_20_Font">son</text:span><text:span text:style-name="Default_20_Paragraph_20_Font"> </text:span><text:span text:style-name="Default_20_Paragraph_20_Font">necesarias</text:span><text:span text:style-name="Default_20_Paragraph_20_Font"> </text:span><text:span text:style-name="Default_20_Paragraph_20_Font">para</text:span><text:span text:style-name="Default_20_Paragraph_20_Font"> </text:span><text:span text:style-name="Default_20_Paragraph_20_Font">el</text:span><text:span text:style-name="Default_20_Paragraph_20_Font"> </text:span><text:span text:style-name="Default_20_Paragraph_20_Font">cargo</text:span><text:span text:style-name="Default_20_Paragraph_20_Font">, </text:span><text:span text:style-name="Default_20_Paragraph_20_Font">este</text:span><text:span text:style-name="Default_20_Paragraph_20_Font"> </text:span><text:span text:style-name="Default_20_Paragraph_20_Font">tipo</text:span><text:span text:style-name="Default_20_Paragraph_20_Font"> </text:span><text:span text:style-name="Default_20_Paragraph_20_Font">de</text:span><text:span text:style-name="Default_20_Paragraph_20_Font"> </text:span><text:span text:style-name="Default_20_Paragraph_20_Font">usuario</text:span><text:span text:style-name="Default_20_Paragraph_20_Font"> </text:span><text:span text:style-name="Default_20_Paragraph_20_Font">tiene</text:span><text:span text:style-name="Default_20_Paragraph_20_Font"> </text:span><text:span text:style-name="Default_20_Paragraph_20_Font">una</text:span><text:span text:style-name="Default_20_Paragraph_20_Font"> </text:span><text:span text:style-name="Default_20_Paragraph_20_Font">capacitación</text:span><text:span text:style-name="Default_20_Paragraph_20_Font"> </text:span><text:span text:style-name="Default_20_Paragraph_20_Font">antes</text:span><text:span text:style-name="Default_20_Paragraph_20_Font"> </text:span><text:span text:style-name="Default_20_Paragraph_20_Font">de</text:span><text:span text:style-name="Default_20_Paragraph_20_Font"> </text:span><text:span text:style-name="Default_20_Paragraph_20_Font">usar</text:span><text:span text:style-name="Default_20_Paragraph_20_Font"> </text:span><text:span text:style-name="Default_20_Paragraph_20_Font">SIGETI</text:span><text:span text:style-name="Default_20_Paragraph_20_Font">.</text:span></text:p>
      <text:p text:style-name="P14"/>
      <text:p text:style-name="P21"><text:span text:style-name="Default_20_Paragraph_20_Font">En</text:span><text:span text:style-name="Default_20_Paragraph_20_Font"> </text:span><text:span text:style-name="Default_20_Paragraph_20_Font">el</text:span><text:span text:style-name="Default_20_Paragraph_20_Font"> </text:span><text:span text:style-name="Default_20_Paragraph_20_Font">segundo</text:span><text:span text:style-name="Default_20_Paragraph_20_Font"> </text:span><text:span text:style-name="Default_20_Paragraph_20_Font">grupo</text:span><text:span text:style-name="Default_20_Paragraph_20_Font">, </text:span><text:span text:style-name="Default_20_Paragraph_20_Font">pasajeros</text:span><text:span text:style-name="Default_20_Paragraph_20_Font">, </text:span><text:span text:style-name="Default_20_Paragraph_20_Font">estos</text:span><text:span text:style-name="Default_20_Paragraph_20_Font"> </text:span><text:span text:style-name="Default_20_Paragraph_20_Font">usuarios</text:span><text:span text:style-name="Default_20_Paragraph_20_Font"> </text:span><text:span text:style-name="Default_20_Paragraph_20_Font">cuentan</text:span><text:span text:style-name="Default_20_Paragraph_20_Font"> </text:span><text:span text:style-name="Default_20_Paragraph_20_Font">con</text:span><text:span text:style-name="Default_20_Paragraph_20_Font"> </text:span><text:span text:style-name="Default_20_Paragraph_20_Font">una</text:span><text:span text:style-name="Default_20_Paragraph_20_Font"> </text:span><text:span text:style-name="Default_20_Paragraph_20_Font">interfaz</text:span><text:span text:style-name="Default_20_Paragraph_20_Font"> </text:span><text:span text:style-name="Default_20_Paragraph_20_Font">que</text:span><text:span text:style-name="Default_20_Paragraph_20_Font"> </text:span><text:span text:style-name="Default_20_Paragraph_20_Font">les</text:span><text:span text:style-name="Default_20_Paragraph_20_Font"> </text:span><text:span text:style-name="Default_20_Paragraph_20_Font">permitirá</text:span><text:span text:style-name="Default_20_Paragraph_20_Font"> </text:span><text:span text:style-name="Default_20_Paragraph_20_Font">modificar</text:span><text:span text:style-name="Default_20_Paragraph_20_Font"> </text:span><text:span text:style-name="Default_20_Paragraph_20_Font">sus</text:span><text:span text:style-name="Default_20_Paragraph_20_Font"> </text:span><text:span text:style-name="Default_20_Paragraph_20_Font">datos</text:span><text:span text:style-name="Default_20_Paragraph_20_Font">, </text:span><text:span text:style-name="Default_20_Paragraph_20_Font">consultar</text:span><text:span text:style-name="Default_20_Paragraph_20_Font"> </text:span><text:span text:style-name="Default_20_Paragraph_20_Font">datos</text:span><text:span text:style-name="Default_20_Paragraph_20_Font">, </text:span><text:span text:style-name="Default_20_Paragraph_20_Font">consultar</text:span><text:span text:style-name="Default_20_Paragraph_20_Font"> </text:span><text:span text:style-name="Default_20_Paragraph_20_Font">rutas</text:span><text:span text:style-name="Default_20_Paragraph_20_Font"> </text:span><text:span text:style-name="Default_20_Paragraph_20_Font">que</text:span><text:span text:style-name="Default_20_Paragraph_20_Font"> </text:span><text:span text:style-name="Default_20_Paragraph_20_Font">pasan</text:span><text:span text:style-name="Default_20_Paragraph_20_Font"> </text:span><text:span text:style-name="Default_20_Paragraph_20_Font">por</text:span><text:span text:style-name="Default_20_Paragraph_20_Font"> </text:span><text:span text:style-name="Default_20_Paragraph_20_Font">determinada</text:span><text:span text:style-name="Default_20_Paragraph_20_Font"> </text:span><text:span text:style-name="Default_20_Paragraph_20_Font">estación</text:span><text:span text:style-name="Default_20_Paragraph_20_Font">, </text:span><text:span text:style-name="Default_20_Paragraph_20_Font">estos</text:span><text:span text:style-name="Default_20_Paragraph_20_Font"> </text:span><text:span text:style-name="Default_20_Paragraph_20_Font">usuarios</text:span><text:span text:style-name="Default_20_Paragraph_20_Font"> </text:span><text:span text:style-name="Default_20_Paragraph_20_Font">no</text:span><text:span text:style-name="Default_20_Paragraph_20_Font"> </text:span><text:span text:style-name="Default_20_Paragraph_20_Font">requieren</text:span><text:span text:style-name="Default_20_Paragraph_20_Font"> </text:span><text:span text:style-name="Default_20_Paragraph_20_Font">capacitación</text:span><text:span text:style-name="Default_20_Paragraph_20_Font"> </text:span><text:span text:style-name="Default_20_Paragraph_20_Font">para</text:span><text:span text:style-name="Default_20_Paragraph_20_Font"> </text:span><text:span text:style-name="Default_20_Paragraph_20_Font">usar</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sin</text:span><text:span text:style-name="Default_20_Paragraph_20_Font"> </text:span><text:span text:style-name="Default_20_Paragraph_20_Font">embargo</text:span><text:span text:style-name="Default_20_Paragraph_20_Font"> </text:span><text:span text:style-name="Default_20_Paragraph_20_Font">contarán</text:span><text:span text:style-name="Default_20_Paragraph_20_Font"> </text:span><text:span text:style-name="Default_20_Paragraph_20_Font">con</text:span><text:span text:style-name="Default_20_Paragraph_20_Font"> </text:span><text:span text:style-name="Default_20_Paragraph_20_Font">una</text:span><text:span text:style-name="Default_20_Paragraph_20_Font"> </text:span><text:span text:style-name="Default_20_Paragraph_20_Font">ayuda</text:span><text:span text:style-name="Default_20_Paragraph_20_Font"> </text:span><text:span text:style-name="Default_20_Paragraph_20_Font">en</text:span><text:span text:style-name="Default_20_Paragraph_20_Font"> </text:span><text:span text:style-name="Default_20_Paragraph_20_Font">linea</text:span><text:span text:style-name="Default_20_Paragraph_20_Font"> (</text:span><text:span text:style-name="Default_20_Paragraph_20_Font">Internet</text:span><text:span text:style-name="Default_20_Paragraph_20_Font">) </text:span><text:span text:style-name="Default_20_Paragraph_20_Font">por</text:span><text:span text:style-name="Default_20_Paragraph_20_Font"> </text:span><text:span text:style-name="Default_20_Paragraph_20_Font">si</text:span><text:span text:style-name="Default_20_Paragraph_20_Font"> </text:span><text:span text:style-name="Default_20_Paragraph_20_Font">así</text:span><text:span text:style-name="Default_20_Paragraph_20_Font"> </text:span><text:span text:style-name="Default_20_Paragraph_20_Font">lo</text:span><text:span text:style-name="Default_20_Paragraph_20_Font"> </text:span><text:span text:style-name="Default_20_Paragraph_20_Font">requieren</text:span><text:span text:style-name="Default_20_Paragraph_20_Font">. </text:span></text:p>
      <text:p text:style-name="P14"/>
      <text:p text:style-name="P21"><text:span text:style-name="Default_20_Paragraph_20_Font">Ambos usuarios necesitan tener conocimientos mínimos en el uso de internet.</text:span></text:p>
      <text:p text:style-name="P26"><text:span text:style-name="Default_20_Paragraph_20_Font"/></text:p>
      <text:p text:style-name="P26"><text:span text:style-name="Default_20_Paragraph_20_Font"/></text:p>
      <text:p text:style-name="P26"><text:span text:style-name="Default_20_Paragraph_20_Font"/></text:p>
      <text:p text:style-name="P26"><text:span text:style-name="Default_20_Paragraph_20_Font"/></text:p>
      <text:p text:style-name="P26"><text:soft-page-break/><text:span text:style-name="Default_20_Paragraph_20_Font"><text:span text:style-name="T1">2.5.<text:tab/>Restricciones</text:span></text:span></text:p>
      <text:p text:style-name="P5"/>
      <text:p text:style-name="P21"><text:span text:style-name="Default_20_Paragraph_20_Font">El</text:span><text:span text:style-name="Default_20_Paragraph_20_Font"> </text:span><text:span text:style-name="Default_20_Paragraph_20_Font">desarrollo</text:span><text:span text:style-name="Default_20_Paragraph_20_Font"> </text:span><text:span text:style-name="Default_20_Paragraph_20_Font">SIGETI</text:span><text:span text:style-name="Default_20_Paragraph_20_Font"> </text:span><text:span text:style-name="Default_20_Paragraph_20_Font">esta</text:span><text:span text:style-name="Default_20_Paragraph_20_Font"> </text:span><text:span text:style-name="Default_20_Paragraph_20_Font">enmarcado</text:span><text:span text:style-name="Default_20_Paragraph_20_Font"> </text:span><text:span text:style-name="Default_20_Paragraph_20_Font">en</text:span><text:span text:style-name="Default_20_Paragraph_20_Font"> </text:span><text:span text:style-name="Default_20_Paragraph_20_Font">un</text:span><text:span text:style-name="Default_20_Paragraph_20_Font"> </text:span><text:span text:style-name="Default_20_Paragraph_20_Font">conjunto</text:span><text:span text:style-name="Default_20_Paragraph_20_Font"> </text:span><text:span text:style-name="Default_20_Paragraph_20_Font">de</text:span><text:span text:style-name="Default_20_Paragraph_20_Font"> </text:span><text:span text:style-name="Default_20_Paragraph_20_Font">estándares</text:span><text:span text:style-name="Default_20_Paragraph_20_Font"> <text:s/></text:span><text:span text:style-name="Default_20_Paragraph_20_Font">y</text:span><text:span text:style-name="Default_20_Paragraph_20_Font"> </text:span><text:span text:style-name="Default_20_Paragraph_20_Font">restriccione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han</text:span><text:span text:style-name="Default_20_Paragraph_20_Font"> </text:span><text:span text:style-name="Default_20_Paragraph_20_Font">de</text:span><text:span text:style-name="Default_20_Paragraph_20_Font"> </text:span><text:span text:style-name="Default_20_Paragraph_20_Font">especificar</text:span><text:span text:style-name="Default_20_Paragraph_20_Font"> </text:span><text:span text:style-name="Default_20_Paragraph_20_Font">en</text:span><text:span text:style-name="Default_20_Paragraph_20_Font"> </text:span><text:span text:style-name="Default_20_Paragraph_20_Font">esta</text:span><text:span text:style-name="Default_20_Paragraph_20_Font"> </text:span><text:span text:style-name="Default_20_Paragraph_20_Font">sección</text:span><text:span text:style-name="Default_20_Paragraph_20_Font">.</text:span></text:p>
      <text:p text:style-name="P14"/>
      <text:p text:style-name="P21"><text:span text:style-name="Default_20_Paragraph_20_Font">Las</text:span><text:span text:style-name="Default_20_Paragraph_20_Font"> </text:span><text:span text:style-name="Default_20_Paragraph_20_Font">interfaces</text:span><text:span text:style-name="Default_20_Paragraph_20_Font"> </text:span><text:span text:style-name="Default_20_Paragraph_20_Font">web</text:span><text:span text:style-name="Default_20_Paragraph_20_Font"> </text:span><text:span text:style-name="Default_20_Paragraph_20_Font">deben</text:span><text:span text:style-name="Default_20_Paragraph_20_Font"> </text:span><text:span text:style-name="Default_20_Paragraph_20_Font">estar</text:span><text:span text:style-name="Default_20_Paragraph_20_Font"> </text:span><text:span text:style-name="Default_20_Paragraph_20_Font">bajo</text:span><text:span text:style-name="Default_20_Paragraph_20_Font"> </text:span><text:span text:style-name="Default_20_Paragraph_20_Font">la</text:span><text:span text:style-name="Default_20_Paragraph_20_Font"> </text:span><text:span text:style-name="Default_20_Paragraph_20_Font">licencia</text:span><text:span text:style-name="Default_20_Paragraph_20_Font"> </text:span><text:span text:style-name="Default_20_Paragraph_20_Font">GPL</text:span><text:span text:style-name="Default_20_Paragraph_20_Font">.</text:span><text:span text:style-name="Default_20_Paragraph_20_Font"> </text:span></text:p>
      <text:p text:style-name="P14"/>
      <text:p text:style-name="P21"><text:span text:style-name="Default_20_Paragraph_20_Font">SIGETI</text:span><text:span text:style-name="Default_20_Paragraph_20_Font"> </text:span><text:span text:style-name="Default_20_Paragraph_20_Font">será</text:span><text:span text:style-name="Default_20_Paragraph_20_Font"> </text:span><text:span text:style-name="Default_20_Paragraph_20_Font">desarrollado</text:span><text:span text:style-name="Default_20_Paragraph_20_Font"> </text:span><text:span text:style-name="Default_20_Paragraph_20_Font">en</text:span><text:span text:style-name="Default_20_Paragraph_20_Font"> </text:span><text:span text:style-name="Default_20_Paragraph_20_Font">JSP</text:span><text:span text:style-name="Default_20_Paragraph_20_Font">, </text:span><text:span text:style-name="Default_20_Paragraph_20_Font">usando</text:span><text:span text:style-name="Default_20_Paragraph_20_Font"> </text:span><text:span text:style-name="Default_20_Paragraph_20_Font">los</text:span><text:span text:style-name="Default_20_Paragraph_20_Font"> </text:span><text:span text:style-name="Default_20_Paragraph_20_Font">protocolos</text:span><text:span text:style-name="Default_20_Paragraph_20_Font"> </text:span><text:span text:style-name="Default_20_Paragraph_20_Font">http</text:span><text:span text:style-name="Default_20_Paragraph_20_Font"> </text:span><text:span text:style-name="Default_20_Paragraph_20_Font">y</text:span><text:span text:style-name="Default_20_Paragraph_20_Font"> </text:span><text:span text:style-name="Default_20_Paragraph_20_Font">tcp</text:span><text:span text:style-name="Default_20_Paragraph_20_Font">. </text:span><text:span text:style-name="Default_20_Paragraph_20_Font">El</text:span><text:span text:style-name="Default_20_Paragraph_20_Font"> </text:span><text:span text:style-name="Default_20_Paragraph_20_Font">desarrollo</text:span><text:span text:style-name="Default_20_Paragraph_20_Font"> </text:span><text:span text:style-name="Default_20_Paragraph_20_Font">del</text:span><text:span text:style-name="Default_20_Paragraph_20_Font"> </text:span><text:span text:style-name="Default_20_Paragraph_20_Font">código</text:span><text:span text:style-name="Default_20_Paragraph_20_Font"> </text:span><text:span text:style-name="Default_20_Paragraph_20_Font">llevará</text:span><text:span text:style-name="Default_20_Paragraph_20_Font"> </text:span><text:span text:style-name="Default_20_Paragraph_20_Font">el</text:span><text:span text:style-name="Default_20_Paragraph_20_Font"> </text:span><text:span text:style-name="Default_20_Paragraph_20_Font">estándar</text:span><text:span text:style-name="Default_20_Paragraph_20_Font"> </text:span><text:span text:style-name="Default_20_Paragraph_20_Font">Pear</text:span><text:note text:id="ftn5" text:note-class="footnote"><text:note-citation>1</text:note-citation><text:note-body><text:p text:style-name="P2"><text:span text:style-name="Default_20_Paragraph_20_Font"><text:span text:style-name="T2"><text:s/></text:span></text:span><text:span text:style-name="Default_20_Paragraph_20_Font"><text:span text:style-name="T2">http</text:span></text:span><text:span text:style-name="Default_20_Paragraph_20_Font"><text:span text:style-name="T2">://</text:span></text:span><text:span text:style-name="Default_20_Paragraph_20_Font"><text:span text:style-name="T2">pear</text:span></text:span><text:span text:style-name="Default_20_Paragraph_20_Font"><text:span text:style-name="T2">.</text:span></text:span><text:span text:style-name="Default_20_Paragraph_20_Font"><text:span text:style-name="T2">php</text:span></text:span><text:span text:style-name="Default_20_Paragraph_20_Font"><text:span text:style-name="T2">.</text:span></text:span><text:span text:style-name="Default_20_Paragraph_20_Font"><text:span text:style-name="T2">net</text:span></text:span><text:span text:style-name="Default_20_Paragraph_20_Font"><text:span text:style-name="T2">/</text:span></text:span><text:span text:style-name="Default_20_Paragraph_20_Font"><text:span text:style-name="T2">manual</text:span></text:span><text:span text:style-name="Default_20_Paragraph_20_Font"><text:span text:style-name="T2">/</text:span></text:span><text:span text:style-name="Default_20_Paragraph_20_Font"><text:span text:style-name="T2">en</text:span></text:span><text:span text:style-name="Default_20_Paragraph_20_Font"><text:span text:style-name="T2">/</text:span></text:span><text:span text:style-name="Default_20_Paragraph_20_Font"><text:span text:style-name="T2">standards</text:span></text:span><text:span text:style-name="Default_20_Paragraph_20_Font"><text:span text:style-name="T2">.</text:span></text:span><text:span text:style-name="Default_20_Paragraph_20_Font"><text:span text:style-name="T2">php</text:span></text:span></text:p></text:note-body></text:note><text:span text:style-name="Default_20_Paragraph_20_Font"> </text:span><text:span text:style-name="Default_20_Paragraph_20_Font">en</text:span><text:span text:style-name="Default_20_Paragraph_20_Font"> </text:span><text:span text:style-name="Default_20_Paragraph_20_Font">su</text:span><text:span text:style-name="Default_20_Paragraph_20_Font"> </text:span><text:span text:style-name="Default_20_Paragraph_20_Font">mayoría</text:span><text:span text:style-name="Default_20_Paragraph_20_Font">. </text:span><text:span text:style-name="Default_20_Paragraph_20_Font">A</text:span><text:span text:style-name="Default_20_Paragraph_20_Font"> </text:span><text:span text:style-name="Default_20_Paragraph_20_Font">continuación</text:span><text:span text:style-name="Default_20_Paragraph_20_Font"> </text:span><text:span text:style-name="Default_20_Paragraph_20_Font">la</text:span><text:span text:style-name="Default_20_Paragraph_20_Font"> </text:span><text:span text:style-name="Default_20_Paragraph_20_Font">lista</text:span><text:span text:style-name="Default_20_Paragraph_20_Font"> </text:span><text:span text:style-name="Default_20_Paragraph_20_Font">de</text:span><text:span text:style-name="Default_20_Paragraph_20_Font"> </text:span><text:span text:style-name="Default_20_Paragraph_20_Font">sentencia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acogerán</text:span><text:span text:style-name="Default_20_Paragraph_20_Font"> </text:span><text:span text:style-name="Default_20_Paragraph_20_Font">a</text:span><text:span text:style-name="Default_20_Paragraph_20_Font"> </text:span><text:span text:style-name="Default_20_Paragraph_20_Font">este</text:span><text:span text:style-name="Default_20_Paragraph_20_Font"> </text:span><text:span text:style-name="Default_20_Paragraph_20_Font">estándar</text:span><text:span text:style-name="Default_20_Paragraph_20_Font">:</text:span></text:p>
      <text:p text:style-name="P13"/>
      <text:list xml:id="list936986495" text:style-name="LS15">
        <text:list-item>
          <text:p text:style-name="P37"><text:span text:style-name="Default_20_Paragraph_20_Font">Identación</text:span></text:p>
        </text:list-item>
        <text:list-item>
          <text:p text:style-name="P37"><text:span text:style-name="Default_20_Paragraph_20_Font">Estructuras</text:span><text:span text:style-name="Default_20_Paragraph_20_Font"> </text:span><text:span text:style-name="Default_20_Paragraph_20_Font">de</text:span><text:span text:style-name="Default_20_Paragraph_20_Font"> </text:span><text:span text:style-name="Default_20_Paragraph_20_Font">control</text:span></text:p>
        </text:list-item>
        <text:list-item>
          <text:p text:style-name="P37"><text:span text:style-name="Default_20_Paragraph_20_Font">Llamadas</text:span><text:span text:style-name="Default_20_Paragraph_20_Font"> </text:span><text:span text:style-name="Default_20_Paragraph_20_Font">a</text:span><text:span text:style-name="Default_20_Paragraph_20_Font"> </text:span><text:span text:style-name="Default_20_Paragraph_20_Font">funciones</text:span></text:p>
        </text:list-item>
        <text:list-item>
          <text:p text:style-name="P37"><text:span text:style-name="Default_20_Paragraph_20_Font">Definición</text:span><text:span text:style-name="Default_20_Paragraph_20_Font"> </text:span><text:span text:style-name="Default_20_Paragraph_20_Font">de</text:span><text:span text:style-name="Default_20_Paragraph_20_Font"> </text:span><text:span text:style-name="Default_20_Paragraph_20_Font">clases</text:span></text:p>
        </text:list-item>
        <text:list-item>
          <text:p text:style-name="P37"><text:span text:style-name="Default_20_Paragraph_20_Font">Definición</text:span><text:span text:style-name="Default_20_Paragraph_20_Font"> </text:span><text:span text:style-name="Default_20_Paragraph_20_Font">de</text:span><text:span text:style-name="Default_20_Paragraph_20_Font"> </text:span><text:span text:style-name="Default_20_Paragraph_20_Font">funciones</text:span></text:p>
        </text:list-item>
        <text:list-item>
          <text:p text:style-name="P37"><text:span text:style-name="Default_20_Paragraph_20_Font">Arreglos</text:span></text:p>
        </text:list-item>
      </text:list>
      <text:p text:style-name="P14"/>
      <text:p text:style-name="P21"><text:span text:style-name="Default_20_Paragraph_20_Font">Las</text:span><text:span text:style-name="Default_20_Paragraph_20_Font"> </text:span><text:span text:style-name="Default_20_Paragraph_20_Font">contraseña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deban</text:span><text:span text:style-name="Default_20_Paragraph_20_Font"> </text:span><text:span text:style-name="Default_20_Paragraph_20_Font">incluir</text:span><text:span text:style-name="Default_20_Paragraph_20_Font"> </text:span><text:span text:style-name="Default_20_Paragraph_20_Font">en</text:span><text:span text:style-name="Default_20_Paragraph_20_Font"> </text:span><text:span text:style-name="Default_20_Paragraph_20_Font">la</text:span><text:span text:style-name="Default_20_Paragraph_20_Font"> </text:span><text:span text:style-name="Default_20_Paragraph_20_Font">base</text:span><text:span text:style-name="Default_20_Paragraph_20_Font"> </text:span><text:span text:style-name="Default_20_Paragraph_20_Font">de</text:span><text:span text:style-name="Default_20_Paragraph_20_Font"> </text:span><text:span text:style-name="Default_20_Paragraph_20_Font">datos</text:span><text:span text:style-name="Default_20_Paragraph_20_Font"> </text:span><text:span text:style-name="Default_20_Paragraph_20_Font">serán</text:span><text:span text:style-name="Default_20_Paragraph_20_Font"> </text:span><text:span text:style-name="Default_20_Paragraph_20_Font">guardadas</text:span><text:span text:style-name="Default_20_Paragraph_20_Font"> </text:span><text:span text:style-name="Default_20_Paragraph_20_Font">aplicándole</text:span><text:span text:style-name="Default_20_Paragraph_20_Font"> </text:span><text:span text:style-name="Default_20_Paragraph_20_Font">el</text:span><text:span text:style-name="Default_20_Paragraph_20_Font"> </text:span><text:span text:style-name="Default_20_Paragraph_20_Font">algoritmo</text:span><text:span text:style-name="Default_20_Paragraph_20_Font"> </text:span><text:span text:style-name="Default_20_Paragraph_20_Font">criptográfico</text:span><text:span text:style-name="Default_20_Paragraph_20_Font"> </text:span><text:span text:style-name="Default_20_Paragraph_20_Font">MD</text:span><text:span text:style-name="Default_20_Paragraph_20_Font">5. </text:span></text:p>
      <text:p text:style-name="P14"/>
      <text:p text:style-name="P21"><text:span text:style-name="Default_20_Paragraph_20_Font">Los</text:span><text:span text:style-name="Default_20_Paragraph_20_Font"> </text:span><text:span text:style-name="Default_20_Paragraph_20_Font">reportes</text:span><text:span text:style-name="Default_20_Paragraph_20_Font"> </text:span><text:span text:style-name="Default_20_Paragraph_20_Font">generados</text:span><text:span text:style-name="Default_20_Paragraph_20_Font"> </text:span><text:span text:style-name="Default_20_Paragraph_20_Font">por</text:span><text:span text:style-name="Default_20_Paragraph_20_Font"> </text:span><text:span text:style-name="Default_20_Paragraph_20_Font">SIGETI</text:span><text:span text:style-name="Default_20_Paragraph_20_Font"> </text:span><text:span text:style-name="Default_20_Paragraph_20_Font">deben</text:span><text:span text:style-name="Default_20_Paragraph_20_Font"> </text:span><text:span text:style-name="Default_20_Paragraph_20_Font">cumplir</text:span><text:span text:style-name="Default_20_Paragraph_20_Font"> </text:span><text:span text:style-name="Default_20_Paragraph_20_Font">que</text:span><text:span text:style-name="Default_20_Paragraph_20_Font"> </text:span><text:span text:style-name="Default_20_Paragraph_20_Font">sean</text:span><text:span text:style-name="Default_20_Paragraph_20_Font"> </text:span><text:span text:style-name="Default_20_Paragraph_20_Font">en</text:span><text:span text:style-name="Default_20_Paragraph_20_Font"> </text:span><text:span text:style-name="Default_20_Paragraph_20_Font">formato</text:span><text:span text:style-name="Default_20_Paragraph_20_Font"> </text:span><text:span text:style-name="Default_20_Paragraph_20_Font">pdf</text:span><text:span text:style-name="Default_20_Paragraph_20_Font">.</text:span></text:p>
      <text:p text:style-name="P14"/>
      <text:p text:style-name="P21"><text:span text:style-name="Default_20_Paragraph_20_Font">SIGETI se desarrollará aplicando la metodología RUP, y se usara el lenguaje UML para las especificaciones de documentación de la fase de diseño, la versión de UML será la 2.0.</text:span></text:p>
      <text:p text:style-name="P26"><text:span text:style-name="Default_20_Paragraph_20_Font"><text:span text:style-name="T1"/></text:span></text:p>
      <text:p text:style-name="P26"><text:span text:style-name="Default_20_Paragraph_20_Font"><text:span text:style-name="T1">2.6.<text:tab/>Atenciones y dependencias</text:span></text:span></text:p>
      <text:p text:style-name="P2"/>
      <text:p text:style-name="P21"><text:span text:style-name="Default_20_Paragraph_20_Font">Aquí</text:span><text:span text:style-name="Default_20_Paragraph_20_Font"> </text:span><text:span text:style-name="Default_20_Paragraph_20_Font">se</text:span><text:span text:style-name="Default_20_Paragraph_20_Font"> </text:span><text:span text:style-name="Default_20_Paragraph_20_Font">enuncian</text:span><text:span text:style-name="Default_20_Paragraph_20_Font"> </text:span><text:span text:style-name="Default_20_Paragraph_20_Font">algunas</text:span><text:span text:style-name="Default_20_Paragraph_20_Font"> </text:span><text:span text:style-name="Default_20_Paragraph_20_Font">de</text:span><text:span text:style-name="Default_20_Paragraph_20_Font"> </text:span><text:span text:style-name="Default_20_Paragraph_20_Font">las</text:span><text:span text:style-name="Default_20_Paragraph_20_Font"> </text:span><text:span text:style-name="Default_20_Paragraph_20_Font">situaciones</text:span><text:span text:style-name="Default_20_Paragraph_20_Font"> </text:span><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deben</text:span><text:span text:style-name="Default_20_Paragraph_20_Font"> </text:span><text:span text:style-name="Default_20_Paragraph_20_Font">dar</text:span><text:span text:style-name="Default_20_Paragraph_20_Font"> </text:span><text:span text:style-name="Default_20_Paragraph_20_Font">para</text:span><text:span text:style-name="Default_20_Paragraph_20_Font"> </text:span><text:span text:style-name="Default_20_Paragraph_20_Font">el</text:span><text:span text:style-name="Default_20_Paragraph_20_Font"> </text:span><text:span text:style-name="Default_20_Paragraph_20_Font">correcto</text:span><text:span text:style-name="Default_20_Paragraph_20_Font"> </text:span><text:span text:style-name="Default_20_Paragraph_20_Font">funcionamiento</text:span><text:span text:style-name="Default_20_Paragraph_20_Font"> </text:span><text:span text:style-name="Default_20_Paragraph_20_Font">de</text:span><text:span text:style-name="Default_20_Paragraph_20_Font"> </text:span><text:span text:style-name="Default_20_Paragraph_20_Font">SIGETI</text:span><text:span text:style-name="Default_20_Paragraph_20_Font"> </text:span><text:span text:style-name="Default_20_Paragraph_20_Font">la</text:span><text:span text:style-name="Default_20_Paragraph_20_Font"> </text:span><text:span text:style-name="Default_20_Paragraph_20_Font">carencia</text:span><text:span text:style-name="Default_20_Paragraph_20_Font"> </text:span><text:span text:style-name="Default_20_Paragraph_20_Font">de</text:span><text:span text:style-name="Default_20_Paragraph_20_Font"> </text:span><text:span text:style-name="Default_20_Paragraph_20_Font">estas</text:span><text:span text:style-name="Default_20_Paragraph_20_Font"> </text:span><text:span text:style-name="Default_20_Paragraph_20_Font">situaciones</text:span><text:span text:style-name="Default_20_Paragraph_20_Font"> </text:span><text:span text:style-name="Default_20_Paragraph_20_Font">puede</text:span><text:span text:style-name="Default_20_Paragraph_20_Font"> </text:span><text:span text:style-name="Default_20_Paragraph_20_Font">hacer</text:span><text:span text:style-name="Default_20_Paragraph_20_Font"> </text:span><text:span text:style-name="Default_20_Paragraph_20_Font">que</text:span><text:span text:style-name="Default_20_Paragraph_20_Font"> </text:span><text:span text:style-name="Default_20_Paragraph_20_Font">los</text:span><text:span text:style-name="Default_20_Paragraph_20_Font"> </text:span><text:span text:style-name="Default_20_Paragraph_20_Font">requerimientos</text:span><text:span text:style-name="Default_20_Paragraph_20_Font"> </text:span><text:span text:style-name="Default_20_Paragraph_20_Font">especificados</text:span><text:span text:style-name="Default_20_Paragraph_20_Font"> </text:span><text:span text:style-name="Default_20_Paragraph_20_Font">en</text:span><text:span text:style-name="Default_20_Paragraph_20_Font"> </text:span><text:span text:style-name="Default_20_Paragraph_20_Font">este</text:span><text:span text:style-name="Default_20_Paragraph_20_Font"> </text:span><text:span text:style-name="Default_20_Paragraph_20_Font">documento</text:span><text:span text:style-name="Default_20_Paragraph_20_Font"> </text:span><text:span text:style-name="Default_20_Paragraph_20_Font">SIGETI</text:span><text:span text:style-name="Default_20_Paragraph_20_Font">-</text:span><text:span text:style-name="Default_20_Paragraph_20_Font">SRS</text:span><text:span text:style-name="Default_20_Paragraph_20_Font"> </text:span><text:span text:style-name="Default_20_Paragraph_20_Font">deban</text:span><text:span text:style-name="Default_20_Paragraph_20_Font"> </text:span><text:span text:style-name="Default_20_Paragraph_20_Font">cambiar</text:span><text:span text:style-name="Default_20_Paragraph_20_Font">.</text:span></text:p>
      <text:p text:style-name="P14"/>
      <text:list xml:id="list177946183" text:style-name="LS17">
        <text:list-item>
          <text:p text:style-name="P35"><text:span text:style-name="Default_20_Paragraph_20_Font">Que</text:span><text:span text:style-name="Default_20_Paragraph_20_Font"> </text:span><text:span text:style-name="Default_20_Paragraph_20_Font">el</text:span><text:span text:style-name="Default_20_Paragraph_20_Font"> </text:span><text:span text:style-name="Default_20_Paragraph_20_Font">acceso</text:span><text:span text:style-name="Default_20_Paragraph_20_Font"> </text:span><text:span text:style-name="Default_20_Paragraph_20_Font">a</text:span><text:span text:style-name="Default_20_Paragraph_20_Font"> </text:span><text:span text:style-name="Default_20_Paragraph_20_Font">Internet</text:span><text:span text:style-name="Default_20_Paragraph_20_Font"> </text:span><text:span text:style-name="Default_20_Paragraph_20_Font">presente</text:span><text:span text:style-name="Default_20_Paragraph_20_Font"> </text:span><text:span text:style-name="Default_20_Paragraph_20_Font">caidas</text:span><text:span text:style-name="Default_20_Paragraph_20_Font"> (</text:span><text:span text:style-name="Default_20_Paragraph_20_Font">ausencia</text:span><text:span text:style-name="Default_20_Paragraph_20_Font"> </text:span><text:span text:style-name="Default_20_Paragraph_20_Font">del</text:span><text:span text:style-name="Default_20_Paragraph_20_Font"> </text:span><text:span text:style-name="Default_20_Paragraph_20_Font">servicio</text:span><text:span text:style-name="Default_20_Paragraph_20_Font">) </text:span><text:span text:style-name="Default_20_Paragraph_20_Font">mientras</text:span><text:span text:style-name="Default_20_Paragraph_20_Font"> </text:span><text:span text:style-name="Default_20_Paragraph_20_Font">se</text:span><text:span text:style-name="Default_20_Paragraph_20_Font"> </text:span><text:span text:style-name="Default_20_Paragraph_20_Font">esta</text:span><text:span text:style-name="Default_20_Paragraph_20_Font"> </text:span><text:span text:style-name="Default_20_Paragraph_20_Font">realizando</text:span><text:span text:style-name="Default_20_Paragraph_20_Font"> </text:span><text:span text:style-name="Default_20_Paragraph_20_Font">una</text:span><text:span text:style-name="Default_20_Paragraph_20_Font"> </text:span><text:span text:style-name="Default_20_Paragraph_20_Font">operación</text:span><text:span text:style-name="Default_20_Paragraph_20_Font"> </text:span><text:span text:style-name="Default_20_Paragraph_20_Font">administrativa</text:span><text:span text:style-name="Default_20_Paragraph_20_Font">.</text:span></text:p>
        </text:list-item>
        <text:list-item>
          <text:p text:style-name="P35"><text:span text:style-name="Default_20_Paragraph_20_Font">Se</text:span><text:span text:style-name="Default_20_Paragraph_20_Font"> </text:span><text:span text:style-name="Default_20_Paragraph_20_Font">realicen</text:span><text:span text:style-name="Default_20_Paragraph_20_Font"> </text:span><text:span text:style-name="Default_20_Paragraph_20_Font">intentos</text:span><text:span text:style-name="Default_20_Paragraph_20_Font"> </text:span><text:span text:style-name="Default_20_Paragraph_20_Font">de</text:span><text:span text:style-name="Default_20_Paragraph_20_Font"> </text:span><text:span text:style-name="Default_20_Paragraph_20_Font">inyección</text:span><text:span text:style-name="Default_20_Paragraph_20_Font"> </text:span><text:span text:style-name="Default_20_Paragraph_20_Font">de</text:span><text:span text:style-name="Default_20_Paragraph_20_Font"> </text:span><text:span text:style-name="Default_20_Paragraph_20_Font">código</text:span><text:span text:style-name="Default_20_Paragraph_20_Font"> </text:span><text:span text:style-name="Default_20_Paragraph_20_Font">malintencionado</text:span><text:span text:style-name="Default_20_Paragraph_20_Font"> </text:span><text:span text:style-name="Default_20_Paragraph_20_Font">por</text:span><text:span text:style-name="Default_20_Paragraph_20_Font"> </text:span><text:span text:style-name="Default_20_Paragraph_20_Font">parte</text:span><text:span text:style-name="Default_20_Paragraph_20_Font"> </text:span><text:span text:style-name="Default_20_Paragraph_20_Font">de</text:span><text:span text:style-name="Default_20_Paragraph_20_Font"> </text:span><text:span text:style-name="Default_20_Paragraph_20_Font">los</text:span><text:span text:style-name="Default_20_Paragraph_20_Font"> </text:span><text:span text:style-name="Default_20_Paragraph_20_Font">usuarios</text:span><text:span text:style-name="Default_20_Paragraph_20_Font">.</text:span></text:p>
        </text:list-item>
        <text:list-item>
          <text:p text:style-name="P35"><text:span text:style-name="Default_20_Paragraph_20_Font">Que</text:span><text:span text:style-name="Default_20_Paragraph_20_Font"> </text:span><text:span text:style-name="Default_20_Paragraph_20_Font">se</text:span><text:span text:style-name="Default_20_Paragraph_20_Font"> </text:span><text:span text:style-name="Default_20_Paragraph_20_Font">realicen</text:span><text:span text:style-name="Default_20_Paragraph_20_Font"> </text:span><text:span text:style-name="Default_20_Paragraph_20_Font">ataques</text:span><text:span text:style-name="Default_20_Paragraph_20_Font"> </text:span><text:span text:style-name="Default_20_Paragraph_20_Font">DOS</text:span><text:span text:style-name="Default_20_Paragraph_20_Font"> - </text:span><text:span text:style-name="Default_20_Paragraph_20_Font">DDOS</text:span><text:span text:style-name="Default_20_Paragraph_20_Font">.</text:span></text:p>
        </text:list-item>
        <text:list-item>
          <text:p text:style-name="P35"><text:span text:style-name="Default_20_Paragraph_20_Font">Que la infraestructura de red del STM presente fallos.</text:span></text:p>
        </text:list-item>
      </text:list>
      <text:p text:style-name="P40"><text:span text:style-name="Default_20_Paragraph_20_Font"/></text:p>
      <text:p text:style-name="P28"><text:soft-page-break/><text:span text:style-name="Default_20_Paragraph_20_Font"><text:span text:style-name="T1">3.<text:tab/>Los requisitos específicos</text:span></text:span></text:p>
      <text:p text:style-name="P30"><text:span text:style-name="Default_20_Paragraph_20_Font"><text:span text:style-name="T1"><text:tab/>3.1.<text:tab/>Requerimientos referentes a tarjetas</text:span></text:span></text:p>
      <text:p text:style-name="P30"><text:span text:style-name="Default_20_Paragraph_20_Font"><text:span text:style-name="T1"><text:tab/>3.2.<text:tab/>Requerimientos referentes a buses,rutas y estaciones</text:span></text:span></text:p>
      <text:p text:style-name="P30"><text:span text:style-name="Default_20_Paragraph_20_Font"><text:span text:style-name="T1"><text:tab/>3.3.<text:tab/>Requerimientos referentes a empleados</text:span></text:span></text:p>
      <text:p text:style-name="P30"><text:span text:style-name="Default_20_Paragraph_20_Font"><text:span text:style-name="T1"><text:tab/>3.4.<text:tab/>Requerimientos referentes a reclamos</text:span></text:span></text:p>
      <text:p text:style-name="P30"><text:span text:style-name="Default_20_Paragraph_20_Font"><text:span text:style-name="T1"><text:tab/>3.5.<text:tab/>Requerimientos referentes a reportes</text:span></text:span></text:p>
      <text:p text:style-name="P6"><text:span text:style-name="Default_20_Paragraph_20_Font"><text:span text:style-name="T1">4.<text:tab/>Los requerimientos no funcionales</text:span></text:span></text:p>
      <text:p text:style-name="P6"><text:span text:style-name="Default_20_Paragraph_20_Font"><text:span text:style-name="T1">5.<text:tab/>Lista de chequeo de requerimientos funcionales</text:span></text:span></text:p>
      <text:p text:style-name="P6"><text:span text:style-name="Default_20_Paragraph_20_Font"><text:span text:style-name="T1">6.<text:tab/>La matriz de chequeo de requerimientos funcionales</text:span></text:span></text:p>
      <text:p text:style-name="P6"><text:span text:style-name="Default_20_Paragraph_20_Font"><text:span text:style-name="T1">7.<text:tab/>Lista de chequeo de requerimientos no funcionales</text:span></text:span></text:p>
      <text:p text:style-name="P25"><text:span text:style-name="Default_20_Paragraph_20_Font"><text:span text:style-name="T1">8.<text:tab/>Lista de verificación de requerimientos no funcionales</text:span></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pitch="variable" style:font-charset="x-symbol"/>
    <style:font-face style:name="Courier New" svg:font-family="'Courier New'" style:font-family-generic="modern" style:font-pitch="fixed"/>
    <style:font-face style:name="Nimbus Mono L" svg:font-family="'Nimbus Mono L'" style:font-family-generic="modern" style:font-pitch="fixed"/>
    <style:font-face style:name="Kedage" svg:font-family="Kedage" style:font-pitch="variable"/>
    <style:font-face style:name="Purisa" svg:font-family="Purisa" style:font-pitch="variable"/>
    <style:font-face style:name="Sawasdee" svg:font-family="Sawasdee" style:font-pitch="variable"/>
    <style:font-face style:name="URW Palladio L" svg:font-family="'URW Palladio L'" style:font-pitch="variable"/>
    <style:font-face style:name="Umpush" svg:font-family="Umpush" style:font-pitch="variable"/>
    <style:font-face style:name="UnBatang" svg:font-family="UnBatang" style:font-pitch="variable"/>
    <style:font-face style:name="UnDotum" svg:font-family="UnDotum" style:font-pitch="variable"/>
    <style:font-face style:name="Vemana2000" svg:font-family="Vemana2000" style:font-pitch="variable"/>
    <style:font-face style:name="DejaVu Serif Condensed" svg:font-family="'DejaVu Serif Condensed'"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LS_5f_1_5f_0" style:display-name="LLS_1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1" style:display-name="LLS_1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2" style:display-name="LLS_1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3" style:display-name="LLS_1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4" style:display-name="LLS_1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5" style:display-name="LLS_1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6" style:display-name="LLS_1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7" style:display-name="LLS_1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_5f_8" style:display-name="LLS_1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0" style:display-name="LLS_2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1" style:display-name="LLS_2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2" style:display-name="LLS_2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3" style:display-name="LLS_2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4" style:display-name="LLS_2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5" style:display-name="LLS_2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6" style:display-name="LLS_2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7" style:display-name="LLS_2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2_5f_8" style:display-name="LLS_2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0" style:display-name="LLS_3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1" style:display-name="LLS_3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2" style:display-name="LLS_3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3" style:display-name="LLS_3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4" style:display-name="LLS_3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5" style:display-name="LLS_3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6" style:display-name="LLS_3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7" style:display-name="LLS_3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8" style:display-name="LLS_3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0" style:display-name="LLS_4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1" style:display-name="LLS_4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2" style:display-name="LLS_4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3" style:display-name="LLS_4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4" style:display-name="LLS_4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5" style:display-name="LLS_4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6" style:display-name="LLS_4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7" style:display-name="LLS_4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8" style:display-name="LLS_4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1" style:display-name="LLS_6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2" style:display-name="LLS_6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3" style:display-name="LLS_6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4" style:display-name="LLS_6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5" style:display-name="LLS_6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6" style:display-name="LLS_6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7" style:display-name="LLS_6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8" style:display-name="LLS_6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1" style:display-name="LLS_8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2" style:display-name="LLS_8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3" style:display-name="LLS_8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4" style:display-name="LLS_8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5" style:display-name="LLS_8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6" style:display-name="LLS_8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7" style:display-name="LLS_8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8" style:display-name="LLS_8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0" style:display-name="LLS_9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1" style:display-name="LLS_9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2" style:display-name="LLS_9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3" style:display-name="LLS_9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4" style:display-name="LLS_9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5" style:display-name="LLS_9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6" style:display-name="LLS_9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7" style:display-name="LLS_9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8" style:display-name="LLS_9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0" style:display-name="LLS_10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1" style:display-name="LLS_10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2" style:display-name="LLS_10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3" style:display-name="LLS_10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4" style:display-name="LLS_10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5" style:display-name="LLS_10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6" style:display-name="LLS_10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7" style:display-name="LLS_10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0_5f_8" style:display-name="LLS_10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0" style:display-name="LLS_11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1" style:display-name="LLS_11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2" style:display-name="LLS_11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3" style:display-name="LLS_11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4" style:display-name="LLS_11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5" style:display-name="LLS_11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6" style:display-name="LLS_11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7" style:display-name="LLS_11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8" style:display-name="LLS_11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1" style:display-name="LLS_13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2" style:display-name="LLS_13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3" style:display-name="LLS_13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4" style:display-name="LLS_13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5" style:display-name="LLS_13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6" style:display-name="LLS_13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7" style:display-name="LLS_13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8" style:display-name="LLS_13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0" style:display-name="LLS_14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1" style:display-name="LLS_14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2" style:display-name="LLS_14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3" style:display-name="LLS_14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4" style:display-name="LLS_14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5" style:display-name="LLS_14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6" style:display-name="LLS_14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7" style:display-name="LLS_14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8" style:display-name="LLS_14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5_5f_0" style:display-name="LLS_1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1" style:display-name="LLS_1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2" style:display-name="LLS_1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3" style:display-name="LLS_1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4" style:display-name="LLS_1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5" style:display-name="LLS_1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6" style:display-name="LLS_1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7" style:display-name="LLS_1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8" style:display-name="LLS_1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0" style:display-name="LLS_16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1" style:display-name="LLS_16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2" style:display-name="LLS_16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3" style:display-name="LLS_16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4" style:display-name="LLS_16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5" style:display-name="LLS_16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6" style:display-name="LLS_16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7" style:display-name="LLS_16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6_5f_8" style:display-name="LLS_16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7_5f_0" style:display-name="LLS_1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1" style:display-name="LLS_1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2" style:display-name="LLS_1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3" style:display-name="LLS_1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4" style:display-name="LLS_1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5" style:display-name="LLS_1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6" style:display-name="LLS_1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7" style:display-name="LLS_1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8" style:display-name="LLS_1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905cm" text:min-label-width="0.635cm"/>
      </text:list-level-style-number>
      <text:list-level-style-number text:level="3" text:style-name="Numbering_20_Symbols" style:num-prefix=" " style:num-suffix=" " style:num-format="1" text:display-levels="3">
        <style:list-level-properties text:min-label-width="3.81cm" text:min-label-distance="0.318cm" fo:text-align="end"/>
      </text:list-level-style-number>
      <text:list-level-style-number text:level="4" text:style-name="Numbering_20_Symbols" style:num-prefix=" " style:num-suffix=" " style:num-format="1" text:display-levels="4">
        <style:list-level-properties text:space-before="4.445cm" text:min-label-width="0.635cm"/>
      </text:list-level-style-number>
      <text:list-level-style-number text:level="5" text:style-name="Numbering_20_Symbols" style:num-prefix=" " style:num-suffix=" " style:num-format="1" text:display-levels="5">
        <style:list-level-properties text:space-before="5.715cm" text:min-label-width="0.635cm"/>
      </text:list-level-style-number>
      <text:list-level-style-number text:level="6" text:style-name="Numbering_20_Symbols" style:num-prefix=" " style:num-suffix=" " style:num-format="1" text:display-levels="6">
        <style:list-level-properties text:min-label-width="7.62cm" text:min-label-distance="0.318cm" fo:text-align="end"/>
      </text:list-level-style-number>
      <text:list-level-style-number text:level="7" text:style-name="Numbering_20_Symbols" style:num-prefix=" " style:num-suffix=" " style:num-format="1" text:display-levels="7">
        <style:list-level-properties text:space-before="8.255cm" text:min-label-width="0.635cm"/>
      </text:list-level-style-number>
      <text:list-level-style-number text:level="8" text:style-name="Numbering_20_Symbols" style:num-prefix=" " style:num-suffix=" " style:num-format="1" text:display-levels="8">
        <style:list-level-properties text:space-before="9.525cm" text:min-label-width="0.635cm"/>
      </text:list-level-style-number>
      <text:list-level-style-number text:level="9" text:style-name="Numbering_20_Symbols" style:num-prefix=" " style:num-suffix=" " style:num-format="1" text:display-levels="9">
        <style:list-level-properties text:min-label-width="11.43cm" text:min-label-distance="0.318cm" fo:text-align="end"/>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LS_5f_2_5f_0" style:num-suffix="." style:num-format="1">
        <style:list-level-properties text:space-before="0.635cm" text:min-label-width="0.635cm"/>
      </text:list-level-style-number>
      <text:list-level-style-number text:level="2" text:style-name="LLS_5f_2_5f_1" style:num-suffix="." style:num-format="a">
        <style:list-level-properties text:space-before="1.905cm" text:min-label-width="0.635cm"/>
      </text:list-level-style-number>
      <text:list-level-style-number text:level="3" text:style-name="LLS_5f_2_5f_2" style:num-suffix="." style:num-format="i">
        <style:list-level-properties text:min-label-width="3.81cm" text:min-label-distance="0.318cm" fo:text-align="end"/>
      </text:list-level-style-number>
      <text:list-level-style-number text:level="4" text:style-name="LLS_5f_2_5f_3" style:num-suffix="." style:num-format="1">
        <style:list-level-properties text:space-before="4.445cm" text:min-label-width="0.635cm"/>
      </text:list-level-style-number>
      <text:list-level-style-number text:level="5" text:style-name="LLS_5f_2_5f_4" style:num-suffix="." style:num-format="a">
        <style:list-level-properties text:space-before="5.715cm" text:min-label-width="0.635cm"/>
      </text:list-level-style-number>
      <text:list-level-style-number text:level="6" text:style-name="LLS_5f_2_5f_5" style:num-suffix="." style:num-format="i">
        <style:list-level-properties text:min-label-width="7.62cm" text:min-label-distance="0.318cm" fo:text-align="end"/>
      </text:list-level-style-number>
      <text:list-level-style-number text:level="7" text:style-name="LLS_5f_2_5f_6" style:num-suffix="." style:num-format="1">
        <style:list-level-properties text:space-before="8.255cm" text:min-label-width="0.635cm"/>
      </text:list-level-style-number>
      <text:list-level-style-number text:level="8" text:style-name="LLS_5f_2_5f_7" style:num-suffix="." style:num-format="a">
        <style:list-level-properties text:space-before="9.525cm" text:min-label-width="0.635cm"/>
      </text:list-level-style-number>
      <text:list-level-style-number text:level="9" text:style-name="LLS_5f_2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LS_5f_3_5f_0" style:num-suffix="." style:num-format="1">
        <style:list-level-properties text:space-before="0.635cm" text:min-label-width="0.635cm"/>
      </text:list-level-style-number>
      <text:list-level-style-number text:level="2" text:style-name="LLS_5f_3_5f_1" style:num-suffix="." style:num-format="a">
        <style:list-level-properties text:space-before="1.905cm" text:min-label-width="0.635cm"/>
      </text:list-level-style-number>
      <text:list-level-style-number text:level="3" text:style-name="LLS_5f_3_5f_2" style:num-suffix="." style:num-format="i">
        <style:list-level-properties text:min-label-width="3.81cm" text:min-label-distance="0.318cm" fo:text-align="end"/>
      </text:list-level-style-number>
      <text:list-level-style-number text:level="4" text:style-name="LLS_5f_3_5f_3" style:num-suffix="." style:num-format="1">
        <style:list-level-properties text:space-before="4.445cm" text:min-label-width="0.635cm"/>
      </text:list-level-style-number>
      <text:list-level-style-number text:level="5" text:style-name="LLS_5f_3_5f_4" style:num-suffix="." style:num-format="a">
        <style:list-level-properties text:space-before="5.715cm" text:min-label-width="0.635cm"/>
      </text:list-level-style-number>
      <text:list-level-style-number text:level="6" text:style-name="LLS_5f_3_5f_5" style:num-suffix="." style:num-format="i">
        <style:list-level-properties text:min-label-width="7.62cm" text:min-label-distance="0.318cm" fo:text-align="end"/>
      </text:list-level-style-number>
      <text:list-level-style-number text:level="7" text:style-name="LLS_5f_3_5f_6" style:num-suffix="." style:num-format="1">
        <style:list-level-properties text:space-before="8.255cm" text:min-label-width="0.635cm"/>
      </text:list-level-style-number>
      <text:list-level-style-number text:level="8" text:style-name="LLS_5f_3_5f_7" style:num-suffix="." style:num-format="a">
        <style:list-level-properties text:space-before="9.525cm" text:min-label-width="0.635cm"/>
      </text:list-level-style-number>
      <text:list-level-style-number text:level="9" text:style-name="LLS_5f_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LS_5f_4_5f_0" style:num-suffix="." style:num-format="1">
        <style:list-level-properties text:space-before="0.635cm" text:min-label-width="0.635cm"/>
      </text:list-level-style-number>
      <text:list-level-style-number text:level="2" text:style-name="LLS_5f_4_5f_1" style:num-suffix="." style:num-format="a">
        <style:list-level-properties text:space-before="1.905cm" text:min-label-width="0.635cm"/>
      </text:list-level-style-number>
      <text:list-level-style-number text:level="3" text:style-name="LLS_5f_4_5f_2" style:num-suffix="." style:num-format="i">
        <style:list-level-properties text:min-label-width="3.81cm" text:min-label-distance="0.318cm" fo:text-align="end"/>
      </text:list-level-style-number>
      <text:list-level-style-number text:level="4" text:style-name="LLS_5f_4_5f_3" style:num-suffix="." style:num-format="1">
        <style:list-level-properties text:space-before="4.445cm" text:min-label-width="0.635cm"/>
      </text:list-level-style-number>
      <text:list-level-style-number text:level="5" text:style-name="LLS_5f_4_5f_4" style:num-suffix="." style:num-format="a">
        <style:list-level-properties text:space-before="5.715cm" text:min-label-width="0.635cm"/>
      </text:list-level-style-number>
      <text:list-level-style-number text:level="6" text:style-name="LLS_5f_4_5f_5" style:num-suffix="." style:num-format="i">
        <style:list-level-properties text:min-label-width="7.62cm" text:min-label-distance="0.318cm" fo:text-align="end"/>
      </text:list-level-style-number>
      <text:list-level-style-number text:level="7" text:style-name="LLS_5f_4_5f_6" style:num-suffix="." style:num-format="1">
        <style:list-level-properties text:space-before="8.255cm" text:min-label-width="0.635cm"/>
      </text:list-level-style-number>
      <text:list-level-style-number text:level="8" text:style-name="LLS_5f_4_5f_7" style:num-suffix="." style:num-format="a">
        <style:list-level-properties text:space-before="9.525cm" text:min-label-width="0.635cm"/>
      </text:list-level-style-number>
      <text:list-level-style-number text:level="9" text:style-name="LLS_5f_4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LS_5f_6_5f_0" style:num-suffix="." style:num-format="1">
        <style:list-level-properties text:space-before="0.635cm" text:min-label-width="0.635cm"/>
      </text:list-level-style-number>
      <text:list-level-style-number text:level="2" text:style-name="LLS_5f_6_5f_1" style:num-suffix="." style:num-format="a">
        <style:list-level-properties text:space-before="1.905cm" text:min-label-width="0.635cm"/>
      </text:list-level-style-number>
      <text:list-level-style-number text:level="3" text:style-name="LLS_5f_6_5f_2" style:num-suffix="." style:num-format="i">
        <style:list-level-properties text:min-label-width="3.81cm" text:min-label-distance="0.318cm" fo:text-align="end"/>
      </text:list-level-style-number>
      <text:list-level-style-number text:level="4" text:style-name="LLS_5f_6_5f_3" style:num-suffix="." style:num-format="1">
        <style:list-level-properties text:space-before="4.445cm" text:min-label-width="0.635cm"/>
      </text:list-level-style-number>
      <text:list-level-style-number text:level="5" text:style-name="LLS_5f_6_5f_4" style:num-suffix="." style:num-format="a">
        <style:list-level-properties text:space-before="5.715cm" text:min-label-width="0.635cm"/>
      </text:list-level-style-number>
      <text:list-level-style-number text:level="6" text:style-name="LLS_5f_6_5f_5" style:num-suffix="." style:num-format="i">
        <style:list-level-properties text:min-label-width="7.62cm" text:min-label-distance="0.318cm" fo:text-align="end"/>
      </text:list-level-style-number>
      <text:list-level-style-number text:level="7" text:style-name="LLS_5f_6_5f_6" style:num-suffix="." style:num-format="1">
        <style:list-level-properties text:space-before="8.255cm" text:min-label-width="0.635cm"/>
      </text:list-level-style-number>
      <text:list-level-style-number text:level="8" text:style-name="LLS_5f_6_5f_7" style:num-suffix="." style:num-format="a">
        <style:list-level-properties text:space-before="9.525cm" text:min-label-width="0.635cm"/>
      </text:list-level-style-number>
      <text:list-level-style-number text:level="9" text:style-name="LLS_5f_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LS_5f_8_5f_0" style:num-suffix="." style:num-format="1">
        <style:list-level-properties text:space-before="0.635cm" text:min-label-width="0.635cm"/>
      </text:list-level-style-number>
      <text:list-level-style-number text:level="2" text:style-name="LLS_5f_8_5f_1" style:num-suffix="." style:num-format="a">
        <style:list-level-properties text:space-before="1.905cm" text:min-label-width="0.635cm"/>
      </text:list-level-style-number>
      <text:list-level-style-number text:level="3" text:style-name="LLS_5f_8_5f_2" style:num-suffix="." style:num-format="i">
        <style:list-level-properties text:min-label-width="3.81cm" text:min-label-distance="0.318cm" fo:text-align="end"/>
      </text:list-level-style-number>
      <text:list-level-style-number text:level="4" text:style-name="LLS_5f_8_5f_3" style:num-suffix="." style:num-format="1">
        <style:list-level-properties text:space-before="4.445cm" text:min-label-width="0.635cm"/>
      </text:list-level-style-number>
      <text:list-level-style-number text:level="5" text:style-name="LLS_5f_8_5f_4" style:num-suffix="." style:num-format="a">
        <style:list-level-properties text:space-before="5.715cm" text:min-label-width="0.635cm"/>
      </text:list-level-style-number>
      <text:list-level-style-number text:level="6" text:style-name="LLS_5f_8_5f_5" style:num-suffix="." style:num-format="i">
        <style:list-level-properties text:min-label-width="7.62cm" text:min-label-distance="0.318cm" fo:text-align="end"/>
      </text:list-level-style-number>
      <text:list-level-style-number text:level="7" text:style-name="LLS_5f_8_5f_6" style:num-suffix="." style:num-format="1">
        <style:list-level-properties text:space-before="8.255cm" text:min-label-width="0.635cm"/>
      </text:list-level-style-number>
      <text:list-level-style-number text:level="8" text:style-name="LLS_5f_8_5f_7" style:num-suffix="." style:num-format="a">
        <style:list-level-properties text:space-before="9.525cm" text:min-label-width="0.635cm"/>
      </text:list-level-style-number>
      <text:list-level-style-number text:level="9" text:style-name="LLS_5f_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LS_5f_9_5f_0" style:num-suffix="." style:num-format="1" text:start-value="2">
        <style:list-level-properties text:space-before="0.635cm" text:min-label-width="0.635cm"/>
      </text:list-level-style-number>
      <text:list-level-style-number text:level="2" text:style-name="LLS_5f_9_5f_1" style:num-suffix="." style:num-format="a">
        <style:list-level-properties text:space-before="1.905cm" text:min-label-width="0.635cm"/>
      </text:list-level-style-number>
      <text:list-level-style-number text:level="3" text:style-name="LLS_5f_9_5f_2" style:num-suffix="." style:num-format="i">
        <style:list-level-properties text:min-label-width="3.81cm" text:min-label-distance="0.318cm" fo:text-align="end"/>
      </text:list-level-style-number>
      <text:list-level-style-number text:level="4" text:style-name="LLS_5f_9_5f_3" style:num-suffix="." style:num-format="1">
        <style:list-level-properties text:space-before="4.445cm" text:min-label-width="0.635cm"/>
      </text:list-level-style-number>
      <text:list-level-style-number text:level="5" text:style-name="LLS_5f_9_5f_4" style:num-suffix="." style:num-format="a">
        <style:list-level-properties text:space-before="5.715cm" text:min-label-width="0.635cm"/>
      </text:list-level-style-number>
      <text:list-level-style-number text:level="6" text:style-name="LLS_5f_9_5f_5" style:num-suffix="." style:num-format="i">
        <style:list-level-properties text:min-label-width="7.62cm" text:min-label-distance="0.318cm" fo:text-align="end"/>
      </text:list-level-style-number>
      <text:list-level-style-number text:level="7" text:style-name="LLS_5f_9_5f_6" style:num-suffix="." style:num-format="1">
        <style:list-level-properties text:space-before="8.255cm" text:min-label-width="0.635cm"/>
      </text:list-level-style-number>
      <text:list-level-style-number text:level="8" text:style-name="LLS_5f_9_5f_7" style:num-suffix="." style:num-format="a">
        <style:list-level-properties text:space-before="9.525cm" text:min-label-width="0.635cm"/>
      </text:list-level-style-number>
      <text:list-level-style-number text:level="9" text:style-name="LLS_5f_9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LS_5f_10_5f_0" style:num-suffix="." style:num-format="1" text:start-value="2">
        <style:list-level-properties text:space-before="0.635cm" text:min-label-width="0.635cm"/>
      </text:list-level-style-number>
      <text:list-level-style-number text:level="2" text:style-name="LLS_5f_10_5f_1" style:num-suffix="." style:num-format="a">
        <style:list-level-properties text:space-before="1.905cm" text:min-label-width="0.635cm"/>
      </text:list-level-style-number>
      <text:list-level-style-number text:level="3" text:style-name="LLS_5f_10_5f_2" style:num-suffix="." style:num-format="i">
        <style:list-level-properties text:min-label-width="3.81cm" text:min-label-distance="0.318cm" fo:text-align="end"/>
      </text:list-level-style-number>
      <text:list-level-style-number text:level="4" text:style-name="LLS_5f_10_5f_3" style:num-suffix="." style:num-format="1">
        <style:list-level-properties text:space-before="4.445cm" text:min-label-width="0.635cm"/>
      </text:list-level-style-number>
      <text:list-level-style-number text:level="5" text:style-name="LLS_5f_10_5f_4" style:num-suffix="." style:num-format="a">
        <style:list-level-properties text:space-before="5.715cm" text:min-label-width="0.635cm"/>
      </text:list-level-style-number>
      <text:list-level-style-number text:level="6" text:style-name="LLS_5f_10_5f_5" style:num-suffix="." style:num-format="i">
        <style:list-level-properties text:min-label-width="7.62cm" text:min-label-distance="0.318cm" fo:text-align="end"/>
      </text:list-level-style-number>
      <text:list-level-style-number text:level="7" text:style-name="LLS_5f_10_5f_6" style:num-suffix="." style:num-format="1">
        <style:list-level-properties text:space-before="8.255cm" text:min-label-width="0.635cm"/>
      </text:list-level-style-number>
      <text:list-level-style-number text:level="8" text:style-name="LLS_5f_10_5f_7" style:num-suffix="." style:num-format="a">
        <style:list-level-properties text:space-before="9.525cm" text:min-label-width="0.635cm"/>
      </text:list-level-style-number>
      <text:list-level-style-number text:level="9" text:style-name="LLS_5f_10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LS_5f_11_5f_0" style:num-suffix="." style:num-format="1" text:start-value="2">
        <style:list-level-properties text:space-before="0.635cm" text:min-label-width="0.635cm"/>
      </text:list-level-style-number>
      <text:list-level-style-number text:level="2" text:style-name="LLS_5f_11_5f_1" style:num-suffix="." style:num-format="a">
        <style:list-level-properties text:space-before="1.905cm" text:min-label-width="0.635cm"/>
      </text:list-level-style-number>
      <text:list-level-style-number text:level="3" text:style-name="LLS_5f_11_5f_2" style:num-suffix="." style:num-format="i">
        <style:list-level-properties text:min-label-width="3.81cm" text:min-label-distance="0.318cm" fo:text-align="end"/>
      </text:list-level-style-number>
      <text:list-level-style-number text:level="4" text:style-name="LLS_5f_11_5f_3" style:num-suffix="." style:num-format="1">
        <style:list-level-properties text:space-before="4.445cm" text:min-label-width="0.635cm"/>
      </text:list-level-style-number>
      <text:list-level-style-number text:level="5" text:style-name="LLS_5f_11_5f_4" style:num-suffix="." style:num-format="a">
        <style:list-level-properties text:space-before="5.715cm" text:min-label-width="0.635cm"/>
      </text:list-level-style-number>
      <text:list-level-style-number text:level="6" text:style-name="LLS_5f_11_5f_5" style:num-suffix="." style:num-format="i">
        <style:list-level-properties text:min-label-width="7.62cm" text:min-label-distance="0.318cm" fo:text-align="end"/>
      </text:list-level-style-number>
      <text:list-level-style-number text:level="7" text:style-name="LLS_5f_11_5f_6" style:num-suffix="." style:num-format="1">
        <style:list-level-properties text:space-before="8.255cm" text:min-label-width="0.635cm"/>
      </text:list-level-style-number>
      <text:list-level-style-number text:level="8" text:style-name="LLS_5f_11_5f_7" style:num-suffix="." style:num-format="a">
        <style:list-level-properties text:space-before="9.525cm" text:min-label-width="0.635cm"/>
      </text:list-level-style-number>
      <text:list-level-style-number text:level="9" text:style-name="LLS_5f_1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LS_5f_13_5f_0" style:num-suffix="." style:num-format="1" text:start-value="2">
        <style:list-level-properties text:space-before="0.635cm" text:min-label-width="0.635cm"/>
      </text:list-level-style-number>
      <text:list-level-style-number text:level="2" text:style-name="LLS_5f_13_5f_1" style:num-suffix="." style:num-format="a">
        <style:list-level-properties text:space-before="1.905cm" text:min-label-width="0.635cm"/>
      </text:list-level-style-number>
      <text:list-level-style-number text:level="3" text:style-name="LLS_5f_13_5f_2" style:num-suffix="." style:num-format="i">
        <style:list-level-properties text:min-label-width="3.81cm" text:min-label-distance="0.318cm" fo:text-align="end"/>
      </text:list-level-style-number>
      <text:list-level-style-number text:level="4" text:style-name="LLS_5f_13_5f_3" style:num-suffix="." style:num-format="1">
        <style:list-level-properties text:space-before="4.445cm" text:min-label-width="0.635cm"/>
      </text:list-level-style-number>
      <text:list-level-style-number text:level="5" text:style-name="LLS_5f_13_5f_4" style:num-suffix="." style:num-format="a">
        <style:list-level-properties text:space-before="5.715cm" text:min-label-width="0.635cm"/>
      </text:list-level-style-number>
      <text:list-level-style-number text:level="6" text:style-name="LLS_5f_13_5f_5" style:num-suffix="." style:num-format="i">
        <style:list-level-properties text:min-label-width="7.62cm" text:min-label-distance="0.318cm" fo:text-align="end"/>
      </text:list-level-style-number>
      <text:list-level-style-number text:level="7" text:style-name="LLS_5f_13_5f_6" style:num-suffix="." style:num-format="1">
        <style:list-level-properties text:space-before="8.255cm" text:min-label-width="0.635cm"/>
      </text:list-level-style-number>
      <text:list-level-style-number text:level="8" text:style-name="LLS_5f_13_5f_7" style:num-suffix="." style:num-format="a">
        <style:list-level-properties text:space-before="9.525cm" text:min-label-width="0.635cm"/>
      </text:list-level-style-number>
      <text:list-level-style-number text:level="9" text:style-name="LLS_5f_1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LS_5f_14_5f_0" style:num-suffix="." style:num-format="1" text:start-value="2">
        <style:list-level-properties text:space-before="0.635cm" text:min-label-width="0.635cm"/>
      </text:list-level-style-number>
      <text:list-level-style-number text:level="2" text:style-name="LLS_5f_14_5f_1" style:num-suffix="." style:num-format="a">
        <style:list-level-properties text:space-before="1.905cm" text:min-label-width="0.635cm"/>
      </text:list-level-style-number>
      <text:list-level-style-number text:level="3" text:style-name="LLS_5f_14_5f_2" style:num-suffix="." style:num-format="i">
        <style:list-level-properties text:min-label-width="3.81cm" text:min-label-distance="0.318cm" fo:text-align="end"/>
      </text:list-level-style-number>
      <text:list-level-style-number text:level="4" text:style-name="LLS_5f_14_5f_3" style:num-suffix="." style:num-format="1">
        <style:list-level-properties text:space-before="4.445cm" text:min-label-width="0.635cm"/>
      </text:list-level-style-number>
      <text:list-level-style-number text:level="5" text:style-name="LLS_5f_14_5f_4" style:num-suffix="." style:num-format="a">
        <style:list-level-properties text:space-before="5.715cm" text:min-label-width="0.635cm"/>
      </text:list-level-style-number>
      <text:list-level-style-number text:level="6" text:style-name="LLS_5f_14_5f_5" style:num-suffix="." style:num-format="i">
        <style:list-level-properties text:min-label-width="7.62cm" text:min-label-distance="0.318cm" fo:text-align="end"/>
      </text:list-level-style-number>
      <text:list-level-style-number text:level="7" text:style-name="LLS_5f_14_5f_6" style:num-suffix="." style:num-format="1">
        <style:list-level-properties text:space-before="8.255cm" text:min-label-width="0.635cm"/>
      </text:list-level-style-number>
      <text:list-level-style-number text:level="8" text:style-name="LLS_5f_14_5f_7" style:num-suffix="." style:num-format="a">
        <style:list-level-properties text:space-before="9.525cm" text:min-label-width="0.635cm"/>
      </text:list-level-style-number>
      <text:list-level-style-number text:level="9" text:style-name="LLS_5f_14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LS_5f_15_5f_0" text:bullet-char="●">
        <style:list-level-properties text:space-before="0.635cm" text:min-label-width="0.635cm"/>
        <style:text-properties style:font-name="Arial"/>
      </text:list-level-style-bullet>
      <text:list-level-style-bullet text:level="2" text:style-name="LLS_5f_15_5f_1" text:bullet-char="○">
        <style:list-level-properties text:space-before="1.905cm" text:min-label-width="0.635cm"/>
        <style:text-properties style:font-name="Arial"/>
      </text:list-level-style-bullet>
      <text:list-level-style-bullet text:level="3" text:style-name="LLS_5f_15_5f_2" text:bullet-char="■">
        <style:list-level-properties text:min-label-width="3.81cm" text:min-label-distance="0.318cm" fo:text-align="end"/>
        <style:text-properties style:font-name="Arial"/>
      </text:list-level-style-bullet>
      <text:list-level-style-bullet text:level="4" text:style-name="LLS_5f_15_5f_3" text:bullet-char="●">
        <style:list-level-properties text:space-before="4.445cm" text:min-label-width="0.635cm"/>
        <style:text-properties style:font-name="Arial"/>
      </text:list-level-style-bullet>
      <text:list-level-style-bullet text:level="5" text:style-name="LLS_5f_15_5f_4" text:bullet-char="○">
        <style:list-level-properties text:space-before="5.715cm" text:min-label-width="0.635cm"/>
        <style:text-properties style:font-name="Arial"/>
      </text:list-level-style-bullet>
      <text:list-level-style-bullet text:level="6" text:style-name="LLS_5f_15_5f_5" text:bullet-char="■">
        <style:list-level-properties text:min-label-width="7.62cm" text:min-label-distance="0.318cm" fo:text-align="end"/>
        <style:text-properties style:font-name="Arial"/>
      </text:list-level-style-bullet>
      <text:list-level-style-bullet text:level="7" text:style-name="LLS_5f_15_5f_6" text:bullet-char="●">
        <style:list-level-properties text:space-before="8.255cm" text:min-label-width="0.635cm"/>
        <style:text-properties style:font-name="Arial"/>
      </text:list-level-style-bullet>
      <text:list-level-style-bullet text:level="8" text:style-name="LLS_5f_15_5f_7" text:bullet-char="○">
        <style:list-level-properties text:space-before="9.525cm" text:min-label-width="0.635cm"/>
        <style:text-properties style:font-name="Arial"/>
      </text:list-level-style-bullet>
      <text:list-level-style-bullet text:level="9" text:style-name="LLS_5f_1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LS_5f_16_5f_0" style:num-suffix="." style:num-format="1" text:start-value="2">
        <style:list-level-properties text:space-before="0.635cm" text:min-label-width="0.635cm"/>
      </text:list-level-style-number>
      <text:list-level-style-number text:level="2" text:style-name="LLS_5f_16_5f_1" style:num-suffix="." style:num-format="a">
        <style:list-level-properties text:space-before="1.905cm" text:min-label-width="0.635cm"/>
      </text:list-level-style-number>
      <text:list-level-style-number text:level="3" text:style-name="LLS_5f_16_5f_2" style:num-suffix="." style:num-format="i">
        <style:list-level-properties text:min-label-width="3.81cm" text:min-label-distance="0.318cm" fo:text-align="end"/>
      </text:list-level-style-number>
      <text:list-level-style-number text:level="4" text:style-name="LLS_5f_16_5f_3" style:num-suffix="." style:num-format="1">
        <style:list-level-properties text:space-before="4.445cm" text:min-label-width="0.635cm"/>
      </text:list-level-style-number>
      <text:list-level-style-number text:level="5" text:style-name="LLS_5f_16_5f_4" style:num-suffix="." style:num-format="a">
        <style:list-level-properties text:space-before="5.715cm" text:min-label-width="0.635cm"/>
      </text:list-level-style-number>
      <text:list-level-style-number text:level="6" text:style-name="LLS_5f_16_5f_5" style:num-suffix="." style:num-format="i">
        <style:list-level-properties text:min-label-width="7.62cm" text:min-label-distance="0.318cm" fo:text-align="end"/>
      </text:list-level-style-number>
      <text:list-level-style-number text:level="7" text:style-name="LLS_5f_16_5f_6" style:num-suffix="." style:num-format="1">
        <style:list-level-properties text:space-before="8.255cm" text:min-label-width="0.635cm"/>
      </text:list-level-style-number>
      <text:list-level-style-number text:level="8" text:style-name="LLS_5f_16_5f_7" style:num-suffix="." style:num-format="a">
        <style:list-level-properties text:space-before="9.525cm" text:min-label-width="0.635cm"/>
      </text:list-level-style-number>
      <text:list-level-style-number text:level="9" text:style-name="LLS_5f_1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LS_5f_17_5f_0" text:bullet-char="●">
        <style:list-level-properties text:space-before="0.635cm" text:min-label-width="0.635cm"/>
        <style:text-properties style:font-name="Arial"/>
      </text:list-level-style-bullet>
      <text:list-level-style-bullet text:level="2" text:style-name="LLS_5f_17_5f_1" text:bullet-char="○">
        <style:list-level-properties text:space-before="1.905cm" text:min-label-width="0.635cm"/>
        <style:text-properties style:font-name="Arial"/>
      </text:list-level-style-bullet>
      <text:list-level-style-bullet text:level="3" text:style-name="LLS_5f_17_5f_2" text:bullet-char="■">
        <style:list-level-properties text:min-label-width="3.81cm" text:min-label-distance="0.318cm" fo:text-align="end"/>
        <style:text-properties style:font-name="Arial"/>
      </text:list-level-style-bullet>
      <text:list-level-style-bullet text:level="4" text:style-name="LLS_5f_17_5f_3" text:bullet-char="●">
        <style:list-level-properties text:space-before="4.445cm" text:min-label-width="0.635cm"/>
        <style:text-properties style:font-name="Arial"/>
      </text:list-level-style-bullet>
      <text:list-level-style-bullet text:level="5" text:style-name="LLS_5f_17_5f_4" text:bullet-char="○">
        <style:list-level-properties text:space-before="5.715cm" text:min-label-width="0.635cm"/>
        <style:text-properties style:font-name="Arial"/>
      </text:list-level-style-bullet>
      <text:list-level-style-bullet text:level="6" text:style-name="LLS_5f_17_5f_5" text:bullet-char="■">
        <style:list-level-properties text:min-label-width="7.62cm" text:min-label-distance="0.318cm" fo:text-align="end"/>
        <style:text-properties style:font-name="Arial"/>
      </text:list-level-style-bullet>
      <text:list-level-style-bullet text:level="7" text:style-name="LLS_5f_17_5f_6" text:bullet-char="●">
        <style:list-level-properties text:space-before="8.255cm" text:min-label-width="0.635cm"/>
        <style:text-properties style:font-name="Arial"/>
      </text:list-level-style-bullet>
      <text:list-level-style-bullet text:level="8" text:style-name="LLS_5f_17_5f_7" text:bullet-char="○">
        <style:list-level-properties text:space-before="9.525cm" text:min-label-width="0.635cm"/>
        <style:text-properties style:font-name="Arial"/>
      </text:list-level-style-bullet>
      <text:list-level-style-bullet text:level="9" text:style-name="LLS_5f_1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26cm" fo:margin-left="0cm" table:align="left"/>
    </style:style>
    <style:style style:name="Tabla1.A" style:family="table-column">
      <style:table-column-properties style:column-width="3.473cm"/>
    </style:style>
    <style:style style:name="Tabla1.B" style:family="table-column">
      <style:table-column-properties style:column-width="7.821cm"/>
    </style:style>
    <style:style style:name="Tabla1.C" style:family="table-column">
      <style:table-column-properties style:column-width="5.232cm"/>
    </style:style>
    <style:style style:name="Tabla1.1" style:family="table-row">
      <style:table-row-properties style:min-row-height="1.367cm"/>
    </style:style>
    <style:style style:name="Tabla1.A1" style:family="table-cell">
      <style:table-cell-properties style:vertical-align="top" fo:padding="0.176cm" fo:border="0.035cm solid #000000"/>
    </style:style>
    <style:style style:name="Tabla1.2" style:family="table-row">
      <style:table-row-properties style:min-row-height="0.002cm"/>
    </style:style>
    <style:style style:name="Tabla1.B3" style:family="table-cell">
      <style:table-cell-properties style:vertical-align="top" fo:padding="0.176cm" fo:border-left="0.035cm solid #000000" fo:border-right="0.035cm solid #000000" fo:border-top="none" fo:border-bottom="0.035cm solid #000000"/>
    </style:style>
    <style:style style:name="M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MP3" style:family="paragraph" style:parent-style-name="Standard">
      <style:paragraph-properties fo:margin-left="0cm" fo:margin-right="0cm" fo:margin-top="0cm" fo:margin-bottom="0cm" fo:line-height="100%" fo:text-indent="0cm" style:auto-text-indent="false" fo:break-before="auto" fo:break-after="auto"/>
    </style:style>
    <style:style style:name="MP4" style:family="paragraph" style:parent-style-name="Standard">
      <style:paragraph-properties fo:margin-left="0cm" fo:margin-right="0cm" fo:margin-top="0cm" fo:margin-bottom="0cm" fo:line-height="100%" fo:text-align="start" style:justify-single-word="false" fo:text-indent="0cm" style:auto-text-indent="false"/>
    </style:style>
    <style:style style:name="MP5"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T1" style:family="text">
      <style:text-properties fo:color="#004586" style:font-name="URW Palladio L" fo:font-size="22pt" fo:font-weight="bold" style:font-size-asian="22pt" style:font-weight-asian="bold" style:font-size-complex="22pt" style:font-weight-complex="bold"/>
    </style:style>
    <style:style style:name="MT2" style:family="text">
      <style:text-properties fo:color="#0084d1" style:font-name="FreeSans" fo:font-size="20pt" fo:font-weight="normal" style:font-size-asian="20pt" style:font-weight-asian="normal" style:font-size-complex="20pt" style:font-weight-complex="normal"/>
    </style:style>
    <style:style style:name="MT3" style:family="text"/>
    <style:style style:name="M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49cm" fo:margin-bottom="1.249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column table:style-name="Tabla1.C"/>
          <table:table-row table:style-name="Tabla1.1">
            <table:table-cell table:style-name="Tabla1.A1" table:number-rows-spanned="3" office:value-type="string">
              <text:p text:style-name="MP2"><draw:frame draw:style-name="Mfr1" draw:name="gráficos1" text:anchor-type="paragraph" svg:x="0.039cm" svg:y="0.044cm" svg:width="3.043cm" svg:height="2.491cm" draw:z-index="9"><draw:image xlink:href="Pictures/1000020100000073000000536821E88B.png" xlink:type="simple" xlink:show="embed" xlink:actuate="onLoad"/></draw:frame></text:p>
            </table:table-cell>
            <table:table-cell table:style-name="Tabla1.A1" office:value-type="string">
              <text:p text:style-name="MP3"><text:span text:style-name="Default_20_Paragraph_20_Font"><text:span text:style-name="MT1">S</text:span></text:span><text:span text:style-name="Default_20_Paragraph_20_Font"><text:span text:style-name="MT2">IGETI</text:span></text:span></text:p>
            </table:table-cell>
            <table:table-cell table:style-name="Tabla1.A1" office:value-type="string">
              <text:p text:style-name="MP2"><text:span text:style-name="Default_20_Paragraph_20_Font">Documento_ID: </text:span></text:p>
              <text:p text:style-name="MP4"><text:span text:style-name="Default_20_Paragraph_20_Font">SIGETI</text:span><text:span text:style-name="Default_20_Paragraph_20_Font">-SRS</text:span></text:p>
            </table:table-cell>
          </table:table-row>
          <table:table-row table:style-name="Tabla1.2">
            <table:covered-table-cell/>
            <table:table-cell table:style-name="Tabla1.A1" table:number-rows-spanned="2" office:value-type="string">
              <text:p text:style-name="MP2"><text:span text:style-name="Default_20_Paragraph_20_Font">Documento</text:span><text:span text:style-name="Default_20_Paragraph_20_Font">: </text:span><text:span text:style-name="Default_20_Paragraph_20_Font">Especificación</text:span><text:span text:style-name="Default_20_Paragraph_20_Font"> </text:span><text:span text:style-name="Default_20_Paragraph_20_Font">de</text:span><text:span text:style-name="Default_20_Paragraph_20_Font"> </text:span><text:span text:style-name="Default_20_Paragraph_20_Font">requerimientos</text:span><text:span text:style-name="Default_20_Paragraph_20_Font"> (</text:span><text:span text:style-name="Default_20_Paragraph_20_Font">SRS</text:span><text:span text:style-name="Default_20_Paragraph_20_Font">)</text:span></text:p>
            </table:table-cell>
            <table:table-cell table:style-name="Tabla1.A1" office:value-type="string">
              <text:p text:style-name="MP2"><text:span text:style-name="Default_20_Paragraph_20_Font">versión</text:span><text:span text:style-name="Default_20_Paragraph_20_Font">: 0.1</text:span></text:p>
            </table:table-cell>
          </table:table-row>
          <table:table-row table:style-name="Tabla1.2">
            <table:covered-table-cell/>
            <table:covered-table-cell/>
            <table:table-cell table:style-name="Tabla1.B3" office:value-type="string">
              <text:p text:style-name="MP2"><text:span text:style-name="Default_20_Paragraph_20_Font">fecha</text:span><text:span text:style-name="Default_20_Paragraph_20_Font">: 10-09-11</text:span></text:p>
            </table:table-cell>
          </table:table-row>
        </table:table>
        <text:p text:style-name="MP1"/>
      </style:header>
      <style:footer>
        <text:p text:style-name="MP5"><text:span text:style-name="Default_20_Paragraph_20_Font"><text:page-number text:select-page="current">9</text:page-number></text:span><text:span text:style-name="Default_20_Paragraph_20_Font"> </text:span><text:span text:style-name="Default_20_Paragraph_20_Font">de</text:span><text:span text:style-name="Default_20_Paragraph_20_Font"> </text:span><text:span text:style-name="Default_20_Paragraph_20_Font"><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
    <meta:initial-creator/>
    <dc:creator>Maria Andrea</dc:creator>
    <meta:editing-cycles>19</meta:editing-cycles>
    <dc:date>2011-09-15T00:05:13</dc:date>
    <meta:editing-duration>PT33M5S</meta:editing-duration>
    <meta:document-statistic meta:table-count="3" meta:image-count="1" meta:object-count="0" meta:page-count="10" meta:paragraph-count="161" meta:word-count="1968" meta:character-count="13150"/>
  </office:meta>
</office:document-meta>
</file>